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776cm" fo:min-width="2.04cm"/>
      <style:paragraph-properties style:writing-mode="lr-tb"/>
    </style:style>
    <style:style style:name="gr2" style:family="graphic" style:parent-style-name="objectwithoutfill">
      <style:graphic-properties svg:stroke-width="0.053cm" svg:stroke-color="#ff0000" draw:marker-start-width="0.279cm" draw:marker-end="Arrow" draw:marker-end-width="0.379cm" draw:fill="solid" draw:textarea-vertical-align="bottom" fo:padding-top="0.151cm" fo:padding-bottom="0.151cm" fo:padding-left="0.276cm" fo:padding-right="0.276cm"/>
      <style:paragraph-properties style:writing-mode="lr-tb"/>
    </style:style>
    <style:style style:name="gr3" style:family="graphic" style:parent-style-name="objectwithoutfill">
      <style:graphic-properties svg:stroke-width="0.053cm" svg:stroke-color="#ff0000" draw:marker-start-width="0.279cm" draw:marker-end="Arrow" draw:marker-end-width="0.379cm" draw:fill="solid" draw:textarea-vertical-align="bottom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106cm" svg:stroke-color="#00a933" draw:marker-start-width="0.359cm" draw:marker-end="Arrow" draw:marker-end-width="0.459cm" draw:fill="solid" draw:textarea-vertical-align="bottom" fo:padding-top="0.178cm" fo:padding-bottom="0.178cm" fo:padding-left="0.303cm" fo:padding-right="0.303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solid" draw:textarea-vertical-align="bottom"/>
      <style:paragraph-properties style:writing-mode="lr-tb"/>
    </style:style>
    <style:style style:name="gr6" style:family="graphic" style:parent-style-name="objectwithoutfill">
      <style:graphic-properties svg:stroke-width="0.106cm" svg:stroke-color="#00a933" draw:marker-start-width="0.359cm" draw:marker-end="Arrow" draw:marker-end-width="0.459cm" draw:fill="solid" draw:textarea-vertical-align="bottom" fo:padding-top="0.178cm" fo:padding-bottom="0.178cm" fo:padding-left="0.303cm" fo:padding-right="0.303cm"/>
    </style:style>
    <style:style style:name="gr7" style:family="graphic" style:parent-style-name="objectwithoutfill">
      <style:graphic-properties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1.347cm" fo:min-width="0cm"/>
      <style:paragraph-properties style:writing-mode="lr-tb"/>
    </style:style>
    <style:style style:name="gr10" style:family="graphic" style:parent-style-name="standard">
      <style:graphic-properties draw:fill-color="#00a933" draw:textarea-horizontal-align="justify" draw:textarea-vertical-align="middle" draw:auto-grow-height="false" fo:min-height="1.782cm" fo:min-width="2.04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0.692cm" fo:min-width="0.442cm"/>
      <style:paragraph-properties style:writing-mode="lr-tb"/>
    </style:style>
    <style:style style:name="gr12" style:family="graphic" style:parent-style-name="objectwithoutfill">
      <style:graphic-properties svg:stroke-width="0.106cm" svg:stroke-color="#00a933" draw:marker-start-width="0.358cm" draw:marker-end="Arrow" draw:marker-end-width="0.458cm" draw:fill="solid" draw:textarea-vertical-align="bottom" fo:padding-top="0.177cm" fo:padding-bottom="0.177cm" fo:padding-left="0.302cm" fo:padding-right="0.302cm"/>
      <style:paragraph-properties style:writing-mode="lr-tb"/>
    </style:style>
    <style:style style:name="gr13" style:family="graphic" style:parent-style-name="standard">
      <style:graphic-properties draw:fill-color="#00a933" draw:textarea-horizontal-align="justify" draw:textarea-vertical-align="middle" draw:auto-grow-height="false" fo:min-height="0.893cm" fo:min-width="2.04cm"/>
      <style:paragraph-properties style:writing-mode="lr-tb"/>
    </style:style>
    <style:style style:name="gr14" style:family="graphic" style:parent-style-name="objectwithoutfill">
      <style:graphic-properties draw:fill="solid" draw:textarea-vertical-align="botto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fill-color="#00a933" draw:textarea-horizontal-align="justify" draw:textarea-vertical-align="middle" draw:auto-grow-height="false" fo:min-height="1.909cm" fo:min-width="2.04cm"/>
    </style:style>
    <style:style style:name="gr17" style:family="graphic" style:parent-style-name="standard">
      <style:graphic-properties draw:fill-color="#00a933" draw:textarea-horizontal-align="justify" draw:textarea-vertical-align="middle" draw:auto-grow-height="false" fo:min-height="2.798cm" fo:min-width="2.04cm"/>
    </style:style>
    <style:style style:name="gr18" style:family="graphic" style:parent-style-name="objectwithoutfill">
      <style:graphic-properties svg:stroke-width="0.106cm" svg:stroke-color="#00a933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9" style:family="graphic" style:parent-style-name="standard">
      <style:graphic-properties svg:stroke-color="#00a933" draw:fill-color="#00a933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textarea-horizontal-align="justify" draw:textarea-vertical-align="middle" draw:auto-grow-height="false" fo:min-height="6.501cm" fo:min-width="2.04cm"/>
      <style:paragraph-properties style:writing-mode="lr-tb"/>
    </style:style>
    <style:style style:name="gr21" style:family="graphic" style:parent-style-name="objectwithoutfill">
      <style:graphic-properties svg:stroke-width="0.053cm" svg:stroke-color="#ff4000" draw:marker-start-width="0.279cm" draw:marker-end="Arrow" draw:marker-end-width="0.379cm" draw:fill="solid" draw:textarea-vertical-align="bottom" fo:padding-top="0.151cm" fo:padding-bottom="0.151cm" fo:padding-left="0.276cm" fo:padding-right="0.276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6.522cm" fo:min-width="2.04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6.649cm" fo:min-width="2.04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6.555cm" fo:min-width="2.04cm"/>
      <style:paragraph-properties style:writing-mode="lr-tb"/>
    </style:style>
    <style:style style:name="gr25" style:family="graphic" style:parent-style-name="standard">
      <style:graphic-properties draw:fill-color="#00a933" draw:textarea-horizontal-align="justify" draw:textarea-vertical-align="middle" draw:auto-grow-height="false" fo:min-height="2.925cm" fo:min-width="2.04cm"/>
    </style:style>
    <style:style style:name="gr26" style:family="graphic" style:parent-style-name="standard">
      <style:graphic-properties draw:textarea-horizontal-align="justify" draw:textarea-vertical-align="middle" draw:auto-grow-height="false" fo:min-height="6.703cm" fo:min-width="2.04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6.83cm" fo:min-width="2.04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6.649cm" fo:min-width="2.063cm"/>
      <style:paragraph-properties style:writing-mode="lr-tb"/>
    </style:style>
    <style:style style:name="gr29" style:family="graphic" style:parent-style-name="objectwithoutfill">
      <style:graphic-properties svg:stroke-width="0.053cm" svg:stroke-color="#ff4000" draw:marker-start-width="0.279cm" draw:marker-end="Arrow" draw:marker-end-width="0.379cm" draw:fill="solid" draw:textarea-vertical-align="bottom" fo:padding-top="0.151cm" fo:padding-bottom="0.151cm" fo:padding-left="0.276cm" fo:padding-right="0.276cm"/>
    </style:style>
    <style:style style:name="gr30" style:family="graphic" style:parent-style-name="standard">
      <style:graphic-properties draw:textarea-horizontal-align="justify" draw:textarea-vertical-align="middle" draw:auto-grow-height="false" fo:min-height="6.628cm" fo:min-width="2.04cm"/>
      <style:paragraph-properties style:writing-mode="lr-tb"/>
    </style:style>
    <style:style style:name="gr31" style:family="graphic" style:parent-style-name="objectwithoutfill">
      <style:graphic-properties svg:stroke-width="0.053cm" svg:stroke-color="#ff0000" draw:marker-start-width="0.28cm" draw:marker-end="Arrow" draw:marker-end-width="0.38cm" draw:fill="solid" draw:textarea-vertical-align="bottom" fo:padding-top="0.152cm" fo:padding-bottom="0.152cm" fo:padding-left="0.277cm" fo:padding-right="0.277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79cm"/>
      <style:paragraph-properties style:writing-mode="lr-tb"/>
    </style:style>
    <style:style style:name="gr34" style:family="graphic" style:parent-style-name="objectwithoutfill">
      <style:graphic-properties svg:stroke-width="0.053cm" svg:stroke-color="#ff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5" style:family="graphic" style:parent-style-name="objectwithoutfill">
      <style:graphic-properties svg:stroke-width="0.053cm" svg:stroke-color="#ff4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6" style:family="graphic" style:parent-style-name="standard">
      <style:graphic-properties svg:stroke-color="#ff0000" draw:fill-color="#ff4000" draw:textarea-horizontal-align="justify" draw:textarea-vertical-align="middle" draw:auto-grow-height="false" fo:min-height="0cm" fo:min-width="0cm"/>
    </style:style>
    <style:style style:name="gr37" style:family="graphic" style:parent-style-name="standard">
      <style:graphic-properties svg:stroke-color="#ff0000" draw:fill-color="#ff0000" draw:textarea-horizontal-align="justify" draw:textarea-vertical-align="middle" draw:auto-grow-height="false" fo:min-height="0cm" fo:min-width="0cm"/>
    </style:style>
    <style:style style:name="gr38" style:family="graphic" style:parent-style-name="standard">
      <style:graphic-properties svg:stroke-color="#ff4000" draw:fill-color="#ff4000" draw:textarea-horizontal-align="justify" draw:textarea-vertical-align="middle" draw:auto-grow-height="false" fo:min-height="0cm" fo:min-width="0cm"/>
    </style:style>
    <style:style style:name="gr39" style:family="graphic" style:parent-style-name="standard">
      <style:graphic-properties svg:stroke-color="#ff4000" draw:fill-color="#ff0000" draw:textarea-horizontal-align="justify" draw:textarea-vertical-align="middle" draw:auto-grow-height="false" fo:min-height="0cm" fo:min-width="0cm"/>
    </style:style>
    <style:style style:name="gr40" style:family="graphic" style:parent-style-name="objectwithoutfill">
      <style:graphic-properties svg:stroke-width="0.053cm" svg:stroke-color="#ff4000" draw:marker-start-width="0.28cm" draw:marker-end-width="0.28cm" draw:fill="solid" draw:textarea-vertical-align="middle" fo:padding-top="0.152cm" fo:padding-bottom="0.152cm" fo:padding-left="0.277cm" fo:padding-right="0.277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2.779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5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  <style:paragraph-properties style:writing-mode="lr-tb"/>
    </style:style>
    <style:style style:name="gr44" style:family="graphic" style:parent-style-name="objectwithoutfill">
      <style:graphic-properties svg:stroke-width="0.053cm" svg:stroke-color="#ff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6cm" fo:min-width="0.705cm"/>
      <style:paragraph-properties style:writing-mode="lr-tb"/>
    </style:style>
    <style:style style:name="gr46" style:family="graphic" style:parent-style-name="standard">
      <style:graphic-properties draw:textarea-horizontal-align="justify" draw:textarea-vertical-align="middle" draw:auto-grow-height="false" fo:min-height="0.596cm" fo:min-width="0.77cm"/>
    </style:style>
    <style:style style:name="gr47" style:family="graphic" style:parent-style-name="standard">
      <style:graphic-properties draw:fill-color="#ffffff" draw:textarea-horizontal-align="justify" draw:textarea-vertical-align="middle" draw:auto-grow-height="false" fo:min-height="0.047cm" fo:min-width="0cm"/>
    </style:style>
    <style:style style:name="gr48" style:family="graphic" style:parent-style-name="objectwithoutfill">
      <style:graphic-properties svg:stroke-width="0.053cm" svg:stroke-color="#ff0000" draw:marker-start-width="0.279cm" draw:marker-end-width="0.279cm" draw:fill="solid" draw:textarea-vertical-align="bottom" fo:padding-top="0.151cm" fo:padding-bottom="0.151cm" fo:padding-left="0.276cm" fo:padding-right="0.276cm"/>
      <style:paragraph-properties style:writing-mode="lr-tb"/>
    </style:style>
    <style:style style:name="gr49" style:family="graphic" style:parent-style-name="objectwithoutfill">
      <style:graphic-properties svg:stroke-width="0.106cm" svg:stroke-color="#00a933" draw:marker-start-width="0.359cm" draw:marker-end-width="0.359cm" draw:fill="solid" draw:textarea-vertical-align="bottom" fo:padding-top="0.178cm" fo:padding-bottom="0.178cm" fo:padding-left="0.303cm" fo:padding-right="0.303cm"/>
      <style:paragraph-properties style:writing-mode="lr-tb"/>
    </style:style>
    <style:style style:name="gr50" style:family="graphic" style:parent-style-name="standard">
      <style:graphic-properties draw:fill-color="#ffffff" draw:opacity="0%" draw:textarea-horizontal-align="justify" draw:textarea-vertical-align="top" draw:auto-grow-height="false" fo:min-height="4.83cm" fo:min-width="8.39cm"/>
      <style:paragraph-properties style:writing-mode="lr-tb"/>
    </style:style>
    <style:style style:name="gr51" style:family="graphic" style:parent-style-name="standard">
      <style:graphic-properties draw:fill-color="#00a933" draw:textarea-horizontal-align="justify" draw:textarea-vertical-align="middle" draw:auto-grow-height="false" fo:min-height="1.568cm" fo:min-width="1.318cm"/>
    </style:style>
    <style:style style:name="gr52" style:family="graphic" style:parent-style-name="objectwithoutfill">
      <style:graphic-properties svg:stroke-width="0.106cm" svg:stroke-color="#00a933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53" style:family="graphic" style:parent-style-name="objectwithoutfill">
      <style:graphic-properties draw:marker-end="Arrow" draw:marker-end-width="0.3cm" draw:fill="solid" draw:textarea-vertical-align="middl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1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34cm"/>
      <style:paragraph-properties style:writing-mode="lr-tb"/>
    </style:style>
    <style:style style:name="gr56" style:family="graphic" style:parent-style-name="standard">
      <style:graphic-properties draw:fill-color="#00a933" draw:textarea-horizontal-align="justify" draw:textarea-vertical-align="middle" draw:auto-grow-height="false" fo:min-height="0.648cm" fo:min-width="0.398cm"/>
      <style:paragraph-properties style:writing-mode="lr-tb"/>
    </style:style>
    <style:style style:name="gr57" style:family="graphic" style:parent-style-name="standard">
      <style:graphic-properties draw:fill-color="#ff0000" draw:textarea-horizontal-align="justify" draw:textarea-vertical-align="middle" draw:auto-grow-height="false" fo:min-height="1.568cm" fo:min-width="1.318cm"/>
    </style:style>
    <style:style style:name="gr58" style:family="graphic" style:parent-style-name="standard">
      <style:graphic-properties draw:fill-color="#ff0000" draw:textarea-horizontal-align="justify" draw:textarea-vertical-align="middle" draw:auto-grow-height="false" fo:min-height="0.648cm" fo:min-width="0.398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51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27cm"/>
      <style:paragraph-properties style:writing-mode="lr-tb"/>
    </style:style>
    <style:style style:name="gr62" style:family="graphic" style:parent-style-name="standard">
      <style:graphic-properties draw:textarea-horizontal-align="justify" draw:textarea-vertical-align="middle" draw:auto-grow-height="false" fo:min-height="1.782cm" fo:min-width="1.024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85cm"/>
      <style:paragraph-properties style:writing-mode="lr-tb"/>
    </style:style>
    <style:style style:name="gr65" style:family="graphic" style:parent-style-name="objectwithoutfill">
      <style:graphic-properties draw:marker-end="Arrow" draw:marker-end-width="0.3cm" draw:fill="solid" draw:textarea-vertical-align="botto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23cm"/>
      <style:paragraph-properties style:writing-mode="lr-tb"/>
    </style:style>
    <style:style style:name="gr67" style:family="graphic" style:parent-style-name="standard">
      <style:graphic-properties draw:stroke="none" draw:fill="none" fo:min-height="0.789cm"/>
      <style:paragraph-properties style:writing-mode="lr-tb"/>
    </style:style>
    <style:style style:name="gr68" style:family="graphic" style:parent-style-name="standard">
      <style:graphic-properties draw:textarea-horizontal-align="justify" draw:textarea-vertical-align="middle" draw:auto-grow-height="false" fo:min-height="1.655cm" fo:min-width="1.024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0.766cm" fo:min-width="0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0.893cm" fo:min-width="0cm"/>
      <style:paragraph-properties style:writing-mode="lr-tb"/>
    </style:style>
    <style:style style:name="gr71" style:family="graphic" style:parent-style-name="standard">
      <style:graphic-properties draw:textarea-horizontal-align="justify" draw:textarea-vertical-align="middle" draw:auto-grow-height="false" fo:min-height="4.957cm" fo:min-width="2.04cm"/>
      <style:paragraph-properties style:writing-mode="lr-tb"/>
    </style:style>
    <style:style style:name="gr72" style:family="graphic" style:parent-style-name="objectwithoutfill" style:list-style-name="L1">
      <style:graphic-properties svg:stroke-width="0.053cm" svg:stroke-color="#ff0000" draw:marker-start-width="0.279cm" draw:marker-end="Arrow" draw:marker-end-width="0.379cm" draw:fill="solid" draw:textarea-vertical-align="bottom" fo:padding-top="0.151cm" fo:padding-bottom="0.151cm" fo:padding-left="0.276cm" fo:padding-right="0.276cm"/>
      <style:paragraph-properties style:writing-mode="lr-tb"/>
    </style:style>
    <style:style style:name="gr73" style:family="graphic" style:parent-style-name="objectwithoutfill">
      <style:graphic-properties svg:stroke-width="0.053cm" svg:stroke-color="#ff0000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74" style:family="graphic" style:parent-style-name="standard">
      <style:graphic-properties draw:opacity="0%" draw:textarea-horizontal-align="justify" draw:textarea-vertical-align="middle" draw:auto-grow-height="false" fo:min-height="1.782cm" fo:min-width="6.104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79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7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2cm"/>
      <style:paragraph-properties style:writing-mode="lr-tb"/>
    </style:style>
    <style:style style:name="gr78" style:family="graphic" style:parent-style-name="objectwithoutfill">
      <style:graphic-properties draw:marker-end="Arrow" draw:fill="solid" draw:textarea-vertical-align="middle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0cm"/>
      <style:paragraph-properties style:writing-mode="lr-tb"/>
    </style:style>
    <style:style style:name="gr80" style:family="graphic" style:parent-style-name="objectwithoutfill">
      <style:graphic-properties draw:stroke="dash" draw:stroke-dash="Long_20_Dash" draw:fill="solid" draw:textarea-vertical-align="middle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68cm"/>
      <style:paragraph-properties style:writing-mode="lr-tb"/>
    </style:style>
    <style:style style:name="gr83" style:family="graphic" style:parent-style-name="objectwithoutfill" style:list-style-name="L1">
      <style:graphic-properties svg:stroke-width="0.053cm" svg:stroke-color="#ff0000" draw:marker-start-width="0.279cm" draw:marker-end="Arrow" draw:marker-end-width="0.379cm" draw:fill="solid" draw:textarea-vertical-align="bottom" fo:padding-top="0.151cm" fo:padding-bottom="0.151cm" fo:padding-left="0.276cm" fo:padding-right="0.276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margin-top="0cm" fo:margin-bottom="0cm" fo:line-height="100%" fo:text-align="end" fo:text-indent="0cm"/>
    </style:style>
    <style:style style:name="P3" style:family="paragraph">
      <loext:graphic-properties draw:fill="solid"/>
      <style:paragraph-properties fo:margin-left="0cm" fo:margin-right="0cm" fo:margin-top="0cm" fo:margin-bottom="0cm" fo:line-height="100%" fo:text-align="end" fo:text-indent="0cm" style:writing-mode="lr-tb"/>
    </style:style>
    <style:style style:name="P4" style:family="paragraph">
      <loext:graphic-properties draw:fill="solid"/>
      <style:paragraph-properties fo:text-align="center" style:writing-mode="lr-tb"/>
    </style:style>
    <style:style style:name="P5" style:family="paragraph">
      <style:paragraph-properties fo:text-align="end"/>
    </style:style>
    <style:style style:name="P6" style:family="paragraph">
      <loext:graphic-properties draw:fill="solid"/>
      <style:paragraph-properties fo:text-align="end" style:writing-mode="lr-tb"/>
    </style:style>
    <style:style style:name="P7" style:family="paragraph">
      <style:paragraph-properties fo:text-align="center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-color="#00a933"/>
      <style:paragraph-properties fo:text-align="center"/>
    </style:style>
    <style:style style:name="P11" style:family="paragraph">
      <loext:graphic-properties draw:fill-color="#ffffff"/>
      <style:paragraph-properties fo:text-align="center" style:writing-mode="lr-tb"/>
    </style:style>
    <style:style style:name="P12" style:family="paragraph">
      <style:paragraph-properties fo:text-align="start"/>
    </style:style>
    <style:style style:name="P13" style:family="paragraph">
      <loext:graphic-properties draw:fill="solid"/>
      <style:paragraph-properties fo:text-align="start" style:writing-mode="lr-tb"/>
    </style:style>
    <style:style style:name="P14" style:family="paragraph">
      <loext:graphic-properties draw:fill-color="#00a933"/>
      <style:paragraph-properties fo:text-align="center" style:writing-mode="lr-tb"/>
    </style:style>
    <style:style style:name="P15" style:family="paragraph">
      <style:paragraph-properties fo:margin-left="0cm" fo:margin-right="0cm" fo:margin-top="0.5cm" fo:margin-bottom="0.5cm" fo:line-height="100%" fo:text-align="start" fo:text-indent="0cm"/>
    </style:style>
    <style:style style:name="P16" style:family="paragraph">
      <loext:graphic-properties draw:fill="solid"/>
      <style:paragraph-properties fo:margin-left="0cm" fo:margin-right="0cm" fo:margin-top="0.5cm" fo:margin-bottom="0.5cm" fo:line-height="100%" fo:text-align="start" fo:text-indent="0cm" style:writing-mode="lr-tb"/>
    </style:style>
    <style:style style:name="P17" style:family="paragraph">
      <style:paragraph-properties fo:margin-left="0cm" fo:margin-right="0cm" fo:margin-top="0cm" fo:margin-bottom="0cm" fo:line-height="100%" fo:text-align="start" fo:text-indent="0cm"/>
    </style:style>
    <style:style style:name="P18" style:family="paragraph">
      <loext:graphic-properties draw:fill="solid"/>
      <style:paragraph-properties fo:margin-left="0cm" fo:margin-right="0cm" fo:margin-top="0cm" fo:margin-bottom="0cm" fo:line-height="100%" fo:text-align="start" fo:text-indent="0cm" style:writing-mode="lr-tb"/>
    </style:style>
    <style:style style:name="P19" style:family="paragraph">
      <style:paragraph-properties fo:margin-left="0cm" fo:margin-right="0cm" fo:margin-top="0.5cm" fo:margin-bottom="0.5cm" fo:line-height="100%" fo:text-align="end" fo:text-indent="0cm"/>
    </style:style>
    <style:style style:name="P20" style:family="paragraph">
      <loext:graphic-properties draw:fill="solid"/>
      <style:paragraph-properties fo:margin-left="0cm" fo:margin-right="0cm" fo:margin-top="0.5cm" fo:margin-bottom="0.5cm" fo:line-height="100%" fo:text-align="end" fo:text-indent="0cm" style:writing-mode="lr-tb"/>
    </style:style>
    <style:style style:name="P21" style:family="paragraph">
      <loext:graphic-properties draw:fill-color="#ff4000"/>
      <style:paragraph-properties fo:text-align="center"/>
    </style:style>
    <style:style style:name="P22" style:family="paragraph">
      <loext:graphic-properties draw:fill-color="#ff0000"/>
      <style:paragraph-properties fo:text-align="center"/>
    </style:style>
    <style:style style:name="P23" style:family="paragraph">
      <loext:graphic-properties draw:fill="solid"/>
      <style:paragraph-properties fo:margin-left="0cm" fo:margin-right="0cm" fo:margin-top="0cm" fo:margin-bottom="0cm" fo:line-height="100%" fo:text-align="center" fo:text-indent="0cm" style:writing-mode="lr-tb"/>
    </style:style>
    <style:style style:name="P24" style:family="paragraph">
      <loext:graphic-properties draw:fill-color="#ffffff"/>
      <style:paragraph-properties fo:text-align="center"/>
    </style:style>
    <style:style style:name="P25" style:family="paragraph">
      <loext:graphic-properties draw:fill-color="#ffffff" draw:opacity="0%"/>
      <style:paragraph-properties fo:text-align="center" style:writing-mode="lr-tb"/>
    </style:style>
    <style:style style:name="P26" style:family="paragraph">
      <loext:graphic-properties draw:fill-color="#ff0000"/>
      <style:paragraph-properties fo:text-align="center" style:writing-mode="lr-tb"/>
    </style:style>
    <style:style style:name="P27" style:family="paragraph">
      <loext:graphic-properties draw:fill="none" draw:fill-color="#ffffff"/>
      <style:paragraph-properties style:writing-mode="lr-tb"/>
      <style:text-properties fo:font-size="10pt"/>
    </style:style>
    <style:style style:name="P28" style:family="paragraph">
      <loext:graphic-properties draw:fill="solid"/>
      <style:paragraph-properties fo:text-align="center" style:writing-mode="lr-tb"/>
      <style:text-properties fo:font-size="10pt" style:font-size-asian="10pt" style:font-size-complex="10pt"/>
    </style:style>
    <style:style style:name="P29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30" style:family="paragraph">
      <loext:graphic-properties draw:fill="none"/>
      <style:paragraph-properties style:writing-mode="lr-tb"/>
    </style:style>
    <style:style style:name="P31" style:family="paragraph">
      <style:paragraph-properties fo:margin-left="0cm" fo:margin-right="0cm" fo:margin-top="0.5cm" fo:margin-bottom="0.5cm" fo:line-height="100%" fo:text-align="center" fo:text-indent="0cm"/>
    </style:style>
    <style:style style:name="P32" style:family="paragraph">
      <loext:graphic-properties draw:fill="solid"/>
      <style:paragraph-properties fo:margin-left="0cm" fo:margin-right="0cm" fo:margin-top="0.5cm" fo:margin-bottom="0.5cm" fo:line-height="100%" fo:text-align="center" fo:text-indent="0cm" style:writing-mode="lr-tb"/>
    </style:style>
    <style:style style:name="P33" style:family="paragraph">
      <loext:graphic-properties draw:fill="solid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opacity="0%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7.026cm" svg:x="44.036cm" svg:y="6.039cm">
          <text:p text:style-name="P1">3-port</text:p>
          <text:p text:style-name="P1">cell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3.86cm" svg:y1="8.091cm" svg:x2="44.036cm" svg:y2="8.092cm">
          <text:p text:style-name="P2"><text:span text:style-name="T1">a3</text:span></text:p>
        </draw:line>
        <draw:line draw:style-name="gr3" draw:text-style-name="P4" draw:layer="layout" svg:x1="35.925cm" svg:y1="8.726cm" svg:x2="44.036cm" svg:y2="8.726cm">
          <text:p/>
        </draw:line>
        <draw:line draw:style-name="gr4" draw:text-style-name="P6" draw:layer="layout" svg:x1="37.068cm" svg:y1="9.361cm" svg:x2="44.036cm" svg:y2="9.361cm">
          <text:p text:style-name="P5">w_data</text:p>
        </draw:line>
        <draw:line draw:style-name="gr5" draw:text-style-name="P4" draw:layer="layout" svg:x1="41.513cm" svg:y1="11.668cm" svg:x2="44.053cm" svg:y2="11.668cm">
          <text:p text:style-name="P7">clk</text:p>
        </draw:line>
        <draw:line draw:style-name="gr6" draw:text-style-name="P4" draw:layer="layout" svg:x1="46.576cm" svg:y1="7.436cm" svg:x2="53.688cm" svg:y2="7.436cm">
          <text:p/>
        </draw:line>
        <draw:line draw:style-name="gr7" draw:text-style-name="P8" draw:layer="layout" svg:x1="20.431cm" svg:y1="2.27cm" svg:x2="20.05cm" svg:y2="2.27cm">
          <text:p/>
        </draw:line>
        <draw:line draw:style-name="gr7" draw:text-style-name="P8" draw:layer="layout" svg:x1="20.05cm" svg:y1="17.51cm" svg:x2="20.05cm" svg:y2="2.27cm">
          <text:p/>
        </draw:line>
        <draw:line draw:style-name="gr7" draw:text-style-name="P8" draw:layer="layout" svg:x1="20.431cm" svg:y1="17.51cm" svg:x2="20.05cm" svg:y2="17.51cm">
          <text:p/>
        </draw:line>
        <draw:frame draw:style-name="gr8" draw:text-style-name="P9" draw:layer="layout" svg:width="2.653cm" svg:height="0.962cm" svg:x="17.778cm" svg:y="9.182cm">
          <draw:text-box>
            <text:p>lane_0</text:p>
          </draw:text-box>
        </draw:frame>
        <draw:line draw:style-name="gr7" draw:text-style-name="P8" draw:layer="layout" svg:x1="36.687cm" svg:y1="3.96cm" svg:x2="36.687cm" svg:y2="3.579cm">
          <text:p/>
        </draw:line>
        <draw:line draw:style-name="gr7" draw:text-style-name="P8" draw:layer="layout" svg:x1="59.42cm" svg:y1="3.579cm" svg:x2="36.687cm" svg:y2="3.579cm">
          <text:p/>
        </draw:line>
        <draw:line draw:style-name="gr7" draw:text-style-name="P8" draw:layer="layout" svg:x1="59.42cm" svg:y1="3.96cm" svg:x2="59.42cm" svg:y2="3.579cm">
          <text:p/>
        </draw:line>
        <draw:frame draw:style-name="gr9" draw:text-style-name="P9" draw:layer="layout" svg:width="1.524cm" svg:height="1.597cm" svg:x="43.037cm" svg:y="1.943cm">
          <draw:text-box>
            <text:p>A</text:p>
          </draw:text-box>
        </draw:frame>
        <draw:custom-shape draw:style-name="gr10" draw:text-style-name="P10" draw:layer="layout" svg:width="2.54cm" svg:height="2.032cm" svg:x="27.67cm" svg:y="11.28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.332cm" svg:height="1.332cm" svg:x="28.243cm" svg:y="11.668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23.86cm" svg:y1="11.922cm" svg:x2="27.67cm" svg:y2="11.922cm">
          <text:p text:style-name="P7">w_data0</text:p>
        </draw:line>
        <draw:line draw:style-name="gr7" draw:text-style-name="P8" draw:layer="layout" svg:x1="20.431cm" svg:y1="20.05cm" svg:x2="20.05cm" svg:y2="20.05cm">
          <text:p/>
        </draw:line>
        <draw:line draw:style-name="gr7" draw:text-style-name="P8" draw:layer="layout" svg:x1="20.05cm" svg:y1="35.29cm" svg:x2="20.05cm" svg:y2="20.05cm">
          <text:p/>
        </draw:line>
        <draw:line draw:style-name="gr7" draw:text-style-name="P8" draw:layer="layout" svg:x1="20.431cm" svg:y1="35.29cm" svg:x2="20.05cm" svg:y2="35.29cm">
          <text:p/>
        </draw:line>
        <draw:frame draw:style-name="gr8" draw:text-style-name="P9" draw:layer="layout" svg:width="2.653cm" svg:height="0.962cm" svg:x="17.778cm" svg:y="26.962cm">
          <draw:text-box>
            <text:p>lane_1</text:p>
          </draw:text-box>
        </draw:frame>
        <draw:line draw:style-name="gr7" draw:text-style-name="P8" draw:layer="layout" svg:x1="20.431cm" svg:y1="37.83cm" svg:x2="20.05cm" svg:y2="37.83cm">
          <text:p/>
        </draw:line>
        <draw:line draw:style-name="gr7" draw:text-style-name="P8" draw:layer="layout" svg:x1="20.05cm" svg:y1="53.07cm" svg:x2="20.05cm" svg:y2="37.83cm">
          <text:p/>
        </draw:line>
        <draw:line draw:style-name="gr7" draw:text-style-name="P8" draw:layer="layout" svg:x1="20.431cm" svg:y1="53.07cm" svg:x2="20.05cm" svg:y2="53.07cm">
          <text:p/>
        </draw:line>
        <draw:frame draw:style-name="gr8" draw:text-style-name="P9" draw:layer="layout" svg:width="2.653cm" svg:height="0.962cm" svg:x="17.778cm" svg:y="44.742cm">
          <draw:text-box>
            <text:p>lane_2</text:p>
          </draw:text-box>
        </draw:frame>
        <draw:line draw:style-name="gr7" draw:text-style-name="P8" draw:layer="layout" svg:x1="20.417cm" svg:y1="55.61cm" svg:x2="20.036cm" svg:y2="55.61cm">
          <text:p/>
        </draw:line>
        <draw:line draw:style-name="gr7" draw:text-style-name="P8" draw:layer="layout" svg:x1="20.036cm" svg:y1="70.85cm" svg:x2="20.036cm" svg:y2="55.61cm">
          <text:p/>
        </draw:line>
        <draw:line draw:style-name="gr7" draw:text-style-name="P8" draw:layer="layout" svg:x1="20.417cm" svg:y1="70.85cm" svg:x2="20.036cm" svg:y2="70.85cm">
          <text:p/>
        </draw:line>
        <draw:frame draw:style-name="gr8" draw:text-style-name="P9" draw:layer="layout" svg:width="2.653cm" svg:height="0.962cm" svg:x="17.764cm" svg:y="62.522cm">
          <draw:text-box>
            <text:p>lane_3</text:p>
          </draw:text-box>
        </draw:frame>
        <draw:line draw:style-name="gr12" draw:text-style-name="P13" draw:layer="layout" svg:x1="103.87cm" svg:y1="6.08cm" svg:x2="109.077cm" svg:y2="6.08cm">
          <text:p text:style-name="P12">op1_data0</text:p>
        </draw:line>
        <draw:line draw:style-name="gr4" draw:text-style-name="P13" draw:layer="layout" svg:x1="103.87cm" svg:y1="7.35cm" svg:x2="109.077cm" svg:y2="7.35cm">
          <text:p text:style-name="P12">op2_data0</text:p>
        </draw:line>
        <draw:custom-shape draw:style-name="gr13" draw:text-style-name="P14" draw:layer="layout" svg:width="2.54cm" svg:height="1.143cm" svg:x="109.077cm" svg:y="5.953cm">
          <text:p text:style-name="P1">reg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2.54cm" svg:height="1.143cm" svg:x="109.077cm" svg:y="7.223cm">
          <text:p text:style-name="P1">reg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11.617cm" svg:y1="6.08cm" svg:x2="116.57cm" svg:y2="6.08cm">
          <text:p text:style-name="P7">op1_data0_reg</text:p>
        </draw:line>
        <draw:line draw:style-name="gr4" draw:text-style-name="P4" draw:layer="layout" svg:x1="111.617cm" svg:y1="7.35cm" svg:x2="116.57cm" svg:y2="7.35cm">
          <text:p text:style-name="P7">op2_data0_reg</text:p>
        </draw:line>
        <draw:line draw:style-name="gr7" draw:text-style-name="P8" draw:layer="layout" svg:x1="109.077cm" svg:y1="6.461cm" svg:x2="109.331cm" svg:y2="6.715cm">
          <text:p/>
        </draw:line>
        <draw:line draw:style-name="gr7" draw:text-style-name="P8" draw:layer="layout" svg:x1="109.077cm" svg:y1="6.969cm" svg:x2="109.331cm" svg:y2="6.715cm">
          <text:p/>
        </draw:line>
        <draw:line draw:style-name="gr7" draw:text-style-name="P8" draw:layer="layout" svg:x1="109.077cm" svg:y1="7.731cm" svg:x2="109.331cm" svg:y2="7.985cm">
          <text:p/>
        </draw:line>
        <draw:line draw:style-name="gr7" draw:text-style-name="P8" draw:layer="layout" svg:x1="109.077cm" svg:y1="8.239cm" svg:x2="109.331cm" svg:y2="7.985cm">
          <text:p/>
        </draw:line>
        <draw:line draw:style-name="gr7" draw:text-style-name="P8" draw:layer="layout" svg:x1="107.68cm" svg:y1="6.715cm" svg:x2="109.077cm" svg:y2="6.715cm">
          <text:p/>
        </draw:line>
        <draw:line draw:style-name="gr7" draw:text-style-name="P8" draw:layer="layout" svg:x1="107.68cm" svg:y1="7.985cm" svg:x2="109.077cm" svg:y2="7.985cm">
          <text:p/>
        </draw:line>
        <draw:line draw:style-name="gr7" draw:text-style-name="P8" draw:layer="layout" svg:x1="107.68cm" svg:y1="6.715cm" svg:x2="107.68cm" svg:y2="21.32cm">
          <text:p/>
        </draw:line>
        <draw:line draw:style-name="gr14" draw:text-style-name="P4" draw:layer="layout" svg:x1="103.87cm" svg:y1="21.32cm" svg:x2="107.68cm" svg:y2="21.32cm">
          <text:p text:style-name="P12">clk</text:p>
        </draw:line>
        <draw:custom-shape draw:style-name="gr15" draw:text-style-name="P7" draw:layer="layout" svg:width="0.127cm" svg:height="0.127cm" svg:x="107.621cm" svg:y="7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2.54cm" svg:height="2.159cm" svg:x="53.688cm" svg:y="6.80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.332cm" svg:height="1.332cm" svg:x="54.261cm" svg:y="7.182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draw:layer="layout" svg:width="2.54cm" svg:height="3.048cm" svg:x="49.116cm" svg:y="10.61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.332cm" svg:height="1.332cm" svg:x="49.689cm" svg:y="10.992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8" draw:layer="layout" svg:x1="26.4cm" svg:y1="14.462cm" svg:x2="26.4cm" svg:y2="12.811cm">
          <text:p/>
        </draw:line>
        <draw:line draw:style-name="gr6" draw:text-style-name="P4" draw:layer="layout" svg:x1="51.656cm" svg:y1="8.325cm" svg:x2="53.688cm" svg:y2="8.325cm">
          <text:p/>
        </draw:line>
        <draw:line draw:style-name="gr4" draw:text-style-name="P4" draw:layer="layout" svg:x1="47.084cm" svg:y1="11.881cm" svg:x2="49.116cm" svg:y2="11.881cm">
          <text:p text:style-name="P1">A1_2</text:p>
        </draw:line>
        <draw:line draw:style-name="gr4" draw:text-style-name="P4" draw:layer="layout" svg:x1="47.084cm" svg:y1="12.516cm" svg:x2="49.116cm" svg:y2="12.516cm">
          <text:p text:style-name="P1">A2_2</text:p>
        </draw:line>
        <draw:line draw:style-name="gr4" draw:text-style-name="P4" draw:layer="layout" svg:x1="47.084cm" svg:y1="13.151cm" svg:x2="49.116cm" svg:y2="13.151cm">
          <text:p text:style-name="P1">A3_2</text:p>
        </draw:line>
        <draw:custom-shape draw:style-name="gr16" draw:text-style-name="P10" draw:layer="layout" svg:width="2.54cm" svg:height="2.159cm" svg:x="49.116cm" svg:y="7.81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.332cm" svg:height="1.332cm" svg:x="49.689cm" svg:y="8.198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47.211cm" svg:y1="8.325cm" svg:x2="49.116cm" svg:y2="8.325cm">
          <text:p text:style-name="P1">A1_1</text:p>
        </draw:line>
        <draw:line draw:style-name="gr4" draw:text-style-name="P4" draw:layer="layout" svg:x1="47.211cm" svg:y1="8.96cm" svg:x2="49.116cm" svg:y2="8.96cm">
          <text:p text:style-name="P1">A2_1</text:p>
        </draw:line>
        <draw:line draw:style-name="gr4" draw:text-style-name="P4" draw:layer="layout" svg:x1="47.211cm" svg:y1="9.595cm" svg:x2="49.116cm" svg:y2="9.595cm">
          <text:p text:style-name="P1">A3_1</text:p>
        </draw:line>
        <draw:line draw:style-name="gr18" draw:text-style-name="P8" draw:layer="layout" svg:x1="52.418cm" svg:y1="8.325cm" svg:x2="52.418cm" svg:y2="14.421cm">
          <text:p/>
        </draw:line>
        <draw:custom-shape draw:style-name="gr19" draw:text-style-name="P10" draw:layer="layout" svg:width="0.328cm" svg:height="0.328cm" svg:x="52.291cm" svg:y="8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8" draw:layer="layout" svg:x1="37.068cm" svg:y1="17.51cm" svg:x2="84.693cm" svg:y2="17.51cm">
          <text:p/>
        </draw:line>
        <draw:line draw:style-name="gr18" draw:text-style-name="P8" draw:layer="layout" svg:x1="37.068cm" svg:y1="9.382cm" svg:x2="37.068cm" svg:y2="17.51cm">
          <text:p/>
        </draw:line>
        <draw:line draw:style-name="gr18" draw:text-style-name="P8" draw:layer="layout" svg:x1="46.576cm" svg:y1="10.611cm" svg:x2="47.084cm" svg:y2="10.611cm">
          <text:p/>
        </draw:line>
        <draw:line draw:style-name="gr18" draw:text-style-name="P8" draw:layer="layout" svg:x1="47.084cm" svg:y1="10.611cm" svg:x2="47.084cm" svg:y2="11.246cm">
          <text:p/>
        </draw:line>
        <draw:line draw:style-name="gr6" draw:text-style-name="P4" draw:layer="layout" svg:x1="47.084cm" svg:y1="11.246cm" svg:x2="49.116cm" svg:y2="11.246cm">
          <text:p/>
        </draw:line>
        <draw:custom-shape draw:style-name="gr20" draw:text-style-name="P1" draw:layer="layout" svg:width="2.54cm" svg:height="6.751cm" svg:x="66.777cm" svg:y="6.314cm">
          <text:p text:style-name="P1">4-port</text:p>
          <text:p text:style-name="P1">cell</text:p>
          <draw:enhanced-geometry svg:viewBox="0 0 21600 21600" draw:type="rectangle" draw:enhanced-path="M 0 0 L 21600 0 21600 21600 0 21600 0 0 Z N"/>
        </draw:custom-shape>
        <draw:line draw:style-name="gr2" draw:text-style-name="P16" draw:layer="layout" svg:x1="61.054cm" svg:y1="7.436cm" svg:x2="66.777cm" svg:y2="7.457cm">
          <text:p text:style-name="P15"><text:span text:style-name="T1">wb_addr1</text:span></text:p>
        </draw:line>
        <draw:line draw:style-name="gr21" draw:text-style-name="P13" draw:layer="layout" svg:x1="62.484cm" svg:y1="8.727cm" svg:x2="66.802cm" svg:y2="8.727cm">
          <text:p text:style-name="P12">wb_addr0</text:p>
        </draw:line>
        <draw:line draw:style-name="gr4" draw:text-style-name="P6" draw:layer="layout" svg:x1="61.697cm" svg:y1="9.362cm" svg:x2="66.777cm" svg:y2="9.362cm">
          <text:p text:style-name="P5">w_data</text:p>
        </draw:line>
        <draw:line draw:style-name="gr5" draw:text-style-name="P4" draw:layer="layout" svg:x1="64.254cm" svg:y1="11.689cm" svg:x2="66.794cm" svg:y2="11.689cm">
          <text:p text:style-name="P7">clk</text:p>
        </draw:line>
        <draw:line draw:style-name="gr4" draw:text-style-name="P4" draw:layer="layout" svg:x1="69.317cm" svg:y1="7.457cm" svg:x2="71.984cm" svg:y2="7.457cm">
          <text:p text:style-name="P7">B0_1</text:p>
        </draw:line>
        <draw:line draw:style-name="gr18" draw:text-style-name="P8" draw:layer="layout" svg:x1="61.689cm" svg:y1="9.341cm" svg:x2="61.697cm" svg:y2="17.617cm">
          <text:p/>
        </draw:line>
        <draw:custom-shape draw:style-name="gr22" draw:text-style-name="P1" draw:layer="layout" svg:width="2.54cm" svg:height="6.772cm" svg:x="78.326cm" svg:y="6.166cm">
          <text:p text:style-name="P1">4-port</text:p>
          <text:p text:style-name="P1">cell</text:p>
          <draw:enhanced-geometry svg:viewBox="0 0 21600 21600" draw:type="rectangle" draw:enhanced-path="M 0 0 L 21600 0 21600 21600 0 21600 0 0 Z N"/>
        </draw:custom-shape>
        <draw:line draw:style-name="gr2" draw:text-style-name="P13" draw:layer="layout" svg:x1="73.881cm" svg:y1="8.706cm" svg:x2="78.326cm" svg:y2="8.706cm">
          <text:p text:style-name="P12">wb_addr0</text:p>
        </draw:line>
        <draw:line draw:style-name="gr4" draw:text-style-name="P4" draw:layer="layout" svg:x1="73.246cm" svg:y1="9.341cm" svg:x2="78.326cm" svg:y2="9.341cm">
          <text:p text:style-name="P7">w_data</text:p>
        </draw:line>
        <draw:line draw:style-name="gr5" draw:text-style-name="P4" draw:layer="layout" svg:x1="75.803cm" svg:y1="11.668cm" svg:x2="78.343cm" svg:y2="11.668cm">
          <text:p text:style-name="P7">clk</text:p>
        </draw:line>
        <draw:line draw:style-name="gr4" draw:text-style-name="P4" draw:layer="layout" svg:x1="80.866cm" svg:y1="7.436cm" svg:x2="83.406cm" svg:y2="7.436cm">
          <text:p text:style-name="P7">C0_1</text:p>
        </draw:line>
        <draw:line draw:style-name="gr18" draw:text-style-name="P8" draw:layer="layout" svg:x1="73.269cm" svg:y1="9.341cm" svg:x2="73.246cm" svg:y2="17.596cm">
          <text:p/>
        </draw:line>
        <draw:custom-shape draw:style-name="gr23" draw:text-style-name="P1" draw:layer="layout" svg:width="2.54cm" svg:height="6.899cm" svg:x="89.756cm" svg:y="6.039cm">
          <text:p text:style-name="P1">4-port</text:p>
          <text:p text:style-name="P1">cell</text:p>
          <draw:enhanced-geometry svg:viewBox="0 0 21600 21600" draw:type="rectangle" draw:enhanced-path="M 0 0 L 21600 0 21600 21600 0 21600 0 0 Z N"/>
        </draw:custom-shape>
        <draw:line draw:style-name="gr2" draw:text-style-name="P13" draw:layer="layout" svg:x1="85.311cm" svg:y1="8.579cm" svg:x2="89.756cm" svg:y2="8.579cm">
          <text:p text:style-name="P12">wb_addr0</text:p>
        </draw:line>
        <draw:line draw:style-name="gr4" draw:text-style-name="P4" draw:layer="layout" svg:x1="84.676cm" svg:y1="9.214cm" svg:x2="89.756cm" svg:y2="9.214cm">
          <text:p text:style-name="P7">w_data</text:p>
        </draw:line>
        <draw:line draw:style-name="gr5" draw:text-style-name="P4" draw:layer="layout" svg:x1="87.233cm" svg:y1="11.795cm" svg:x2="89.773cm" svg:y2="11.795cm">
          <text:p text:style-name="P7">clk</text:p>
        </draw:line>
        <draw:line draw:style-name="gr18" draw:text-style-name="P8" draw:layer="layout" svg:x1="84.676cm" svg:y1="9.214cm" svg:x2="84.676cm" svg:y2="17.596cm">
          <text:p/>
        </draw:line>
        <draw:custom-shape draw:style-name="gr19" draw:text-style-name="P10" draw:layer="layout" svg:width="0.328cm" svg:height="0.328cm" svg:x="61.496cm" svg:y="17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0.328cm" svg:height="0.328cm" svg:x="73.045cm" svg:y="17.3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8" draw:layer="layout" svg:x1="26.4cm" svg:y1="14.462cm" svg:x2="52.418cm" svg:y2="14.421cm">
          <text:p/>
        </draw:line>
        <draw:custom-shape draw:style-name="gr23" draw:text-style-name="P1" draw:layer="layout" svg:width="2.54cm" svg:height="6.899cm" svg:x="44.036cm" svg:y="22.676cm">
          <text:p text:style-name="P1">4-port</text:p>
          <text:p text:style-name="P1">cell</text:p>
          <draw:enhanced-geometry svg:viewBox="0 0 21600 21600" draw:type="rectangle" draw:enhanced-path="M 0 0 L 21600 0 21600 21600 0 21600 0 0 Z N"/>
        </draw:custom-shape>
        <draw:line draw:style-name="gr2" draw:text-style-name="P18" draw:layer="layout" svg:x1="37.686cm" svg:y1="23.946cm" svg:x2="44.036cm" svg:y2="23.946cm">
          <text:p text:style-name="P17"><text:span text:style-name="T1">wb_addr0</text:span></text:p>
        </draw:line>
        <draw:line draw:style-name="gr21" draw:text-style-name="P3" draw:layer="layout" svg:x1="35.798cm" svg:y1="42.529cm" svg:x2="44.036cm" svg:y2="42.488cm">
          <text:p text:style-name="P2"><text:span text:style-name="T1">a4</text:span></text:p>
        </draw:line>
        <draw:line draw:style-name="gr3" draw:text-style-name="P4" draw:layer="layout" svg:x1="35.671cm" svg:y1="25.257cm" svg:x2="44.036cm" svg:y2="25.216cm">
          <text:p/>
        </draw:line>
        <draw:line draw:style-name="gr4" draw:text-style-name="P6" draw:layer="layout" svg:x1="37.068cm" svg:y1="25.892cm" svg:x2="44.036cm" svg:y2="25.851cm">
          <text:p text:style-name="P5">w_data</text:p>
        </draw:line>
        <draw:line draw:style-name="gr5" draw:text-style-name="P4" draw:layer="layout" svg:x1="41.513cm" svg:y1="28.178cm" svg:x2="44.053cm" svg:y2="28.178cm">
          <text:p text:style-name="P7">clk</text:p>
        </draw:line>
        <draw:line draw:style-name="gr4" draw:text-style-name="P4" draw:layer="layout" svg:x1="46.576cm" svg:y1="23.946cm" svg:x2="49.116cm" svg:y2="23.946cm">
          <text:p text:style-name="P7">A1_1</text:p>
        </draw:line>
        <draw:custom-shape draw:style-name="gr16" draw:text-style-name="P10" draw:layer="layout" svg:width="2.54cm" svg:height="2.159cm" svg:x="27.67cm" svg:y="27.54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.332cm" svg:height="1.332cm" svg:x="28.243cm" svg:y="27.924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23.86cm" svg:y1="28.178cm" svg:x2="27.67cm" svg:y2="28.178cm">
          <text:p text:style-name="P7">w_data1</text:p>
        </draw:line>
        <draw:line draw:style-name="gr18" draw:text-style-name="P8" draw:layer="layout" svg:x1="35.925cm" svg:y1="28.473cm" svg:x2="37.051cm" svg:y2="28.432cm">
          <text:p/>
        </draw:line>
        <draw:line draw:style-name="gr18" draw:text-style-name="P8" draw:layer="layout" svg:x1="37.068cm" svg:y1="34.147cm" svg:x2="84.693cm" svg:y2="34.147cm">
          <text:p/>
        </draw:line>
        <draw:line draw:style-name="gr18" draw:text-style-name="P8" draw:layer="layout" svg:x1="37.051cm" svg:y1="25.892cm" svg:x2="37.051cm" svg:y2="34.147cm">
          <text:p/>
        </draw:line>
        <draw:custom-shape draw:style-name="gr19" draw:text-style-name="P10" draw:layer="layout" svg:width="0.328cm" svg:height="0.328cm" svg:x="36.85cm" svg:y="28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46.576cm" svg:y1="27.121cm" svg:x2="49.116cm" svg:y2="27.121cm">
          <text:p text:style-name="P1">A1_2</text:p>
        </draw:line>
        <draw:custom-shape draw:style-name="gr24" draw:text-style-name="P1" draw:layer="layout" svg:width="2.54cm" svg:height="6.805cm" svg:x="55.562cm" svg:y="22.77cm">
          <text:p text:style-name="P1">3-port</text:p>
          <text:p text:style-name="P1">cell</text:p>
          <draw:enhanced-geometry svg:viewBox="0 0 21600 21600" draw:type="rectangle" draw:enhanced-path="M 0 0 L 21600 0 21600 21600 0 21600 0 0 Z N"/>
        </draw:custom-shape>
        <draw:line draw:style-name="gr2" draw:text-style-name="P13" draw:layer="layout" svg:x1="51.244cm" svg:y1="25.183cm" svg:x2="55.562cm" svg:y2="25.183cm">
          <text:p text:style-name="P12">wb_addr1</text:p>
        </draw:line>
        <draw:line draw:style-name="gr4" draw:text-style-name="P6" draw:layer="layout" svg:x1="50.482cm" svg:y1="25.818cm" svg:x2="55.562cm" svg:y2="25.818cm">
          <text:p text:style-name="P5">w_data</text:p>
        </draw:line>
        <draw:line draw:style-name="gr5" draw:text-style-name="P4" draw:layer="layout" svg:x1="53.07cm" svg:y1="28.305cm" svg:x2="55.61cm" svg:y2="28.305cm">
          <text:p text:style-name="P7">clk</text:p>
        </draw:line>
        <draw:line draw:style-name="gr6" draw:text-style-name="P4" draw:layer="layout" svg:x1="58.102cm" svg:y1="23.913cm" svg:x2="65.214cm" svg:y2="23.913cm">
          <text:p/>
        </draw:line>
        <draw:custom-shape draw:style-name="gr16" draw:text-style-name="P10" draw:layer="layout" svg:width="2.54cm" svg:height="2.159cm" svg:x="65.214cm" svg:y="23.27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.332cm" svg:height="1.332cm" svg:x="65.787cm" svg:y="23.659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0" draw:layer="layout" svg:width="2.54cm" svg:height="3.175cm" svg:x="60.769cm" svg:y="27.08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.332cm" svg:height="1.332cm" svg:x="61.342cm" svg:y="27.469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63.309cm" svg:y1="24.929cm" svg:x2="65.214cm" svg:y2="24.929cm">
          <text:p/>
        </draw:line>
        <draw:line draw:style-name="gr6" draw:text-style-name="P4" draw:layer="layout" svg:x1="59.372cm" svg:y1="27.723cm" svg:x2="60.769cm" svg:y2="27.723cm">
          <text:p/>
        </draw:line>
        <draw:line draw:style-name="gr4" draw:text-style-name="P4" draw:layer="layout" svg:x1="58.737cm" svg:y1="28.358cm" svg:x2="60.769cm" svg:y2="28.358cm">
          <text:p text:style-name="P1">B0_2</text:p>
        </draw:line>
        <draw:line draw:style-name="gr4" draw:text-style-name="P4" draw:layer="layout" svg:x1="58.737cm" svg:y1="28.993cm" svg:x2="60.769cm" svg:y2="28.993cm">
          <text:p text:style-name="P1">B2_2</text:p>
        </draw:line>
        <draw:line draw:style-name="gr18" draw:text-style-name="P8" draw:layer="layout" svg:x1="58.102cm" svg:y1="27.088cm" svg:x2="59.372cm" svg:y2="27.088cm">
          <text:p/>
        </draw:line>
        <draw:custom-shape draw:style-name="gr16" draw:text-style-name="P10" draw:layer="layout" svg:width="2.54cm" svg:height="2.159cm" svg:x="60.769cm" svg:y="24.2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.332cm" svg:height="1.332cm" svg:x="61.342cm" svg:y="24.675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8" draw:layer="layout" svg:x1="64.071cm" svg:y1="24.929cm" svg:x2="64.102cm" svg:y2="30.931cm">
          <text:p/>
        </draw:line>
        <draw:custom-shape draw:style-name="gr19" draw:text-style-name="P10" draw:layer="layout" svg:width="0.328cm" svg:height="0.328cm" svg:x="63.87cm" svg:y="24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8" draw:layer="layout" svg:x1="50.482cm" svg:y1="25.818cm" svg:x2="50.482cm" svg:y2="34.073cm">
          <text:p/>
        </draw:line>
        <draw:custom-shape draw:style-name="gr26" draw:text-style-name="P1" draw:layer="layout" svg:width="2.54cm" svg:height="6.953cm" svg:x="78.345cm" svg:y="22.696cm">
          <text:p text:style-name="P1">4-port</text:p>
          <text:p text:style-name="P1">cell</text:p>
          <draw:enhanced-geometry svg:viewBox="0 0 21600 21600" draw:type="rectangle" draw:enhanced-path="M 0 0 L 21600 0 21600 21600 0 21600 0 0 Z N"/>
        </draw:custom-shape>
        <draw:line draw:style-name="gr2" draw:text-style-name="P13" draw:layer="layout" svg:x1="73.9cm" svg:y1="25.236cm" svg:x2="78.345cm" svg:y2="25.236cm">
          <text:p text:style-name="P12">wb_addr1</text:p>
        </draw:line>
        <draw:line draw:style-name="gr4" draw:text-style-name="P4" draw:layer="layout" svg:x1="73.265cm" svg:y1="25.871cm" svg:x2="78.345cm" svg:y2="25.871cm">
          <text:p text:style-name="P7">w_data</text:p>
        </draw:line>
        <draw:line draw:style-name="gr5" draw:text-style-name="P4" draw:layer="layout" svg:x1="75.884cm" svg:y1="28.413cm" svg:x2="78.424cm" svg:y2="28.413cm">
          <text:p text:style-name="P7">clk</text:p>
        </draw:line>
        <draw:line draw:style-name="gr4" draw:text-style-name="P4" draw:layer="layout" svg:x1="80.885cm" svg:y1="23.966cm" svg:x2="83.425cm" svg:y2="23.966cm">
          <text:p text:style-name="P7">C1_1</text:p>
        </draw:line>
        <draw:line draw:style-name="gr18" draw:text-style-name="P8" draw:layer="layout" svg:x1="73.288cm" svg:y1="25.871cm" svg:x2="73.265cm" svg:y2="34.126cm">
          <text:p/>
        </draw:line>
        <draw:custom-shape draw:style-name="gr27" draw:text-style-name="P1" draw:layer="layout" svg:width="2.54cm" svg:height="7.08cm" svg:x="89.696cm" svg:y="22.536cm">
          <text:p text:style-name="P1">4-port</text:p>
          <text:p text:style-name="P1">cell</text:p>
          <draw:enhanced-geometry svg:viewBox="0 0 21600 21600" draw:type="rectangle" draw:enhanced-path="M 0 0 L 21600 0 21600 21600 0 21600 0 0 Z N"/>
        </draw:custom-shape>
        <draw:line draw:style-name="gr2" draw:text-style-name="P13" draw:layer="layout" svg:x1="85.124cm" svg:y1="25.076cm" svg:x2="89.696cm" svg:y2="25.076cm">
          <text:p text:style-name="P12">wb_addr1</text:p>
        </draw:line>
        <draw:line draw:style-name="gr4" draw:text-style-name="P4" draw:layer="layout" svg:x1="84.616cm" svg:y1="25.711cm" svg:x2="89.696cm" svg:y2="25.711cm">
          <text:p text:style-name="P7">w_data</text:p>
        </draw:line>
        <draw:line draw:style-name="gr5" draw:text-style-name="P4" draw:layer="layout" svg:x1="87.204cm" svg:y1="28.219cm" svg:x2="89.744cm" svg:y2="28.219cm">
          <text:p text:style-name="P7">clk</text:p>
        </draw:line>
        <draw:line draw:style-name="gr18" draw:text-style-name="P8" draw:layer="layout" svg:x1="84.631cm" svg:y1="25.711cm" svg:x2="84.631cm" svg:y2="34.147cm">
          <text:p/>
        </draw:line>
        <draw:custom-shape draw:style-name="gr19" draw:text-style-name="P10" draw:layer="layout" svg:width="0.328cm" svg:height="0.328cm" svg:x="50.281cm" svg:y="33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0.328cm" svg:height="0.328cm" svg:x="73.064cm" svg:y="33.9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2.54cm" svg:height="6.899cm" svg:x="44.036cm" svg:y="39.821cm">
          <text:p text:style-name="P1">4-port</text:p>
          <text:p text:style-name="P1">cell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37.068cm" svg:y1="43.164cm" svg:x2="44.036cm" svg:y2="43.123cm">
          <text:p text:style-name="P7">w_data</text:p>
        </draw:line>
        <draw:line draw:style-name="gr5" draw:text-style-name="P4" draw:layer="layout" svg:x1="41.513cm" svg:y1="45.45cm" svg:x2="44.053cm" svg:y2="45.45cm">
          <text:p text:style-name="P7">clk</text:p>
        </draw:line>
        <draw:line draw:style-name="gr4" draw:text-style-name="P4" draw:layer="layout" svg:x1="46.576cm" svg:y1="41.218cm" svg:x2="49.116cm" svg:y2="41.218cm">
          <text:p text:style-name="P7">A2_1</text:p>
        </draw:line>
        <draw:custom-shape draw:style-name="gr16" draw:text-style-name="P10" draw:layer="layout" svg:width="2.54cm" svg:height="2.159cm" svg:x="27.67cm" svg:y="45.06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.332cm" svg:height="1.332cm" svg:x="28.243cm" svg:y="45.45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23.86cm" svg:y1="45.704cm" svg:x2="27.67cm" svg:y2="45.704cm">
          <text:p text:style-name="P12">w_data2</text:p>
        </draw:line>
        <draw:line draw:style-name="gr18" draw:text-style-name="P8" draw:layer="layout" svg:x1="35.851cm" svg:y1="45.704cm" svg:x2="37.121cm" svg:y2="45.704cm">
          <text:p/>
        </draw:line>
        <draw:line draw:style-name="gr18" draw:text-style-name="P8" draw:layer="layout" svg:x1="37.068cm" svg:y1="51.419cm" svg:x2="84.693cm" svg:y2="51.378cm">
          <text:p/>
        </draw:line>
        <draw:line draw:style-name="gr18" draw:text-style-name="P8" draw:layer="layout" svg:x1="37.121cm" svg:y1="43.164cm" svg:x2="37.121cm" svg:y2="51.419cm">
          <text:p/>
        </draw:line>
        <draw:custom-shape draw:style-name="gr19" draw:text-style-name="P10" draw:layer="layout" svg:width="0.328cm" svg:height="0.328cm" svg:x="36.92cm" svg:y="45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46.576cm" svg:y1="44.393cm" svg:x2="49.116cm" svg:y2="44.393cm">
          <text:p text:style-name="P1">A2_2</text:p>
        </draw:line>
        <draw:custom-shape draw:style-name="gr23" draw:text-style-name="P1" draw:layer="layout" svg:width="2.54cm" svg:height="6.899cm" svg:x="55.466cm" svg:y="39.821cm">
          <text:p text:style-name="P1">4-port</text:p>
          <text:p text:style-name="P1">cell</text:p>
          <draw:enhanced-geometry svg:viewBox="0 0 21600 21600" draw:type="rectangle" draw:enhanced-path="M 0 0 L 21600 0 21600 21600 0 21600 0 0 Z N"/>
        </draw:custom-shape>
        <draw:line draw:style-name="gr2" draw:text-style-name="P20" draw:layer="layout" svg:x1="49.116cm" svg:y1="41.218cm" svg:x2="55.466cm" svg:y2="41.218cm">
          <text:p text:style-name="P19"><text:span text:style-name="T1">a2</text:span></text:p>
        </draw:line>
        <draw:line draw:style-name="gr2" draw:text-style-name="P13" draw:layer="layout" svg:x1="51.148cm" svg:y1="42.488cm" svg:x2="55.466cm" svg:y2="42.488cm">
          <text:p text:style-name="P12">wb_addr2</text:p>
        </draw:line>
        <draw:line draw:style-name="gr4" draw:text-style-name="P4" draw:layer="layout" svg:x1="50.386cm" svg:y1="43.123cm" svg:x2="55.466cm" svg:y2="43.123cm">
          <text:p text:style-name="P7">w_data</text:p>
        </draw:line>
        <draw:line draw:style-name="gr5" draw:text-style-name="P4" draw:layer="layout" svg:x1="52.903cm" svg:y1="45.537cm" svg:x2="55.443cm" svg:y2="45.537cm">
          <text:p text:style-name="P7">clk</text:p>
        </draw:line>
        <draw:line draw:style-name="gr4" draw:text-style-name="P4" draw:layer="layout" svg:x1="58.006cm" svg:y1="41.218cm" svg:x2="60.673cm" svg:y2="41.218cm">
          <text:p text:style-name="P7">B2_1</text:p>
        </draw:line>
        <draw:line draw:style-name="gr18" draw:text-style-name="P8" draw:layer="layout" svg:x1="50.378cm" svg:y1="43.102cm" svg:x2="50.386cm" svg:y2="51.378cm">
          <text:p/>
        </draw:line>
        <draw:custom-shape draw:style-name="gr28" draw:text-style-name="P1" draw:layer="layout" svg:width="2.563cm" svg:height="6.899cm" svg:x="66.873cm" svg:y="39.821cm">
          <text:p text:style-name="P1">3-port</text:p>
          <text:p text:style-name="P1">cell</text:p>
          <draw:enhanced-geometry svg:viewBox="0 0 21600 21600" draw:type="rectangle" draw:enhanced-path="M 0 0 L 21600 0 21600 21600 0 21600 0 0 Z N"/>
        </draw:custom-shape>
        <draw:line draw:style-name="gr2" draw:text-style-name="P13" draw:layer="layout" svg:x1="62.428cm" svg:y1="42.488cm" svg:x2="66.873cm" svg:y2="42.488cm">
          <text:p text:style-name="P12">wb_addr2</text:p>
        </draw:line>
        <draw:line draw:style-name="gr4" draw:text-style-name="P4" draw:layer="layout" svg:x1="61.793cm" svg:y1="43.123cm" svg:x2="66.873cm" svg:y2="43.123cm">
          <text:p text:style-name="P7">w_data</text:p>
        </draw:line>
        <draw:line draw:style-name="gr5" draw:text-style-name="P4" draw:layer="layout" svg:x1="64.373cm" svg:y1="45.323cm" svg:x2="66.913cm" svg:y2="45.323cm">
          <text:p text:style-name="P7">clk</text:p>
        </draw:line>
        <draw:line draw:style-name="gr18" draw:text-style-name="P8" draw:layer="layout" svg:x1="61.816cm" svg:y1="43.123cm" svg:x2="61.793cm" svg:y2="51.378cm">
          <text:p/>
        </draw:line>
        <draw:custom-shape draw:style-name="gr1" draw:text-style-name="P1" draw:layer="layout" svg:width="2.54cm" svg:height="7.026cm" svg:x="89.773cm" svg:y="39.661cm">
          <text:p text:style-name="P1">4-port</text:p>
          <text:p text:style-name="P1">cell</text:p>
          <draw:enhanced-geometry svg:viewBox="0 0 21600 21600" draw:type="rectangle" draw:enhanced-path="M 0 0 L 21600 0 21600 21600 0 21600 0 0 Z N"/>
        </draw:custom-shape>
        <draw:line draw:style-name="gr2" draw:text-style-name="P13" draw:layer="layout" svg:x1="85.328cm" svg:y1="42.328cm" svg:x2="89.773cm" svg:y2="42.328cm">
          <text:p text:style-name="P12">wb_addr2</text:p>
        </draw:line>
        <draw:line draw:style-name="gr4" draw:text-style-name="P4" draw:layer="layout" svg:x1="84.693cm" svg:y1="42.963cm" svg:x2="89.773cm" svg:y2="42.963cm">
          <text:p text:style-name="P7">w_data</text:p>
        </draw:line>
        <draw:line draw:style-name="gr5" draw:text-style-name="P4" draw:layer="layout" svg:x1="87.25cm" svg:y1="45.29cm" svg:x2="89.79cm" svg:y2="45.29cm">
          <text:p text:style-name="P7">clk</text:p>
        </draw:line>
        <draw:line draw:style-name="gr18" draw:text-style-name="P8" draw:layer="layout" svg:x1="84.693cm" svg:y1="42.963cm" svg:x2="84.693cm" svg:y2="51.345cm">
          <text:p/>
        </draw:line>
        <draw:custom-shape draw:style-name="gr19" draw:text-style-name="P10" draw:layer="layout" svg:width="0.328cm" svg:height="0.328cm" svg:x="50.185cm" svg:y="51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0.328cm" svg:height="0.328cm" svg:x="61.592cm" svg:y="51.1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2.54cm" svg:height="6.772cm" svg:x="44.036cm" svg:y="57.093cm">
          <text:p text:style-name="P1">4-port</text:p>
          <text:p text:style-name="P1">cell</text:p>
          <draw:enhanced-geometry svg:viewBox="0 0 21600 21600" draw:type="rectangle" draw:enhanced-path="M 0 0 L 21600 0 21600 21600 0 21600 0 0 Z N"/>
        </draw:custom-shape>
        <draw:line draw:style-name="gr29" draw:text-style-name="P4" draw:layer="layout" svg:x1="35.671cm" svg:y1="59.547cm" svg:x2="44.036cm" svg:y2="59.506cm">
          <text:p/>
        </draw:line>
        <draw:line draw:style-name="gr4" draw:text-style-name="P4" draw:layer="layout" svg:x1="37.195cm" svg:y1="60.182cm" svg:x2="44.036cm" svg:y2="60.141cm">
          <text:p text:style-name="P7">w_data</text:p>
        </draw:line>
        <draw:line draw:style-name="gr5" draw:text-style-name="P4" draw:layer="layout" svg:x1="41.513cm" svg:y1="62.722cm" svg:x2="44.053cm" svg:y2="62.722cm">
          <text:p text:style-name="P7">clk</text:p>
        </draw:line>
        <draw:line draw:style-name="gr4" draw:text-style-name="P4" draw:layer="layout" svg:x1="46.576cm" svg:y1="58.236cm" svg:x2="49.116cm" svg:y2="58.236cm">
          <text:p text:style-name="P7">A3_1</text:p>
        </draw:line>
        <draw:custom-shape draw:style-name="gr10" draw:text-style-name="P10" draw:layer="layout" svg:width="2.54cm" svg:height="2.032cm" svg:x="27.67cm" svg:y="61.9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.332cm" svg:height="1.332cm" svg:x="28.243cm" svg:y="62.341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23.86cm" svg:y1="62.595cm" svg:x2="27.67cm" svg:y2="62.595cm">
          <text:p text:style-name="P12">w_data3</text:p>
        </draw:line>
        <draw:line draw:style-name="gr18" draw:text-style-name="P8" draw:layer="layout" svg:x1="35.925cm" svg:y1="62.722cm" svg:x2="37.195cm" svg:y2="62.722cm">
          <text:p/>
        </draw:line>
        <draw:line draw:style-name="gr18" draw:text-style-name="P8" draw:layer="layout" svg:x1="37.195cm" svg:y1="68.437cm" svg:x2="73.246cm" svg:y2="68.396cm">
          <text:p/>
        </draw:line>
        <draw:line draw:style-name="gr18" draw:text-style-name="P8" draw:layer="layout" svg:x1="37.195cm" svg:y1="60.182cm" svg:x2="37.195cm" svg:y2="68.437cm">
          <text:p/>
        </draw:line>
        <draw:custom-shape draw:style-name="gr19" draw:text-style-name="P10" draw:layer="layout" svg:width="0.328cm" svg:height="0.328cm" svg:x="36.994cm" svg:y="62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46.576cm" svg:y1="61.284cm" svg:x2="49.116cm" svg:y2="61.284cm">
          <text:p text:style-name="P1">A3_2</text:p>
        </draw:line>
        <draw:custom-shape draw:style-name="gr30" draw:text-style-name="P1" draw:layer="layout" svg:width="2.54cm" svg:height="6.878cm" svg:x="55.453cm" svg:y="56.951cm">
          <text:p text:style-name="P1">4-port</text:p>
          <text:p text:style-name="P1">cell</text:p>
          <draw:enhanced-geometry svg:viewBox="0 0 21600 21600" draw:type="rectangle" draw:enhanced-path="M 0 0 L 21600 0 21600 21600 0 21600 0 0 Z N"/>
        </draw:custom-shape>
        <draw:line draw:style-name="gr21" draw:text-style-name="P13" draw:layer="layout" svg:x1="51.135cm" svg:y1="59.491cm" svg:x2="55.453cm" svg:y2="59.491cm">
          <text:p text:style-name="P12">wb_addr3</text:p>
        </draw:line>
        <draw:line draw:style-name="gr4" draw:text-style-name="P4" draw:layer="layout" svg:x1="50.373cm" svg:y1="60.126cm" svg:x2="55.453cm" svg:y2="60.126cm">
          <text:p text:style-name="P7">w_data</text:p>
        </draw:line>
        <draw:line draw:style-name="gr5" draw:text-style-name="P4" draw:layer="layout" svg:x1="52.93cm" svg:y1="62.58cm" svg:x2="55.47cm" svg:y2="62.58cm">
          <text:p text:style-name="P7">clk</text:p>
        </draw:line>
        <draw:line draw:style-name="gr4" draw:text-style-name="P4" draw:layer="layout" svg:x1="57.993cm" svg:y1="58.221cm" svg:x2="60.66cm" svg:y2="58.221cm">
          <text:p text:style-name="P7">B3_1</text:p>
        </draw:line>
        <draw:line draw:style-name="gr18" draw:text-style-name="P8" draw:layer="layout" svg:x1="50.365cm" svg:y1="60.105cm" svg:x2="50.373cm" svg:y2="68.381cm">
          <text:p/>
        </draw:line>
        <draw:line draw:style-name="gr4" draw:text-style-name="P4" draw:layer="layout" svg:x1="57.993cm" svg:y1="61.269cm" svg:x2="60.66cm" svg:y2="61.269cm">
          <text:p text:style-name="P1">B3_2</text:p>
        </draw:line>
        <draw:custom-shape draw:style-name="gr1" draw:text-style-name="P1" draw:layer="layout" svg:width="2.54cm" svg:height="7.026cm" svg:x="66.913cm" svg:y="57.007cm">
          <text:p text:style-name="P1">4-port</text:p>
          <text:p text:style-name="P1">cell</text:p>
          <draw:enhanced-geometry svg:viewBox="0 0 21600 21600" draw:type="rectangle" draw:enhanced-path="M 0 0 L 21600 0 21600 21600 0 21600 0 0 Z N"/>
        </draw:custom-shape>
        <draw:line draw:style-name="gr31" draw:text-style-name="P13" draw:layer="layout" svg:x1="62.468cm" svg:y1="59.547cm" svg:x2="66.913cm" svg:y2="59.547cm">
          <text:p text:style-name="P12">wb_addr3</text:p>
        </draw:line>
        <draw:line draw:style-name="gr4" draw:text-style-name="P4" draw:layer="layout" svg:x1="61.833cm" svg:y1="60.182cm" svg:x2="66.913cm" svg:y2="60.182cm">
          <text:p text:style-name="P7">w_data</text:p>
        </draw:line>
        <draw:line draw:style-name="gr5" draw:text-style-name="P4" draw:layer="layout" svg:x1="64.39cm" svg:y1="62.636cm" svg:x2="66.93cm" svg:y2="62.636cm">
          <text:p text:style-name="P7">clk</text:p>
        </draw:line>
        <draw:line draw:style-name="gr4" draw:text-style-name="P4" draw:layer="layout" svg:x1="69.453cm" svg:y1="58.277cm" svg:x2="71.993cm" svg:y2="58.277cm">
          <text:p text:style-name="P7">C3_1</text:p>
        </draw:line>
        <draw:line draw:style-name="gr18" draw:text-style-name="P8" draw:layer="layout" svg:x1="61.856cm" svg:y1="60.182cm" svg:x2="61.833cm" svg:y2="68.437cm">
          <text:p/>
        </draw:line>
        <draw:custom-shape draw:style-name="gr1" draw:text-style-name="P1" draw:layer="layout" svg:width="2.54cm" svg:height="7.026cm" svg:x="78.326cm" svg:y="56.966cm">
          <text:p text:style-name="P1">3-port</text:p>
          <text:p text:style-name="P1">cell</text:p>
          <draw:enhanced-geometry svg:viewBox="0 0 21600 21600" draw:type="rectangle" draw:enhanced-path="M 0 0 L 21600 0 21600 21600 0 21600 0 0 Z N"/>
        </draw:custom-shape>
        <draw:line draw:style-name="gr2" draw:text-style-name="P13" draw:layer="layout" svg:x1="73.881cm" svg:y1="59.379cm" svg:x2="78.326cm" svg:y2="59.379cm">
          <text:p text:style-name="P12">wb_addr3</text:p>
        </draw:line>
        <draw:line draw:style-name="gr4" draw:text-style-name="P4" draw:layer="layout" svg:x1="73.246cm" svg:y1="60.014cm" svg:x2="78.326cm" svg:y2="60.014cm">
          <text:p text:style-name="P7">w_data</text:p>
        </draw:line>
        <draw:line draw:style-name="gr5" draw:text-style-name="P4" draw:layer="layout" svg:x1="75.803cm" svg:y1="62.468cm" svg:x2="78.343cm" svg:y2="62.468cm">
          <text:p text:style-name="P7">clk</text:p>
        </draw:line>
        <draw:line draw:style-name="gr18" draw:text-style-name="P8" draw:layer="layout" svg:x1="73.246cm" svg:y1="60.014cm" svg:x2="73.246cm" svg:y2="68.396cm">
          <text:p/>
        </draw:line>
        <draw:custom-shape draw:style-name="gr19" draw:text-style-name="P10" draw:layer="layout" svg:width="0.328cm" svg:height="0.328cm" svg:x="50.172cm" svg:y="68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0.328cm" svg:height="0.328cm" svg:x="61.632cm" svg:y="68.2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9" draw:layer="layout" svg:width="1.27cm" svg:height="0.962cm" svg:x="42.239cm" svg:y="7.998cm">
          <draw:text-box>
            <text:p>a4</text:p>
          </draw:text-box>
        </draw:frame>
        <draw:frame draw:style-name="gr33" draw:text-style-name="P9" draw:layer="layout" svg:width="3.279cm" svg:height="0.962cm" svg:x="23.883cm" svg:y="7.912cm">
          <draw:text-box>
            <text:p>wb_addr0</text:p>
          </draw:text-box>
        </draw:frame>
        <draw:line draw:style-name="gr34" draw:text-style-name="P8" draw:layer="layout" svg:x1="37.703cm" svg:y1="17.002cm" svg:x2="85.328cm" svg:y2="17.002cm">
          <text:p/>
        </draw:line>
        <draw:line draw:style-name="gr35" draw:text-style-name="P8" draw:layer="layout" svg:x1="37.649cm" svg:y1="8.747cm" svg:x2="37.649cm" svg:y2="17.002cm">
          <text:p/>
        </draw:line>
        <draw:custom-shape draw:style-name="gr36" draw:text-style-name="P21" draw:layer="layout" svg:width="0.328cm" svg:height="0.328cm" svg:x="37.502cm" svg:y="8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8" draw:layer="layout" svg:x1="62.459cm" svg:y1="8.727cm" svg:x2="62.459cm" svg:y2="16.982cm">
          <text:p/>
        </draw:line>
        <draw:custom-shape draw:style-name="gr36" draw:text-style-name="P21" draw:layer="layout" svg:width="0.328cm" svg:height="0.328cm" svg:x="62.258cm" svg:y="16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8" draw:layer="layout" svg:x1="73.881cm" svg:y1="8.706cm" svg:x2="73.881cm" svg:y2="16.961cm">
          <text:p/>
        </draw:line>
        <draw:custom-shape draw:style-name="gr37" draw:text-style-name="P22" draw:layer="layout" svg:width="0.328cm" svg:height="0.328cm" svg:x="73.68cm" svg:y="16.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8" draw:layer="layout" svg:x1="85.311cm" svg:y1="8.579cm" svg:x2="85.311cm" svg:y2="16.961cm">
          <text:p/>
        </draw:line>
        <draw:line draw:style-name="gr34" draw:text-style-name="P8" draw:layer="layout" svg:x1="73.881cm" svg:y1="8.707cm" svg:x2="73.881cm" svg:y2="16.962cm">
          <text:p/>
        </draw:line>
        <draw:line draw:style-name="gr35" draw:text-style-name="P8" draw:layer="layout" svg:x1="37.686cm" svg:y1="33.512cm" svg:x2="85.139cm" svg:y2="33.512cm">
          <text:p/>
        </draw:line>
        <draw:line draw:style-name="gr35" draw:text-style-name="P8" draw:layer="layout" svg:x1="37.686cm" svg:y1="25.257cm" svg:x2="37.686cm" svg:y2="33.512cm">
          <text:p/>
        </draw:line>
        <draw:custom-shape draw:style-name="gr38" draw:text-style-name="P21" draw:layer="layout" svg:width="0.328cm" svg:height="0.328cm" svg:x="37.485cm" svg:y="25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8" draw:layer="layout" svg:x1="51.244cm" svg:y1="25.183cm" svg:x2="51.244cm" svg:y2="33.438cm">
          <text:p/>
        </draw:line>
        <draw:custom-shape draw:style-name="gr36" draw:text-style-name="P21" draw:layer="layout" svg:width="0.328cm" svg:height="0.328cm" svg:x="51.043cm" svg:y="33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8" draw:layer="layout" svg:x1="73.9cm" svg:y1="25.236cm" svg:x2="73.9cm" svg:y2="33.491cm">
          <text:p/>
        </draw:line>
        <draw:custom-shape draw:style-name="gr37" draw:text-style-name="P22" draw:layer="layout" svg:width="0.328cm" svg:height="0.328cm" svg:x="73.697cm" svg:y="33.3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8" draw:layer="layout" svg:x1="85.138cm" svg:y1="25.075cm" svg:x2="85.138cm" svg:y2="33.511cm">
          <text:p/>
        </draw:line>
        <draw:line draw:style-name="gr35" draw:text-style-name="P8" draw:layer="layout" svg:x1="37.756cm" svg:y1="50.657cm" svg:x2="85.328cm" svg:y2="50.657cm">
          <text:p/>
        </draw:line>
        <draw:line draw:style-name="gr35" draw:text-style-name="P8" draw:layer="layout" svg:x1="37.756cm" svg:y1="42.529cm" svg:x2="37.756cm" svg:y2="50.657cm">
          <text:p/>
        </draw:line>
        <draw:custom-shape draw:style-name="gr38" draw:text-style-name="P21" draw:layer="layout" svg:width="0.328cm" svg:height="0.328cm" svg:x="37.629cm" svg:y="42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9" draw:layer="layout" svg:width="3.279cm" svg:height="0.962cm" svg:x="23.756cm" svg:y="58.912cm">
          <draw:text-box>
            <text:p>wb_addr3</text:p>
          </draw:text-box>
        </draw:frame>
        <draw:line draw:style-name="gr2" draw:text-style-name="P23" draw:layer="layout" svg:x1="37.559cm" svg:y1="24.581cm" svg:x2="44.036cm" svg:y2="24.581cm">
          <text:p text:style-name="P2"><text:span text:style-name="T1">a3</text:span></text:p>
        </draw:line>
        <draw:line draw:style-name="gr35" draw:text-style-name="P8" draw:layer="layout" svg:x1="51.148cm" svg:y1="42.488cm" svg:x2="51.148cm" svg:y2="50.616cm">
          <text:p/>
        </draw:line>
        <draw:custom-shape draw:style-name="gr39" draw:text-style-name="P22" draw:layer="layout" svg:width="0.328cm" svg:height="0.328cm" svg:x="51.021cm" svg:y="50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8" draw:layer="layout" svg:x1="62.428cm" svg:y1="42.488cm" svg:x2="62.428cm" svg:y2="50.616cm">
          <text:p/>
        </draw:line>
        <draw:custom-shape draw:style-name="gr37" draw:text-style-name="P22" draw:layer="layout" svg:width="0.328cm" svg:height="0.328cm" svg:x="62.301cm" svg:y="50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8" draw:layer="layout" svg:x1="85.328cm" svg:y1="42.328cm" svg:x2="85.328cm" svg:y2="50.657cm">
          <text:p/>
        </draw:line>
        <draw:line draw:style-name="gr35" draw:text-style-name="P8" draw:layer="layout" svg:x1="37.83cm" svg:y1="67.802cm" svg:x2="73.881cm" svg:y2="67.761cm">
          <text:p/>
        </draw:line>
        <draw:line draw:style-name="gr35" draw:text-style-name="P8" draw:layer="layout" svg:x1="37.83cm" svg:y1="59.547cm" svg:x2="37.83cm" svg:y2="67.802cm">
          <text:p/>
        </draw:line>
        <draw:custom-shape draw:style-name="gr38" draw:text-style-name="P21" draw:layer="layout" svg:width="0.328cm" svg:height="0.328cm" svg:x="37.629cm" svg:y="59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8" draw:layer="layout" svg:x1="51.135cm" svg:y1="59.491cm" svg:x2="51.135cm" svg:y2="67.746cm">
          <text:p/>
        </draw:line>
        <draw:custom-shape draw:style-name="gr38" draw:text-style-name="P21" draw:layer="layout" svg:width="0.328cm" svg:height="0.328cm" svg:x="51cm" svg:y="67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8" draw:layer="layout" svg:x1="62.468cm" svg:y1="59.547cm" svg:x2="62.468cm" svg:y2="67.802cm">
          <text:p/>
        </draw:line>
        <draw:custom-shape draw:style-name="gr36" draw:text-style-name="P21" draw:layer="layout" svg:width="0.328cm" svg:height="0.328cm" svg:x="62.267cm" svg:y="67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8" draw:layer="layout" svg:x1="73.881cm" svg:y1="59.379cm" svg:x2="73.881cm" svg:y2="67.761cm">
          <text:p/>
        </draw:line>
        <draw:frame draw:style-name="gr33" draw:text-style-name="P9" draw:layer="layout" svg:width="3.279cm" svg:height="0.962cm" svg:x="71.976cm" svg:y="6.601cm">
          <draw:text-box>
            <text:p>wb_addr2</text:p>
          </draw:text-box>
        </draw:frame>
        <draw:frame draw:style-name="gr41" draw:text-style-name="P9" draw:layer="layout" svg:width="3.279cm" svg:height="1.016cm" svg:x="72.143cm" svg:y="23.352cm">
          <draw:text-box>
            <text:p>wb_addr2</text:p>
          </draw:text-box>
        </draw:frame>
        <draw:frame draw:style-name="gr33" draw:text-style-name="P9" draw:layer="layout" svg:width="3.279cm" svg:height="0.962cm" svg:x="60.69cm" svg:y="57.442cm">
          <draw:text-box>
            <text:p>wb_addr2</text:p>
          </draw:text-box>
        </draw:frame>
        <draw:frame draw:style-name="gr33" draw:text-style-name="P9" draw:layer="layout" svg:width="3.279cm" svg:height="0.962cm" svg:x="83.319cm" svg:y="40.169cm">
          <draw:text-box>
            <text:p>wb_addr3</text:p>
          </draw:text-box>
        </draw:frame>
        <draw:frame draw:style-name="gr33" draw:text-style-name="P9" draw:layer="layout" svg:width="3.279cm" svg:height="0.962cm" svg:x="83.508cm" svg:y="22.902cm">
          <draw:text-box>
            <text:p>wb_addr3</text:p>
          </draw:text-box>
        </draw:frame>
        <draw:frame draw:style-name="gr33" draw:text-style-name="P9" draw:layer="layout" svg:width="3.279cm" svg:height="0.962cm" svg:x="83.683cm" svg:y="6.547cm">
          <draw:text-box>
            <text:p>wb_addr3</text:p>
          </draw:text-box>
        </draw:frame>
        <draw:line draw:style-name="gr4" draw:text-style-name="P4" draw:layer="layout" svg:x1="58.61cm" svg:y1="24.802cm" svg:x2="60.769cm" svg:y2="24.802cm">
          <text:p text:style-name="P1">B0_1</text:p>
        </draw:line>
        <draw:line draw:style-name="gr4" draw:text-style-name="P4" draw:layer="layout" svg:x1="58.61cm" svg:y1="25.437cm" svg:x2="60.769cm" svg:y2="25.437cm">
          <text:p text:style-name="P1">B2_1</text:p>
        </draw:line>
        <draw:line draw:style-name="gr4" draw:text-style-name="P4" draw:layer="layout" svg:x1="58.61cm" svg:y1="26.072cm" svg:x2="60.769cm" svg:y2="26.072cm">
          <text:p text:style-name="P1">B3_1</text:p>
        </draw:line>
        <draw:line draw:style-name="gr6" draw:text-style-name="P4" draw:layer="layout" svg:x1="26.4cm" svg:y1="12.811cm" svg:x2="27.67cm" svg:y2="12.811cm">
          <text:p/>
        </draw:line>
        <draw:line draw:style-name="gr6" draw:text-style-name="P4" draw:layer="layout" svg:x1="26.4cm" svg:y1="28.94cm" svg:x2="27.67cm" svg:y2="28.94cm">
          <text:p/>
        </draw:line>
        <draw:line draw:style-name="gr18" draw:text-style-name="P8" draw:layer="layout" svg:x1="26.4cm" svg:y1="30.868cm" svg:x2="64.102cm" svg:y2="30.865cm">
          <text:p/>
        </draw:line>
        <draw:line draw:style-name="gr18" draw:text-style-name="P8" draw:layer="layout" svg:x1="26.4cm" svg:y1="28.94cm" svg:x2="26.4cm" svg:y2="30.845cm">
          <text:p/>
        </draw:line>
        <draw:line draw:style-name="gr4" draw:text-style-name="P4" draw:layer="layout" svg:x1="58.737cm" svg:y1="29.628cm" svg:x2="60.769cm" svg:y2="29.628cm">
          <text:p text:style-name="P1">B3_2</text:p>
        </draw:line>
        <draw:line draw:style-name="gr18" draw:text-style-name="P8" draw:layer="layout" svg:x1="59.372cm" svg:y1="27.088cm" svg:x2="59.372cm" svg:y2="27.723cm">
          <text:p/>
        </draw:line>
        <draw:line draw:style-name="gr4" draw:text-style-name="P4" draw:layer="layout" svg:x1="56.228cm" svg:y1="7.436cm" svg:x2="60.546cm" svg:y2="7.436cm">
          <text:p text:style-name="P7">op1_data0</text:p>
        </draw:line>
        <draw:line draw:style-name="gr4" draw:text-style-name="P4" draw:layer="layout" svg:x1="51.656cm" svg:y1="11.246cm" svg:x2="60.546cm" svg:y2="11.119cm">
          <text:p text:style-name="P7">op2_data0</text:p>
        </draw:line>
        <draw:line draw:style-name="gr4" draw:text-style-name="P4" draw:layer="layout" svg:x1="67.754cm" svg:y1="23.902cm" svg:x2="72.191cm" svg:y2="23.902cm">
          <text:p text:style-name="P7">op1_data1</text:p>
        </draw:line>
        <draw:line draw:style-name="gr4" draw:text-style-name="P4" draw:layer="layout" svg:x1="63.309cm" svg:y1="27.659cm" svg:x2="72.2cm" svg:y2="27.659cm">
          <text:p text:style-name="P7">op2_data1</text:p>
        </draw:line>
        <draw:line draw:style-name="gr4" draw:text-style-name="P4" draw:layer="layout" svg:x1="58.006cm" svg:y1="44.139cm" svg:x2="60.673cm" svg:y2="44.139cm">
          <text:p text:style-name="P7">B2_2</text:p>
        </draw:line>
        <draw:line draw:style-name="gr4" draw:text-style-name="P4" draw:layer="layout" svg:x1="69.317cm" svg:y1="10.505cm" svg:x2="71.984cm" svg:y2="10.505cm">
          <text:p text:style-name="P7">B0_2</text:p>
        </draw:line>
        <draw:line draw:style-name="gr4" draw:text-style-name="P4" draw:layer="layout" svg:x1="80.866cm" svg:y1="10.484cm" svg:x2="83.406cm" svg:y2="10.484cm">
          <text:p text:style-name="P7">C0_2</text:p>
        </draw:line>
        <draw:line draw:style-name="gr4" draw:text-style-name="P4" draw:layer="layout" svg:x1="80.885cm" svg:y1="26.887cm" svg:x2="83.425cm" svg:y2="26.887cm">
          <text:p text:style-name="P7">C1_2</text:p>
        </draw:line>
        <draw:line draw:style-name="gr4" draw:text-style-name="P4" draw:layer="layout" svg:x1="69.453cm" svg:y1="61.198cm" svg:x2="71.993cm" svg:y2="61.198cm">
          <text:p text:style-name="P7">C3_2</text:p>
        </draw:line>
        <draw:custom-shape draw:style-name="gr16" draw:text-style-name="P10" draw:layer="layout" svg:width="2.54cm" svg:height="2.159cm" svg:x="76.398cm" svg:y="40.45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.332cm" svg:height="1.332cm" svg:x="76.971cm" svg:y="40.837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0" draw:layer="layout" svg:width="2.54cm" svg:height="3.175cm" svg:x="71.953cm" svg:y="44.26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.332cm" svg:height="1.332cm" svg:x="72.526cm" svg:y="44.647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74.493cm" svg:y1="42.107cm" svg:x2="76.398cm" svg:y2="42.107cm">
          <text:p/>
        </draw:line>
        <draw:line draw:style-name="gr6" draw:text-style-name="P4" draw:layer="layout" svg:x1="70.579cm" svg:y1="44.901cm" svg:x2="71.953cm" svg:y2="44.901cm">
          <text:p/>
        </draw:line>
        <draw:line draw:style-name="gr4" draw:text-style-name="P4" draw:layer="layout" svg:x1="69.921cm" svg:y1="45.536cm" svg:x2="71.953cm" svg:y2="45.536cm">
          <text:p text:style-name="P1">C0_2</text:p>
        </draw:line>
        <draw:line draw:style-name="gr4" draw:text-style-name="P4" draw:layer="layout" svg:x1="69.921cm" svg:y1="46.171cm" svg:x2="71.953cm" svg:y2="46.171cm">
          <text:p text:style-name="P1">C2_2</text:p>
        </draw:line>
        <draw:custom-shape draw:style-name="gr16" draw:text-style-name="P10" draw:layer="layout" svg:width="2.54cm" svg:height="2.159cm" svg:x="71.953cm" svg:y="41.47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.332cm" svg:height="1.332cm" svg:x="72.526cm" svg:y="41.853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8" draw:layer="layout" svg:x1="75.255cm" svg:y1="42.107cm" svg:x2="75.255cm" svg:y2="48.076cm">
          <text:p/>
        </draw:line>
        <draw:custom-shape draw:style-name="gr19" draw:text-style-name="P10" draw:layer="layout" svg:width="0.328cm" svg:height="0.328cm" svg:x="75.054cm" svg:y="41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69.794cm" svg:y1="41.98cm" svg:x2="71.953cm" svg:y2="41.98cm">
          <text:p text:style-name="P1">C0_1</text:p>
        </draw:line>
        <draw:line draw:style-name="gr4" draw:text-style-name="P4" draw:layer="layout" svg:x1="69.794cm" svg:y1="42.615cm" svg:x2="71.953cm" svg:y2="42.615cm">
          <text:p text:style-name="P1">C2_1</text:p>
        </draw:line>
        <draw:line draw:style-name="gr4" draw:text-style-name="P4" draw:layer="layout" svg:x1="69.794cm" svg:y1="43.25cm" svg:x2="71.953cm" svg:y2="43.25cm">
          <text:p text:style-name="P1">C3_1</text:p>
        </draw:line>
        <draw:line draw:style-name="gr4" draw:text-style-name="P4" draw:layer="layout" svg:x1="69.921cm" svg:y1="46.806cm" svg:x2="71.953cm" svg:y2="46.806cm">
          <text:p text:style-name="P1">C3_2</text:p>
        </draw:line>
        <draw:line draw:style-name="gr18" draw:text-style-name="P8" draw:layer="layout" svg:x1="70.579cm" svg:y1="44.266cm" svg:x2="70.579cm" svg:y2="44.901cm">
          <text:p/>
        </draw:line>
        <draw:line draw:style-name="gr4" draw:text-style-name="P4" draw:layer="layout" svg:x1="78.938cm" svg:y1="41.091cm" svg:x2="83.256cm" svg:y2="41.091cm">
          <text:p text:style-name="P7">op1_data2</text:p>
        </draw:line>
        <draw:line draw:style-name="gr4" draw:text-style-name="P4" draw:layer="layout" svg:x1="74.493cm" svg:y1="44.901cm" svg:x2="83.383cm" svg:y2="44.901cm">
          <text:p text:style-name="P7">op2_data2</text:p>
        </draw:line>
        <draw:line draw:style-name="gr6" draw:text-style-name="P4" draw:layer="layout" svg:x1="69.436cm" svg:y1="41.091cm" svg:x2="76.398cm" svg:y2="41.091cm">
          <text:p/>
        </draw:line>
        <draw:line draw:style-name="gr18" draw:text-style-name="P8" draw:layer="layout" svg:x1="26.4cm" svg:y1="48.244cm" svg:x2="75.278cm" svg:y2="48.076cm">
          <text:p/>
        </draw:line>
        <draw:line draw:style-name="gr6" draw:text-style-name="P4" draw:layer="layout" svg:x1="26.4cm" svg:y1="46.72cm" svg:x2="27.67cm" svg:y2="46.72cm">
          <text:p/>
        </draw:line>
        <draw:line draw:style-name="gr18" draw:text-style-name="P8" draw:layer="layout" svg:x1="26.4cm" svg:y1="46.72cm" svg:x2="26.4cm" svg:y2="48.244cm">
          <text:p/>
        </draw:line>
        <draw:line draw:style-name="gr4" draw:text-style-name="P4" draw:layer="layout" svg:x1="92.296cm" svg:y1="7.563cm" svg:x2="94.836cm" svg:y2="7.563cm">
          <text:p text:style-name="P7">D0_1</text:p>
        </draw:line>
        <draw:line draw:style-name="gr4" draw:text-style-name="P4" draw:layer="layout" svg:x1="92.236cm" svg:y1="24.06cm" svg:x2="94.776cm" svg:y2="24.06cm">
          <text:p text:style-name="P7">D1_1</text:p>
        </draw:line>
        <draw:line draw:style-name="gr4" draw:text-style-name="P4" draw:layer="layout" svg:x1="92.296cm" svg:y1="10.611cm" svg:x2="94.836cm" svg:y2="10.611cm">
          <text:p text:style-name="P7">D0_2</text:p>
        </draw:line>
        <draw:line draw:style-name="gr4" draw:text-style-name="P4" draw:layer="layout" svg:x1="92.236cm" svg:y1="26.981cm" svg:x2="94.776cm" svg:y2="26.981cm">
          <text:p text:style-name="P7">D1_2</text:p>
        </draw:line>
        <draw:line draw:style-name="gr4" draw:text-style-name="P4" draw:layer="layout" svg:x1="92.313cm" svg:y1="41.058cm" svg:x2="94.853cm" svg:y2="41.058cm">
          <text:p text:style-name="P7">D2_1</text:p>
        </draw:line>
        <draw:line draw:style-name="gr4" draw:text-style-name="P4" draw:layer="layout" svg:x1="92.313cm" svg:y1="43.979cm" svg:x2="94.853cm" svg:y2="43.979cm">
          <text:p text:style-name="P7">D2_2</text:p>
        </draw:line>
        <draw:custom-shape draw:style-name="gr16" draw:text-style-name="P10" draw:layer="layout" svg:width="2.54cm" svg:height="2.159cm" svg:x="87.978cm" svg:y="57.47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.332cm" svg:height="1.332cm" svg:x="88.551cm" svg:y="57.855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0" draw:layer="layout" svg:width="2.54cm" svg:height="3.175cm" svg:x="83.533cm" svg:y="61.28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.332cm" svg:height="1.332cm" svg:x="84.106cm" svg:y="61.665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86.073cm" svg:y1="59.125cm" svg:x2="87.978cm" svg:y2="59.125cm">
          <text:p/>
        </draw:line>
        <draw:line draw:style-name="gr6" draw:text-style-name="P4" draw:layer="layout" svg:x1="82.136cm" svg:y1="61.919cm" svg:x2="83.533cm" svg:y2="61.919cm">
          <text:p/>
        </draw:line>
        <draw:line draw:style-name="gr4" draw:text-style-name="P4" draw:layer="layout" svg:x1="81.501cm" svg:y1="62.554cm" svg:x2="83.533cm" svg:y2="62.554cm">
          <text:p text:style-name="P1">D0_2</text:p>
        </draw:line>
        <draw:line draw:style-name="gr4" draw:text-style-name="P4" draw:layer="layout" svg:x1="81.501cm" svg:y1="63.189cm" svg:x2="83.533cm" svg:y2="63.189cm">
          <text:p text:style-name="P1">D2_2</text:p>
        </draw:line>
        <draw:custom-shape draw:style-name="gr16" draw:text-style-name="P10" draw:layer="layout" svg:width="2.54cm" svg:height="2.159cm" svg:x="83.533cm" svg:y="58.4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.332cm" svg:height="1.332cm" svg:x="84.106cm" svg:y="58.871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8" draw:layer="layout" svg:x1="86.835cm" svg:y1="59.125cm" svg:x2="86.835cm" svg:y2="65.221cm">
          <text:p/>
        </draw:line>
        <draw:custom-shape draw:style-name="gr19" draw:text-style-name="P10" draw:layer="layout" svg:width="0.328cm" svg:height="0.328cm" svg:x="86.634cm" svg:y="58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81.374cm" svg:y1="58.998cm" svg:x2="83.533cm" svg:y2="58.998cm">
          <text:p text:style-name="P1">D0_1</text:p>
        </draw:line>
        <draw:line draw:style-name="gr4" draw:text-style-name="P4" draw:layer="layout" svg:x1="81.374cm" svg:y1="59.633cm" svg:x2="83.533cm" svg:y2="59.633cm">
          <text:p text:style-name="P1">B2_1</text:p>
        </draw:line>
        <draw:line draw:style-name="gr4" draw:text-style-name="P4" draw:layer="layout" svg:x1="81.374cm" svg:y1="60.268cm" svg:x2="83.533cm" svg:y2="60.268cm">
          <text:p text:style-name="P1">B3_1</text:p>
        </draw:line>
        <draw:line draw:style-name="gr4" draw:text-style-name="P4" draw:layer="layout" svg:x1="81.501cm" svg:y1="63.824cm" svg:x2="83.533cm" svg:y2="63.824cm">
          <text:p text:style-name="P1">D3_2</text:p>
        </draw:line>
        <draw:line draw:style-name="gr18" draw:text-style-name="P8" draw:layer="layout" svg:x1="82.136cm" svg:y1="61.284cm" svg:x2="82.136cm" svg:y2="61.919cm">
          <text:p/>
        </draw:line>
        <draw:line draw:style-name="gr4" draw:text-style-name="P4" draw:layer="layout" svg:x1="90.518cm" svg:y1="58.109cm" svg:x2="94.836cm" svg:y2="58.109cm">
          <text:p text:style-name="P7">op1_data3</text:p>
        </draw:line>
        <draw:line draw:style-name="gr4" draw:text-style-name="P4" draw:layer="layout" svg:x1="86.073cm" svg:y1="61.919cm" svg:x2="94.836cm" svg:y2="61.919cm">
          <text:p text:style-name="P7">op2_data3</text:p>
        </draw:line>
        <draw:line draw:style-name="gr6" draw:text-style-name="P4" draw:layer="layout" svg:x1="80.866cm" svg:y1="58.109cm" svg:x2="87.978cm" svg:y2="58.109cm">
          <text:p/>
        </draw:line>
        <draw:line draw:style-name="gr18" draw:text-style-name="P8" draw:layer="layout" svg:x1="69.436cm" svg:y1="44.266cm" svg:x2="70.579cm" svg:y2="44.266cm">
          <text:p/>
        </draw:line>
        <draw:line draw:style-name="gr18" draw:text-style-name="P8" draw:layer="layout" svg:x1="80.866cm" svg:y1="61.284cm" svg:x2="82.136cm" svg:y2="61.284cm">
          <text:p/>
        </draw:line>
        <draw:line draw:style-name="gr18" draw:text-style-name="P8" draw:layer="layout" svg:x1="26.4cm" svg:y1="65.262cm" svg:x2="86.835cm" svg:y2="65.221cm">
          <text:p/>
        </draw:line>
        <draw:line draw:style-name="gr6" draw:text-style-name="P4" draw:layer="layout" svg:x1="26.4cm" svg:y1="63.484cm" svg:x2="27.67cm" svg:y2="63.484cm">
          <text:p/>
        </draw:line>
        <draw:line draw:style-name="gr18" draw:text-style-name="P8" draw:layer="layout" svg:x1="26.4cm" svg:y1="63.484cm" svg:x2="26.4cm" svg:y2="65.262cm">
          <text:p/>
        </draw:line>
        <draw:frame draw:style-name="gr42" draw:text-style-name="P9" draw:layer="layout" svg:width="3.525cm" svg:height="0.962cm" svg:x="23.764cm" svg:y="7.35cm">
          <draw:text-box>
            <text:p>op2_addr0</text:p>
          </draw:text-box>
        </draw:frame>
        <draw:frame draw:style-name="gr42" draw:text-style-name="P9" draw:layer="layout" svg:width="3.525cm" svg:height="0.962cm" svg:x="37.322cm" svg:y="23.787cm">
          <draw:text-box>
            <text:p>op2_addr0</text:p>
          </draw:text-box>
        </draw:frame>
        <draw:frame draw:style-name="gr42" draw:text-style-name="P9" draw:layer="layout" svg:width="3.525cm" svg:height="0.962cm" svg:x="61.085cm" svg:y="5.966cm">
          <draw:text-box>
            <text:p>op1_addr1</text:p>
          </draw:text-box>
        </draw:frame>
        <draw:line draw:style-name="gr2" draw:text-style-name="P6" draw:layer="layout" svg:x1="61.054cm" svg:y1="6.801cm" svg:x2="66.777cm" svg:y2="6.822cm">
          <text:p text:style-name="P5">a1</text:p>
        </draw:line>
        <draw:frame draw:style-name="gr42" draw:text-style-name="P9" draw:layer="layout" svg:width="3.525cm" svg:height="0.962cm" svg:x="49.243cm" svg:y="22.443cm">
          <draw:text-box>
            <text:p>op1_addr1</text:p>
          </draw:text-box>
        </draw:frame>
        <draw:frame draw:style-name="gr42" draw:text-style-name="P9" draw:layer="layout" svg:width="3.525cm" svg:height="0.962cm" svg:x="49.339cm" svg:y="23.786cm">
          <draw:text-box>
            <text:p>op2_addr1</text:p>
          </draw:text-box>
        </draw:frame>
        <draw:frame draw:style-name="gr42" draw:text-style-name="P9" draw:layer="layout" svg:width="3.525cm" svg:height="0.962cm" svg:x="49.147cm" svg:y="39.821cm">
          <draw:text-box>
            <text:p>op1_addr1</text:p>
          </draw:text-box>
        </draw:frame>
        <draw:frame draw:style-name="gr33" draw:text-style-name="P9" draw:layer="layout" svg:width="3.279cm" svg:height="0.962cm" svg:x="49.139cm" svg:y="40.456cm">
          <draw:text-box>
            <text:p>wb_addr1</text:p>
          </draw:text-box>
        </draw:frame>
        <draw:frame draw:style-name="gr42" draw:text-style-name="P9" draw:layer="layout" svg:width="3.525cm" svg:height="0.962cm" svg:x="49.147cm" svg:y="41.145cm">
          <draw:text-box>
            <text:p>op2_addr1</text:p>
          </draw:text-box>
        </draw:frame>
        <draw:frame draw:style-name="gr42" draw:text-style-name="P9" draw:layer="layout" svg:width="3.525cm" svg:height="0.962cm" svg:x="48.976cm" svg:y="56.697cm">
          <draw:text-box>
            <text:p>op1_addr1</text:p>
          </draw:text-box>
        </draw:frame>
        <draw:frame draw:style-name="gr33" draw:text-style-name="P9" draw:layer="layout" svg:width="3.279cm" svg:height="0.962cm" svg:x="48.999cm" svg:y="57.459cm">
          <draw:text-box>
            <text:p>wb_addr1</text:p>
          </draw:text-box>
        </draw:frame>
        <draw:frame draw:style-name="gr42" draw:text-style-name="P9" draw:layer="layout" svg:width="3.525cm" svg:height="0.962cm" svg:x="48.976cm" svg:y="58.148cm">
          <draw:text-box>
            <text:p>op2_addr1</text:p>
          </draw:text-box>
        </draw:frame>
        <draw:line draw:style-name="gr2" draw:text-style-name="P18" draw:layer="layout" svg:x1="23.86cm" svg:y1="6.821cm" svg:x2="44.036cm" svg:y2="6.822cm">
          <text:p text:style-name="P17"><text:span text:style-name="T1">op1_addr0</text:span></text:p>
        </draw:line>
        <draw:line draw:style-name="gr2" draw:text-style-name="P18" draw:layer="layout" svg:x1="37.686cm" svg:y1="23.311cm" svg:x2="44.036cm" svg:y2="23.311cm">
          <text:p text:style-name="P17"><text:span text:style-name="T1">op1_addr0</text:span></text:p>
        </draw:line>
        <draw:frame draw:style-name="gr43" draw:text-style-name="P9" draw:layer="layout" svg:width="1.205cm" svg:height="0.962cm" svg:x="42.385cm" svg:y="22.476cm">
          <draw:text-box>
            <text:p>a1</text:p>
          </draw:text-box>
        </draw:frame>
        <draw:frame draw:style-name="gr43" draw:text-style-name="P9" draw:layer="layout" svg:width="1.205cm" svg:height="0.962cm" svg:x="42.323cm" svg:y="23.184cm">
          <draw:text-box>
            <text:p>a2</text:p>
          </draw:text-box>
        </draw:frame>
        <draw:frame draw:style-name="gr43" draw:text-style-name="P9" draw:layer="layout" svg:width="1.205cm" svg:height="0.962cm" svg:x="42.323cm" svg:y="24.454cm">
          <draw:text-box>
            <text:p>a4</text:p>
          </draw:text-box>
        </draw:frame>
        <draw:line draw:style-name="gr2" draw:text-style-name="P18" draw:layer="layout" svg:x1="37.686cm" svg:y1="40.583cm" svg:x2="44.163cm" svg:y2="40.583cm">
          <text:p text:style-name="P17"><text:span text:style-name="T1">op1_addr0</text:span></text:p>
        </draw:line>
        <draw:line draw:style-name="gr2" draw:text-style-name="P18" draw:layer="layout" svg:x1="37.686cm" svg:y1="41.218cm" svg:x2="44.036cm" svg:y2="41.218cm">
          <text:p text:style-name="P17"><text:span text:style-name="T1">wb_addr0</text:span></text:p>
        </draw:line>
        <draw:line draw:style-name="gr2" draw:text-style-name="P18" draw:layer="layout" svg:x1="37.559cm" svg:y1="41.853cm" svg:x2="44.036cm" svg:y2="41.853cm">
          <text:p text:style-name="P17"><text:span text:style-name="T1">op2_addr0</text:span></text:p>
        </draw:line>
        <draw:line draw:style-name="gr21" draw:text-style-name="P18" draw:layer="layout" svg:x1="37.703cm" svg:y1="57.642cm" svg:x2="44.036cm" svg:y2="57.622cm">
          <text:p text:style-name="P17"><text:span text:style-name="T1">o</text:span><text:span text:style-name="T1">p</text:span><text:span text:style-name="T1">1</text:span><text:span text:style-name="T1">_</text:span><text:span text:style-name="T1">a</text:span><text:span text:style-name="T1">d</text:span><text:span text:style-name="T1">d</text:span><text:span text:style-name="T1">r</text:span><text:span text:style-name="T1">0</text:span></text:p>
        </draw:line>
        <draw:line draw:style-name="gr21" draw:text-style-name="P18" draw:layer="layout" svg:x1="37.686cm" svg:y1="58.236cm" svg:x2="44.036cm" svg:y2="58.236cm">
          <text:p text:style-name="P17"><text:span text:style-name="T1">w</text:span><text:span text:style-name="T1">b</text:span><text:span text:style-name="T1">_</text:span><text:span text:style-name="T1">a</text:span><text:span text:style-name="T1">d</text:span><text:span text:style-name="T1">d</text:span><text:span text:style-name="T1">r</text:span><text:span text:style-name="T1">0</text:span></text:p>
        </draw:line>
        <draw:line draw:style-name="gr21" draw:text-style-name="P18" draw:layer="layout" svg:x1="37.83cm" svg:y1="58.838cm" svg:x2="44.037cm" svg:y2="58.838cm">
          <text:p text:style-name="P17"><text:span text:style-name="T1">op</text:span><text:span text:style-name="T1">2_</text:span><text:span text:style-name="T1">ad</text:span><text:span text:style-name="T1">dr</text:span><text:span text:style-name="T1">0</text:span></text:p>
        </draw:line>
        <draw:frame draw:style-name="gr43" draw:text-style-name="P9" draw:layer="layout" svg:width="1.205cm" svg:height="0.962cm" svg:x="42.385cm" svg:y="6.093cm">
          <draw:text-box>
            <text:p>a1</text:p>
          </draw:text-box>
        </draw:frame>
        <draw:line draw:style-name="gr2" draw:text-style-name="P16" draw:layer="layout" svg:x1="61.054cm" svg:y1="8.071cm" svg:x2="66.777cm" svg:y2="8.092cm">
          <text:p text:style-name="P15"><text:span text:style-name="T1">op2_addr1</text:span></text:p>
        </draw:line>
        <draw:line draw:style-name="gr2" draw:text-style-name="P20" draw:layer="layout" svg:x1="49.243cm" svg:y1="40.583cm" svg:x2="55.466cm" svg:y2="40.583cm">
          <text:p text:style-name="P19"><text:span text:style-name="T1">a1</text:span></text:p>
        </draw:line>
        <draw:line draw:style-name="gr44" draw:text-style-name="P8" draw:layer="layout" svg:x1="49.466cm" svg:y1="23.278cm" svg:x2="55.562cm" svg:y2="23.278cm">
          <text:p/>
        </draw:line>
        <draw:line draw:style-name="gr44" draw:text-style-name="P8" draw:layer="layout" svg:x1="49.593cm" svg:y1="24.548cm" svg:x2="55.554cm" svg:y2="24.527cm">
          <text:p/>
        </draw:line>
        <draw:frame draw:style-name="gr43" draw:text-style-name="P9" draw:layer="layout" svg:width="1.205cm" svg:height="0.962cm" svg:x="65.318cm" svg:y="6.749cm">
          <draw:text-box>
            <text:p>a2</text:p>
          </draw:text-box>
        </draw:frame>
        <draw:frame draw:style-name="gr43" draw:text-style-name="P9" draw:layer="layout" svg:width="1.205cm" svg:height="0.962cm" svg:x="65.318cm" svg:y="7.384cm">
          <draw:text-box>
            <text:p>a3</text:p>
          </draw:text-box>
        </draw:frame>
        <draw:frame draw:style-name="gr43" draw:text-style-name="P9" draw:layer="layout" svg:width="1.205cm" svg:height="0.962cm" svg:x="65.38cm" svg:y="8.019cm">
          <draw:text-box>
            <text:p>a4</text:p>
          </draw:text-box>
        </draw:frame>
        <draw:frame draw:style-name="gr43" draw:text-style-name="P9" draw:layer="layout" svg:width="1.205cm" svg:height="0.962cm" svg:x="54.038cm" svg:y="22.516cm">
          <draw:text-box>
            <text:p>a1</text:p>
          </draw:text-box>
        </draw:frame>
        <draw:frame draw:style-name="gr45" draw:text-style-name="P9" draw:layer="layout" svg:width="1.205cm" svg:height="1.196cm" svg:x="54.23cm" svg:y="23.606cm">
          <draw:text-box>
            <text:p>a3</text:p>
          </draw:text-box>
        </draw:frame>
        <draw:frame draw:style-name="gr43" draw:text-style-name="P9" draw:layer="layout" svg:width="1.205cm" svg:height="0.962cm" svg:x="54.165cm" svg:y="24.475cm">
          <draw:text-box>
            <text:p>a4</text:p>
          </draw:text-box>
        </draw:frame>
        <draw:line draw:style-name="gr2" draw:text-style-name="P20" draw:layer="layout" svg:x1="49.243cm" svg:y1="41.853cm" svg:x2="55.466cm" svg:y2="41.853cm">
          <text:p text:style-name="P19"><text:span text:style-name="T1">a3</text:span></text:p>
        </draw:line>
        <draw:frame draw:style-name="gr43" draw:text-style-name="P9" draw:layer="layout" svg:width="1.205cm" svg:height="0.962cm" svg:x="54.134cm" svg:y="41.726cm">
          <draw:text-box>
            <text:p>a4</text:p>
          </draw:text-box>
        </draw:frame>
        <draw:line draw:style-name="gr21" draw:text-style-name="P20" draw:layer="layout" svg:x1="49.23cm" svg:y1="57.459cm" svg:x2="55.453cm" svg:y2="57.459cm">
          <text:p text:style-name="P19"><text:span text:style-name="T1">a1</text:span></text:p>
        </draw:line>
        <draw:line draw:style-name="gr21" draw:text-style-name="P20" draw:layer="layout" svg:x1="49.23cm" svg:y1="58.221cm" svg:x2="55.453cm" svg:y2="58.221cm">
          <text:p text:style-name="P19"><text:span text:style-name="T1">a2</text:span></text:p>
        </draw:line>
        <draw:line draw:style-name="gr21" draw:text-style-name="P20" draw:layer="layout" svg:x1="49.23cm" svg:y1="58.856cm" svg:x2="55.453cm" svg:y2="58.856cm">
          <text:p text:style-name="P19"><text:span text:style-name="T1">a3</text:span></text:p>
        </draw:line>
        <draw:frame draw:style-name="gr43" draw:text-style-name="P9" draw:layer="layout" svg:width="1.205cm" svg:height="0.962cm" svg:x="54.056cm" svg:y="58.729cm">
          <draw:text-box>
            <text:p>a4</text:p>
          </draw:text-box>
        </draw:frame>
        <draw:line draw:style-name="gr44" draw:text-style-name="P8" draw:layer="layout" svg:x1="72.374cm" svg:y1="24.622cm" svg:x2="78.345cm" svg:y2="24.601cm">
          <text:p/>
        </draw:line>
        <draw:line draw:style-name="gr44" draw:text-style-name="P8" draw:layer="layout" svg:x1="72.501cm" svg:y1="23.987cm" svg:x2="78.345cm" svg:y2="23.966cm">
          <text:p/>
        </draw:line>
        <draw:line draw:style-name="gr44" draw:text-style-name="P8" draw:layer="layout" svg:x1="72.501cm" svg:y1="23.352cm" svg:x2="78.345cm" svg:y2="23.331cm">
          <text:p/>
        </draw:line>
        <draw:line draw:style-name="gr44" draw:text-style-name="P8" draw:layer="layout" svg:x1="60.777cm" svg:y1="41.853cm" svg:x2="66.873cm" svg:y2="41.853cm">
          <text:p/>
        </draw:line>
        <draw:line draw:style-name="gr44" draw:text-style-name="P8" draw:layer="layout" svg:x1="60.777cm" svg:y1="40.456cm" svg:x2="66.873cm" svg:y2="40.456cm">
          <text:p/>
        </draw:line>
        <draw:line draw:style-name="gr44" draw:text-style-name="P8" draw:layer="layout" svg:x1="72.23cm" svg:y1="8.071cm" svg:x2="78.326cm" svg:y2="8.071cm">
          <text:p/>
        </draw:line>
        <draw:line draw:style-name="gr2" draw:text-style-name="P13" draw:layer="layout" svg:x1="72.23cm" svg:y1="6.674cm" svg:x2="78.326cm" svg:y2="6.674cm">
          <text:p text:style-name="P12">op1_addr2</text:p>
        </draw:line>
        <draw:line draw:style-name="gr44" draw:text-style-name="P8" draw:layer="layout" svg:x1="72.23cm" svg:y1="7.309cm" svg:x2="78.326cm" svg:y2="7.309cm">
          <text:p/>
        </draw:line>
        <draw:line draw:style-name="gr44" draw:text-style-name="P8" draw:layer="layout" svg:x1="83.677cm" svg:y1="41.693cm" svg:x2="89.773cm" svg:y2="41.693cm">
          <text:p/>
        </draw:line>
        <draw:line draw:style-name="gr44" draw:text-style-name="P8" draw:layer="layout" svg:x1="83.677cm" svg:y1="40.296cm" svg:x2="89.773cm" svg:y2="40.296cm">
          <text:p/>
        </draw:line>
        <draw:line draw:style-name="gr44" draw:text-style-name="P8" draw:layer="layout" svg:x1="83.677cm" svg:y1="40.931cm" svg:x2="89.773cm" svg:y2="40.931cm">
          <text:p/>
        </draw:line>
        <draw:line draw:style-name="gr44" draw:text-style-name="P8" draw:layer="layout" svg:x1="83.6cm" svg:y1="24.441cm" svg:x2="89.696cm" svg:y2="24.441cm">
          <text:p/>
        </draw:line>
        <draw:line draw:style-name="gr44" draw:text-style-name="P8" draw:layer="layout" svg:x1="83.6cm" svg:y1="23.044cm" svg:x2="89.696cm" svg:y2="23.044cm">
          <text:p/>
        </draw:line>
        <draw:line draw:style-name="gr44" draw:text-style-name="P8" draw:layer="layout" svg:x1="83.6cm" svg:y1="23.679cm" svg:x2="89.696cm" svg:y2="23.679cm">
          <text:p/>
        </draw:line>
        <draw:line draw:style-name="gr44" draw:text-style-name="P8" draw:layer="layout" svg:x1="83.66cm" svg:y1="6.674cm" svg:x2="89.756cm" svg:y2="6.674cm">
          <text:p/>
        </draw:line>
        <draw:line draw:style-name="gr44" draw:text-style-name="P8" draw:layer="layout" svg:x1="83.66cm" svg:y1="7.944cm" svg:x2="89.756cm" svg:y2="7.944cm">
          <text:p/>
        </draw:line>
        <draw:line draw:style-name="gr44" draw:text-style-name="P8" draw:layer="layout" svg:x1="83.66cm" svg:y1="7.309cm" svg:x2="89.756cm" svg:y2="7.309cm">
          <text:p/>
        </draw:line>
        <draw:line draw:style-name="gr44" draw:text-style-name="P8" draw:layer="layout" svg:x1="60.817cm" svg:y1="58.912cm" svg:x2="66.913cm" svg:y2="58.912cm">
          <text:p/>
        </draw:line>
        <draw:line draw:style-name="gr44" draw:text-style-name="P8" draw:layer="layout" svg:x1="60.817cm" svg:y1="57.515cm" svg:x2="66.913cm" svg:y2="57.515cm">
          <text:p/>
        </draw:line>
        <draw:line draw:style-name="gr44" draw:text-style-name="P8" draw:layer="layout" svg:x1="60.817cm" svg:y1="58.15cm" svg:x2="66.913cm" svg:y2="58.15cm">
          <text:p/>
        </draw:line>
        <draw:line draw:style-name="gr44" draw:text-style-name="P8" draw:layer="layout" svg:x1="72.992cm" svg:y1="58.744cm" svg:x2="78.326cm" svg:y2="58.744cm">
          <text:p/>
        </draw:line>
        <draw:line draw:style-name="gr44" draw:text-style-name="P8" draw:layer="layout" svg:x1="72.992cm" svg:y1="57.347cm" svg:x2="78.326cm" svg:y2="57.347cm">
          <text:p/>
        </draw:line>
        <draw:frame draw:style-name="gr43" draw:text-style-name="P9" draw:layer="layout" svg:width="1.205cm" svg:height="0.962cm" svg:x="76.994cm" svg:y="7.944cm">
          <draw:text-box>
            <text:p>a4</text:p>
          </draw:text-box>
        </draw:frame>
        <draw:frame draw:style-name="gr43" draw:text-style-name="P9" draw:layer="layout" svg:width="1.205cm" svg:height="0.962cm" svg:x="88.297cm" svg:y="7.871cm">
          <draw:text-box>
            <text:p>a4</text:p>
          </draw:text-box>
        </draw:frame>
        <draw:frame draw:style-name="gr43" draw:text-style-name="P9" draw:layer="layout" svg:width="1.205cm" svg:height="0.962cm" svg:x="76.948cm" svg:y="24.474cm">
          <draw:text-box>
            <text:p>a4</text:p>
          </draw:text-box>
        </draw:frame>
        <draw:frame draw:style-name="gr43" draw:text-style-name="P9" draw:layer="layout" svg:width="1.205cm" svg:height="0.962cm" svg:x="88.237cm" svg:y="24.368cm">
          <draw:text-box>
            <text:p>a4</text:p>
          </draw:text-box>
        </draw:frame>
        <draw:frame draw:style-name="gr43" draw:text-style-name="P9" draw:layer="layout" svg:width="1.205cm" svg:height="0.962cm" svg:x="65.476cm" svg:y="41.78cm">
          <draw:text-box>
            <text:p>a4</text:p>
          </draw:text-box>
        </draw:frame>
        <draw:frame draw:style-name="gr43" draw:text-style-name="P9" draw:layer="layout" svg:width="1.205cm" svg:height="0.962cm" svg:x="88.314cm" svg:y="41.62cm">
          <draw:text-box>
            <text:p>a4</text:p>
          </draw:text-box>
        </draw:frame>
        <draw:frame draw:style-name="gr43" draw:text-style-name="P9" draw:layer="layout" svg:width="1.205cm" svg:height="0.962cm" svg:x="42.571cm" svg:y="58.699cm">
          <draw:text-box>
            <text:p>a4</text:p>
          </draw:text-box>
        </draw:frame>
        <draw:frame draw:style-name="gr43" draw:text-style-name="P9" draw:layer="layout" svg:width="1.205cm" svg:height="0.962cm" svg:x="65.454cm" svg:y="58.839cm">
          <draw:text-box>
            <text:p>a4</text:p>
          </draw:text-box>
        </draw:frame>
        <draw:frame draw:style-name="gr43" draw:text-style-name="P9" draw:layer="layout" svg:width="1.205cm" svg:height="0.962cm" svg:x="76.867cm" svg:y="58.617cm">
          <draw:text-box>
            <text:p>a4</text:p>
          </draw:text-box>
        </draw:frame>
        <draw:frame draw:style-name="gr43" draw:text-style-name="P9" draw:layer="layout" svg:width="1.205cm" svg:height="0.962cm" svg:x="42.704cm" svg:y="39.875cm">
          <draw:text-box>
            <text:p>a1</text:p>
          </draw:text-box>
        </draw:frame>
        <draw:frame draw:style-name="gr43" draw:text-style-name="P9" draw:layer="layout" svg:width="1.205cm" svg:height="0.962cm" svg:x="42.577cm" svg:y="40.583cm">
          <draw:text-box>
            <text:p>a2</text:p>
          </draw:text-box>
        </draw:frame>
        <draw:frame draw:style-name="gr43" draw:text-style-name="P9" draw:layer="layout" svg:width="1.205cm" svg:height="0.962cm" svg:x="42.324cm" svg:y="23.184cm">
          <draw:text-box>
            <text:p>a2</text:p>
          </draw:text-box>
        </draw:frame>
        <draw:frame draw:style-name="gr43" draw:text-style-name="P9" draw:layer="layout" svg:width="1.205cm" svg:height="0.962cm" svg:x="42.577cm" svg:y="41.145cm">
          <draw:text-box>
            <text:p>a3</text:p>
          </draw:text-box>
        </draw:frame>
        <draw:frame draw:style-name="gr43" draw:text-style-name="P9" draw:layer="layout" svg:width="1.205cm" svg:height="0.962cm" svg:x="42.639cm" svg:y="56.839cm">
          <draw:text-box>
            <text:p>a1</text:p>
          </draw:text-box>
        </draw:frame>
        <draw:frame draw:style-name="gr43" draw:text-style-name="P9" draw:layer="layout" svg:width="1.205cm" svg:height="0.962cm" svg:x="42.512cm" svg:y="57.528cm">
          <draw:text-box>
            <text:p>a2</text:p>
          </draw:text-box>
        </draw:frame>
        <draw:frame draw:style-name="gr43" draw:text-style-name="P9" draw:layer="layout" svg:width="1.205cm" svg:height="0.962cm" svg:x="42.577cm" svg:y="58.109cm">
          <draw:text-box>
            <text:p>a3</text:p>
          </draw:text-box>
        </draw:frame>
        <draw:frame draw:style-name="gr43" draw:text-style-name="P9" draw:layer="layout" svg:width="1.205cm" svg:height="0.962cm" svg:x="76.929cm" svg:y="5.912cm">
          <draw:text-box>
            <text:p>a1</text:p>
          </draw:text-box>
        </draw:frame>
        <draw:frame draw:style-name="gr43" draw:text-style-name="P9" draw:layer="layout" svg:width="1.205cm" svg:height="0.962cm" svg:x="76.929cm" svg:y="6.547cm">
          <draw:text-box>
            <text:p>a2</text:p>
          </draw:text-box>
        </draw:frame>
        <draw:frame draw:style-name="gr43" draw:text-style-name="P9" draw:layer="layout" svg:width="1.205cm" svg:height="0.962cm" svg:x="76.867cm" svg:y="7.309cm">
          <draw:text-box>
            <text:p>a3</text:p>
          </draw:text-box>
        </draw:frame>
        <draw:frame draw:style-name="gr43" draw:text-style-name="P9" draw:layer="layout" svg:width="1.205cm" svg:height="0.962cm" svg:x="76.821cm" svg:y="22.569cm">
          <draw:text-box>
            <text:p>a1</text:p>
          </draw:text-box>
        </draw:frame>
        <draw:frame draw:style-name="gr43" draw:text-style-name="P9" draw:layer="layout" svg:width="1.205cm" svg:height="0.962cm" svg:x="76.759cm" svg:y="23.204cm">
          <draw:text-box>
            <text:p>a2</text:p>
          </draw:text-box>
        </draw:frame>
        <draw:frame draw:style-name="gr43" draw:text-style-name="P9" draw:layer="layout" svg:width="1.205cm" svg:height="0.962cm" svg:x="76.759cm" svg:y="23.839cm">
          <draw:text-box>
            <text:p>a3</text:p>
          </draw:text-box>
        </draw:frame>
        <draw:frame draw:style-name="gr43" draw:text-style-name="P9" draw:layer="layout" svg:width="1.205cm" svg:height="0.962cm" svg:x="65.414cm" svg:y="39.748cm">
          <draw:text-box>
            <text:p>a1</text:p>
          </draw:text-box>
        </draw:frame>
        <draw:frame draw:style-name="gr43" draw:text-style-name="P9" draw:layer="layout" svg:width="1.205cm" svg:height="0.962cm" svg:x="65.414cm" svg:y="41.145cm">
          <draw:text-box>
            <text:p>a3</text:p>
          </draw:text-box>
        </draw:frame>
        <draw:frame draw:style-name="gr43" draw:text-style-name="P9" draw:layer="layout" svg:width="1.205cm" svg:height="0.962cm" svg:x="65.454cm" svg:y="56.753cm">
          <draw:text-box>
            <text:p>a1</text:p>
          </draw:text-box>
        </draw:frame>
        <draw:frame draw:style-name="gr43" draw:text-style-name="P9" draw:layer="layout" svg:width="1.205cm" svg:height="0.962cm" svg:x="65.389cm" svg:y="57.388cm">
          <draw:text-box>
            <text:p>a2</text:p>
          </draw:text-box>
        </draw:frame>
        <draw:frame draw:style-name="gr43" draw:text-style-name="P9" draw:layer="layout" svg:width="1.205cm" svg:height="0.962cm" svg:x="65.389cm" svg:y="58.15cm">
          <draw:text-box>
            <text:p>a3</text:p>
          </draw:text-box>
        </draw:frame>
        <draw:frame draw:style-name="gr8" draw:text-style-name="P9" draw:layer="layout" svg:width="1.205cm" svg:height="0.962cm" svg:x="76.929cm" svg:y="56.458cm">
          <draw:text-box>
            <text:p>a1</text:p>
          </draw:text-box>
        </draw:frame>
        <draw:frame draw:style-name="gr43" draw:text-style-name="P9" draw:layer="layout" svg:width="1.205cm" svg:height="0.962cm" svg:x="76.929cm" svg:y="57.982cm">
          <draw:text-box>
            <text:p>a3</text:p>
          </draw:text-box>
        </draw:frame>
        <draw:frame draw:style-name="gr43" draw:text-style-name="P9" draw:layer="layout" svg:width="1.205cm" svg:height="0.962cm" svg:x="88.249cm" svg:y="39.407cm">
          <draw:text-box>
            <text:p>a1</text:p>
          </draw:text-box>
        </draw:frame>
        <draw:frame draw:style-name="gr43" draw:text-style-name="P9" draw:layer="layout" svg:width="1.205cm" svg:height="0.962cm" svg:x="88.249cm" svg:y="40.223cm">
          <draw:text-box>
            <text:p>a2</text:p>
          </draw:text-box>
        </draw:frame>
        <draw:frame draw:style-name="gr43" draw:text-style-name="P9" draw:layer="layout" svg:width="1.205cm" svg:height="0.962cm" svg:x="88.249cm" svg:y="40.931cm">
          <draw:text-box>
            <text:p>a3</text:p>
          </draw:text-box>
        </draw:frame>
        <draw:frame draw:style-name="gr43" draw:text-style-name="P9" draw:layer="layout" svg:width="1.205cm" svg:height="0.962cm" svg:x="88.172cm" svg:y="22.155cm">
          <draw:text-box>
            <text:p>a1</text:p>
          </draw:text-box>
        </draw:frame>
        <draw:frame draw:style-name="gr43" draw:text-style-name="P9" draw:layer="layout" svg:width="1.205cm" svg:height="0.962cm" svg:x="88.172cm" svg:y="22.971cm">
          <draw:text-box>
            <text:p>a2</text:p>
          </draw:text-box>
        </draw:frame>
        <draw:frame draw:style-name="gr43" draw:text-style-name="P9" draw:layer="layout" svg:width="1.205cm" svg:height="0.962cm" svg:x="88.172cm" svg:y="23.679cm">
          <draw:text-box>
            <text:p>a3</text:p>
          </draw:text-box>
        </draw:frame>
        <draw:frame draw:style-name="gr43" draw:text-style-name="P9" draw:layer="layout" svg:width="1.205cm" svg:height="0.962cm" svg:x="88.359cm" svg:y="5.658cm">
          <draw:text-box>
            <text:p>a1</text:p>
          </draw:text-box>
        </draw:frame>
        <draw:frame draw:style-name="gr43" draw:text-style-name="P9" draw:layer="layout" svg:width="1.205cm" svg:height="0.962cm" svg:x="88.359cm" svg:y="6.474cm">
          <draw:text-box>
            <text:p>a2</text:p>
          </draw:text-box>
        </draw:frame>
        <draw:frame draw:style-name="gr43" draw:text-style-name="P9" draw:layer="layout" svg:width="1.205cm" svg:height="0.962cm" svg:x="88.359cm" svg:y="7.182cm">
          <draw:text-box>
            <text:p>a3</text:p>
          </draw:text-box>
        </draw:frame>
        <draw:frame draw:style-name="gr42" draw:text-style-name="P9" draw:layer="layout" svg:width="3.525cm" svg:height="0.962cm" svg:x="72.284cm" svg:y="22.569cm">
          <draw:text-box>
            <text:p>op1_addr2</text:p>
          </draw:text-box>
        </draw:frame>
        <draw:frame draw:style-name="gr42" draw:text-style-name="P9" draw:layer="layout" svg:width="3.525cm" svg:height="0.962cm" svg:x="60.554cm" svg:y="39.621cm">
          <draw:text-box>
            <text:p>op1_addr2</text:p>
          </draw:text-box>
        </draw:frame>
        <draw:frame draw:style-name="gr42" draw:text-style-name="P9" draw:layer="layout" svg:width="3.525cm" svg:height="0.962cm" svg:x="60.563cm" svg:y="56.626cm">
          <draw:text-box>
            <text:p>op1_addr2</text:p>
          </draw:text-box>
        </draw:frame>
        <draw:frame draw:style-name="gr42" draw:text-style-name="P9" draw:layer="layout" svg:width="3.525cm" svg:height="0.962cm" svg:x="83.533cm" svg:y="5.839cm">
          <draw:text-box>
            <text:p>op1_addr3</text:p>
          </draw:text-box>
        </draw:frame>
        <draw:frame draw:style-name="gr42" draw:text-style-name="P9" draw:layer="layout" svg:width="3.525cm" svg:height="0.962cm" svg:x="83.473cm" svg:y="22.082cm">
          <draw:text-box>
            <text:p>op1_addr3</text:p>
          </draw:text-box>
        </draw:frame>
        <draw:frame draw:style-name="gr42" draw:text-style-name="P9" draw:layer="layout" svg:width="3.525cm" svg:height="0.962cm" svg:x="83.454cm" svg:y="39.461cm">
          <draw:text-box>
            <text:p>op1_addr3</text:p>
          </draw:text-box>
        </draw:frame>
        <draw:frame draw:style-name="gr42" draw:text-style-name="P9" draw:layer="layout" svg:width="3.525cm" svg:height="0.962cm" svg:x="73.023cm" svg:y="56.458cm">
          <draw:text-box>
            <text:p>op1_addr3</text:p>
          </draw:text-box>
        </draw:frame>
        <draw:frame draw:style-name="gr42" draw:text-style-name="P9" draw:layer="layout" svg:width="3.525cm" svg:height="0.962cm" svg:x="71.976cm" svg:y="7.309cm">
          <draw:text-box>
            <text:p>op2_addr2</text:p>
          </draw:text-box>
        </draw:frame>
        <draw:frame draw:style-name="gr42" draw:text-style-name="P9" draw:layer="layout" svg:width="3.525cm" svg:height="0.962cm" svg:x="72.274cm" svg:y="23.811cm">
          <draw:text-box>
            <text:p>op2_addr2</text:p>
          </draw:text-box>
        </draw:frame>
        <draw:frame draw:style-name="gr42" draw:text-style-name="P9" draw:layer="layout" svg:width="3.525cm" svg:height="0.962cm" svg:x="60.554cm" svg:y="41.145cm">
          <draw:text-box>
            <text:p>op2_addr2</text:p>
          </draw:text-box>
        </draw:frame>
        <draw:frame draw:style-name="gr42" draw:text-style-name="P9" draw:layer="layout" svg:width="3.525cm" svg:height="0.962cm" svg:x="60.563cm" svg:y="58.15cm">
          <draw:text-box>
            <text:p>op2_addr2</text:p>
          </draw:text-box>
        </draw:frame>
        <draw:frame draw:style-name="gr42" draw:text-style-name="P9" draw:layer="layout" svg:width="3.525cm" svg:height="0.962cm" svg:x="72.992cm" svg:y="57.982cm">
          <draw:text-box>
            <text:p>op2_addr3</text:p>
          </draw:text-box>
        </draw:frame>
        <draw:frame draw:style-name="gr42" draw:text-style-name="P9" draw:layer="layout" svg:width="3.525cm" svg:height="0.962cm" svg:x="83.327cm" svg:y="40.931cm">
          <draw:text-box>
            <text:p>op2_addr3</text:p>
          </draw:text-box>
        </draw:frame>
        <draw:frame draw:style-name="gr42" draw:text-style-name="P9" draw:layer="layout" svg:width="3.525cm" svg:height="0.962cm" svg:x="83.25cm" svg:y="23.606cm">
          <draw:text-box>
            <text:p>op2_addr3</text:p>
          </draw:text-box>
        </draw:frame>
        <draw:frame draw:style-name="gr42" draw:text-style-name="P9" draw:layer="layout" svg:width="3.525cm" svg:height="0.962cm" svg:x="83.437cm" svg:y="7.109cm">
          <draw:text-box>
            <text:p>op2_addr3</text:p>
          </draw:text-box>
        </draw:frame>
        <draw:line draw:style-name="gr12" draw:text-style-name="P13" draw:layer="layout" svg:x1="103.87cm" svg:y1="9.382cm" svg:x2="109.077cm" svg:y2="9.382cm">
          <text:p text:style-name="P12">op1_data1</text:p>
        </draw:line>
        <draw:line draw:style-name="gr4" draw:text-style-name="P13" draw:layer="layout" svg:x1="103.87cm" svg:y1="10.652cm" svg:x2="109.077cm" svg:y2="10.652cm">
          <text:p text:style-name="P12">op2_data1</text:p>
        </draw:line>
        <draw:custom-shape draw:style-name="gr13" draw:text-style-name="P14" draw:layer="layout" svg:width="2.54cm" svg:height="1.143cm" svg:x="109.077cm" svg:y="9.255cm">
          <text:p text:style-name="P1">reg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2.54cm" svg:height="1.143cm" svg:x="109.077cm" svg:y="10.525cm">
          <text:p text:style-name="P1">reg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11.617cm" svg:y1="9.382cm" svg:x2="116.57cm" svg:y2="9.382cm">
          <text:p text:style-name="P7">op1_data1_reg</text:p>
        </draw:line>
        <draw:line draw:style-name="gr4" draw:text-style-name="P4" draw:layer="layout" svg:x1="111.617cm" svg:y1="10.652cm" svg:x2="116.57cm" svg:y2="10.652cm">
          <text:p text:style-name="P7">op2_data1_reg</text:p>
        </draw:line>
        <draw:line draw:style-name="gr7" draw:text-style-name="P8" draw:layer="layout" svg:x1="109.077cm" svg:y1="9.763cm" svg:x2="109.331cm" svg:y2="10.017cm">
          <text:p/>
        </draw:line>
        <draw:line draw:style-name="gr7" draw:text-style-name="P8" draw:layer="layout" svg:x1="109.077cm" svg:y1="10.271cm" svg:x2="109.331cm" svg:y2="10.017cm">
          <text:p/>
        </draw:line>
        <draw:line draw:style-name="gr7" draw:text-style-name="P8" draw:layer="layout" svg:x1="109.077cm" svg:y1="11.033cm" svg:x2="109.331cm" svg:y2="11.287cm">
          <text:p/>
        </draw:line>
        <draw:line draw:style-name="gr7" draw:text-style-name="P8" draw:layer="layout" svg:x1="109.077cm" svg:y1="11.541cm" svg:x2="109.331cm" svg:y2="11.287cm">
          <text:p/>
        </draw:line>
        <draw:line draw:style-name="gr7" draw:text-style-name="P8" draw:layer="layout" svg:x1="107.68cm" svg:y1="10.034cm" svg:x2="109.077cm" svg:y2="10.017cm">
          <text:p/>
        </draw:line>
        <draw:line draw:style-name="gr7" draw:text-style-name="P8" draw:layer="layout" svg:x1="107.68cm" svg:y1="11.287cm" svg:x2="109.077cm" svg:y2="11.287cm">
          <text:p/>
        </draw:line>
        <draw:custom-shape draw:style-name="gr15" draw:text-style-name="P7" draw:layer="layout" svg:width="0.127cm" svg:height="0.127cm" svg:x="107.601cm" svg:y="11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3" draw:layer="layout" svg:x1="103.87cm" svg:y1="12.684cm" svg:x2="109.077cm" svg:y2="12.684cm">
          <text:p text:style-name="P12">op1_data2</text:p>
        </draw:line>
        <draw:line draw:style-name="gr4" draw:text-style-name="P13" draw:layer="layout" svg:x1="103.87cm" svg:y1="13.954cm" svg:x2="109.077cm" svg:y2="13.954cm">
          <text:p text:style-name="P12">op2_data2</text:p>
        </draw:line>
        <draw:custom-shape draw:style-name="gr13" draw:text-style-name="P14" draw:layer="layout" svg:width="2.54cm" svg:height="1.143cm" svg:x="109.077cm" svg:y="12.557cm">
          <text:p text:style-name="P1">reg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2.54cm" svg:height="1.143cm" svg:x="109.077cm" svg:y="13.827cm">
          <text:p text:style-name="P1">reg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11.617cm" svg:y1="12.684cm" svg:x2="116.57cm" svg:y2="12.684cm">
          <text:p text:style-name="P7">op1_data2_reg</text:p>
        </draw:line>
        <draw:line draw:style-name="gr4" draw:text-style-name="P4" draw:layer="layout" svg:x1="111.617cm" svg:y1="13.954cm" svg:x2="116.57cm" svg:y2="13.954cm">
          <text:p text:style-name="P7">op2_data2_reg</text:p>
        </draw:line>
        <draw:line draw:style-name="gr7" draw:text-style-name="P8" draw:layer="layout" svg:x1="109.077cm" svg:y1="13.065cm" svg:x2="109.331cm" svg:y2="13.319cm">
          <text:p/>
        </draw:line>
        <draw:line draw:style-name="gr7" draw:text-style-name="P8" draw:layer="layout" svg:x1="109.077cm" svg:y1="13.573cm" svg:x2="109.331cm" svg:y2="13.319cm">
          <text:p/>
        </draw:line>
        <draw:line draw:style-name="gr7" draw:text-style-name="P8" draw:layer="layout" svg:x1="109.077cm" svg:y1="14.335cm" svg:x2="109.331cm" svg:y2="14.589cm">
          <text:p/>
        </draw:line>
        <draw:line draw:style-name="gr7" draw:text-style-name="P8" draw:layer="layout" svg:x1="109.077cm" svg:y1="14.843cm" svg:x2="109.331cm" svg:y2="14.589cm">
          <text:p/>
        </draw:line>
        <draw:line draw:style-name="gr7" draw:text-style-name="P8" draw:layer="layout" svg:x1="107.68cm" svg:y1="13.319cm" svg:x2="109.077cm" svg:y2="13.319cm">
          <text:p/>
        </draw:line>
        <draw:line draw:style-name="gr7" draw:text-style-name="P8" draw:layer="layout" svg:x1="107.68cm" svg:y1="14.589cm" svg:x2="109.077cm" svg:y2="14.589cm">
          <text:p/>
        </draw:line>
        <draw:custom-shape draw:style-name="gr15" draw:text-style-name="P7" draw:layer="layout" svg:width="0.127cm" svg:height="0.127cm" svg:x="107.615cm" svg:y="14.5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3" draw:layer="layout" svg:x1="103.87cm" svg:y1="15.986cm" svg:x2="109.077cm" svg:y2="15.986cm">
          <text:p text:style-name="P12">op1_data3</text:p>
        </draw:line>
        <draw:line draw:style-name="gr4" draw:text-style-name="P13" draw:layer="layout" svg:x1="103.87cm" svg:y1="17.256cm" svg:x2="109.077cm" svg:y2="17.256cm">
          <text:p text:style-name="P12">op2_data3</text:p>
        </draw:line>
        <draw:custom-shape draw:style-name="gr13" draw:text-style-name="P14" draw:layer="layout" svg:width="2.54cm" svg:height="1.143cm" svg:x="109.077cm" svg:y="15.859cm">
          <text:p text:style-name="P1">reg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2.54cm" svg:height="1.143cm" svg:x="109.077cm" svg:y="17.129cm">
          <text:p text:style-name="P1">reg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11.617cm" svg:y1="15.986cm" svg:x2="116.57cm" svg:y2="15.986cm">
          <text:p text:style-name="P7">op1_data3_reg</text:p>
        </draw:line>
        <draw:line draw:style-name="gr4" draw:text-style-name="P4" draw:layer="layout" svg:x1="111.617cm" svg:y1="17.256cm" svg:x2="116.57cm" svg:y2="17.256cm">
          <text:p text:style-name="P7">op2_data3_reg</text:p>
        </draw:line>
        <draw:line draw:style-name="gr7" draw:text-style-name="P8" draw:layer="layout" svg:x1="109.077cm" svg:y1="16.367cm" svg:x2="109.331cm" svg:y2="16.621cm">
          <text:p/>
        </draw:line>
        <draw:line draw:style-name="gr7" draw:text-style-name="P8" draw:layer="layout" svg:x1="109.077cm" svg:y1="16.875cm" svg:x2="109.331cm" svg:y2="16.621cm">
          <text:p/>
        </draw:line>
        <draw:line draw:style-name="gr7" draw:text-style-name="P8" draw:layer="layout" svg:x1="109.077cm" svg:y1="17.637cm" svg:x2="109.331cm" svg:y2="17.891cm">
          <text:p/>
        </draw:line>
        <draw:line draw:style-name="gr7" draw:text-style-name="P8" draw:layer="layout" svg:x1="109.077cm" svg:y1="18.145cm" svg:x2="109.331cm" svg:y2="17.891cm">
          <text:p/>
        </draw:line>
        <draw:line draw:style-name="gr7" draw:text-style-name="P8" draw:layer="layout" svg:x1="107.68cm" svg:y1="16.621cm" svg:x2="109.077cm" svg:y2="16.621cm">
          <text:p/>
        </draw:line>
        <draw:line draw:style-name="gr7" draw:text-style-name="P8" draw:layer="layout" svg:x1="107.68cm" svg:y1="17.891cm" svg:x2="109.077cm" svg:y2="17.891cm">
          <text:p/>
        </draw:line>
        <draw:custom-shape draw:style-name="gr15" draw:text-style-name="P7" draw:layer="layout" svg:width="0.127cm" svg:height="0.127cm" svg:x="107.607cm" svg:y="17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41.513cm" svg:y1="12.303cm" svg:x2="44.053cm" svg:y2="12.303cm">
          <text:p text:style-name="P7">clk_n</text:p>
        </draw:line>
        <draw:line draw:style-name="gr5" draw:text-style-name="P4" draw:layer="layout" svg:x1="41.513cm" svg:y1="28.813cm" svg:x2="44.053cm" svg:y2="28.813cm">
          <text:p text:style-name="P7">clk_n</text:p>
        </draw:line>
        <draw:line draw:style-name="gr5" draw:text-style-name="P4" draw:layer="layout" svg:x1="41.513cm" svg:y1="46.085cm" svg:x2="44.053cm" svg:y2="46.085cm">
          <text:p text:style-name="P7">clk_n</text:p>
        </draw:line>
        <draw:line draw:style-name="gr5" draw:text-style-name="P4" draw:layer="layout" svg:x1="28.94cm" svg:y1="74.66cm" svg:x2="31.48cm" svg:y2="74.66cm">
          <text:p text:style-name="P7">clk_n</text:p>
        </draw:line>
        <draw:line draw:style-name="gr5" draw:text-style-name="P4" draw:layer="layout" svg:x1="64.246cm" svg:y1="12.303cm" svg:x2="66.786cm" svg:y2="12.303cm">
          <text:p text:style-name="P7">clk_n</text:p>
        </draw:line>
        <draw:line draw:style-name="gr5" draw:text-style-name="P4" draw:layer="layout" svg:x1="53.062cm" svg:y1="28.919cm" svg:x2="55.602cm" svg:y2="28.919cm">
          <text:p text:style-name="P7">clk_n</text:p>
        </draw:line>
        <draw:line draw:style-name="gr5" draw:text-style-name="P4" draw:layer="layout" svg:x1="52.943cm" svg:y1="46.085cm" svg:x2="55.483cm" svg:y2="46.085cm">
          <text:p text:style-name="P7">clk_n</text:p>
        </draw:line>
        <draw:line draw:style-name="gr5" draw:text-style-name="P4" draw:layer="layout" svg:x1="52.922cm" svg:y1="63.194cm" svg:x2="55.462cm" svg:y2="63.194cm">
          <text:p text:style-name="P7">clk_n</text:p>
        </draw:line>
        <draw:line draw:style-name="gr5" draw:text-style-name="P4" draw:layer="layout" svg:x1="75.826cm" svg:y1="12.303cm" svg:x2="78.366cm" svg:y2="12.303cm">
          <text:p text:style-name="P7">clk_n</text:p>
        </draw:line>
        <draw:line draw:style-name="gr5" draw:text-style-name="P4" draw:layer="layout" svg:x1="75.876cm" svg:y1="29.014cm" svg:x2="78.416cm" svg:y2="29.014cm">
          <text:p text:style-name="P7">clk_n</text:p>
        </draw:line>
        <draw:line draw:style-name="gr5" draw:text-style-name="P4" draw:layer="layout" svg:x1="64.396cm" svg:y1="45.958cm" svg:x2="66.936cm" svg:y2="45.958cm">
          <text:p text:style-name="P7">clk_n</text:p>
        </draw:line>
        <draw:line draw:style-name="gr5" draw:text-style-name="P4" draw:layer="layout" svg:x1="64.413cm" svg:y1="63.271cm" svg:x2="66.953cm" svg:y2="63.271cm">
          <text:p text:style-name="P7">clk_n</text:p>
        </draw:line>
        <draw:line draw:style-name="gr5" draw:text-style-name="P4" draw:layer="layout" svg:x1="75.803cm" svg:y1="63.23cm" svg:x2="78.343cm" svg:y2="63.23cm">
          <text:p text:style-name="P7">clk_n</text:p>
        </draw:line>
        <draw:line draw:style-name="gr5" draw:text-style-name="P4" draw:layer="layout" svg:x1="87.25cm" svg:y1="45.925cm" svg:x2="89.79cm" svg:y2="45.925cm">
          <text:p text:style-name="P7">clk_n</text:p>
        </draw:line>
        <draw:line draw:style-name="gr5" draw:text-style-name="P4" draw:layer="layout" svg:x1="87.204cm" svg:y1="28.981cm" svg:x2="89.744cm" svg:y2="28.981cm">
          <text:p text:style-name="P7">clk_n</text:p>
        </draw:line>
        <draw:line draw:style-name="gr5" draw:text-style-name="P4" draw:layer="layout" svg:x1="87.233cm" svg:y1="12.43cm" svg:x2="89.773cm" svg:y2="12.43cm">
          <text:p text:style-name="P7">clk_n</text:p>
        </draw:line>
        <draw:line draw:style-name="gr5" draw:text-style-name="P4" draw:layer="layout" svg:x1="23.86cm" svg:y1="74.66cm" svg:x2="26.4cm" svg:y2="74.66cm">
          <text:p text:style-name="P7">clk</text:p>
        </draw:line>
        <draw:line draw:style-name="gr5" draw:text-style-name="P4" draw:layer="layout" svg:x1="41.513cm" svg:y1="63.357cm" svg:x2="44.053cm" svg:y2="63.357cm">
          <text:p text:style-name="P7">clk_n</text:p>
        </draw:line>
        <draw:custom-shape draw:style-name="gr46" draw:text-style-name="P7" draw:layer="layout" svg:width="2.54cm" svg:height="2.539cm" draw:transform="rotate (-1.5707963267949) translate (28.939cm 73.3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7" draw:text-style-name="P24" draw:layer="layout" svg:width="0.419cm" svg:height="0.419cm" svg:x="28.686cm" svg:y="74.4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4" draw:layer="layout" svg:x1="106.41cm" svg:y1="71.485cm" svg:x2="112.76cm" svg:y2="71.485cm">
          <text:p text:style-name="P7">1-bit control line</text:p>
        </draw:line>
        <draw:line draw:style-name="gr48" draw:text-style-name="P4" draw:layer="layout" svg:x1="106.41cm" svg:y1="72.755cm" svg:x2="112.76cm" svg:y2="72.755cm">
          <text:p text:style-name="P7">5-bit address line</text:p>
        </draw:line>
        <draw:line draw:style-name="gr49" draw:text-style-name="P4" draw:layer="layout" svg:x1="106.41cm" svg:y1="74.025cm" svg:x2="112.76cm" svg:y2="74.025cm">
          <text:p text:style-name="P7">32/64-bit data line</text:p>
        </draw:line>
        <draw:custom-shape draw:style-name="gr50" draw:text-style-name="P25" draw:layer="layout" svg:width="8.89cm" svg:height="5.08cm" svg:x="105.14cm" svg:y="69.58cm">
          <text:p text:style-name="P1">Legend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0.127cm" svg:height="0.127cm" svg:x="107.607cm" svg:y="9.9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127cm" svg:height="0.127cm" svg:x="107.607cm" svg:y="13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127cm" svg:height="0.127cm" svg:x="107.608cm" svg:y="16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0" draw:layer="layout" svg:width="2.54cm" svg:height="2.54cm" draw:transform="rotate (1.5707963267949) translate (33.344cm 64.5cm)">
          <text:p/>
          <draw:enhanced-geometry svg:viewBox="0 0 21600 21600" draw:glue-points="?f6 10800 10800 21600 ?f5 10800 10800 0" draw:text-areas="?f3 ?f3 ?f4 ?f4" draw:type="trapezoid" draw:modifiers="2386.1453686696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2" draw:text-style-name="P8" draw:layer="layout" svg:x1="31.312cm" svg:y1="63.992cm" svg:x2="33.344cm" svg:y2="63.992cm">
          <text:p/>
        </draw:line>
        <draw:line draw:style-name="gr53" draw:text-style-name="P8" draw:layer="layout" svg:x1="34.782cm" svg:y1="65.262cm" svg:x2="34.782cm" svg:y2="64.373cm">
          <text:p/>
        </draw:line>
        <draw:frame draw:style-name="gr54" draw:text-style-name="P9" draw:layer="layout" svg:width="1.311cm" svg:height="0.962cm" svg:x="34.868cm" svg:y="64.173cm">
          <draw:text-box>
            <text:p>sel</text:p>
          </draw:text-box>
        </draw:frame>
        <draw:frame draw:style-name="gr55" draw:text-style-name="P9" draw:layer="layout" svg:width="2.034cm" svg:height="0.962cm" svg:x="33.217cm" svg:y="63.411cm">
          <draw:text-box>
            <text:p>sel=0</text:p>
          </draw:text-box>
        </draw:frame>
        <draw:frame draw:style-name="gr55" draw:text-style-name="P9" draw:layer="layout" svg:width="2.034cm" svg:height="0.962cm" svg:x="33.215cm" svg:y="62.087cm">
          <draw:text-box>
            <text:p>sel=1</text:p>
          </draw:text-box>
        </draw:frame>
        <draw:custom-shape draw:style-name="gr56" draw:text-style-name="P14" draw:layer="layout" svg:width="1.27cm" svg:height="1.27cm" svg:x="30.931cm" svg:y="63.357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2" draw:layer="layout" svg:width="2.54cm" svg:height="2.54cm" draw:transform="rotate (1.5707963267949) translate (33.344cm 61.579cm)">
          <text:p/>
          <draw:enhanced-geometry svg:viewBox="0 0 21600 21600" draw:glue-points="?f6 10800 10800 21600 ?f5 10800 10800 0" draw:text-areas="?f3 ?f3 ?f4 ?f4" draw:type="trapezoid" draw:modifiers="2386.1453686696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4" draw:text-style-name="P8" draw:layer="layout" svg:x1="31.353cm" svg:y1="60.944cm" svg:x2="33.385cm" svg:y2="60.944cm">
          <text:p/>
        </draw:line>
        <draw:line draw:style-name="gr53" draw:text-style-name="P8" draw:layer="layout" svg:x1="34.614cm" svg:y1="61.833cm" svg:x2="34.614cm" svg:y2="61.452cm">
          <text:p/>
        </draw:line>
        <draw:frame draw:style-name="gr54" draw:text-style-name="P9" draw:layer="layout" svg:width="1.311cm" svg:height="0.962cm" svg:x="34.741cm" svg:y="61.198cm">
          <draw:text-box>
            <text:p>sel</text:p>
          </draw:text-box>
        </draw:frame>
        <draw:frame draw:style-name="gr55" draw:text-style-name="P9" draw:layer="layout" svg:width="2.034cm" svg:height="0.962cm" svg:x="33.215cm" svg:y="59.166cm">
          <draw:text-box>
            <text:p>sel=1</text:p>
          </draw:text-box>
        </draw:frame>
        <draw:frame draw:style-name="gr55" draw:text-style-name="P9" draw:layer="layout" svg:width="2.034cm" svg:height="0.962cm" svg:x="33.217cm" svg:y="60.436cm">
          <draw:text-box>
            <text:p>sel=0</text:p>
          </draw:text-box>
        </draw:frame>
        <draw:custom-shape draw:style-name="gr58" draw:text-style-name="P26" draw:layer="layout" svg:width="1.27cm" svg:height="1.27cm" svg:x="30.972cm" svg:y="60.309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8" draw:layer="layout" svg:x1="32.115cm" svg:y1="69.58cm" svg:x2="37.195cm" svg:y2="69.58cm">
          <text:p/>
        </draw:line>
        <draw:line draw:style-name="gr7" draw:text-style-name="P8" draw:layer="layout" svg:x1="32.115cm" svg:y1="69.326cm" svg:x2="32.115cm" svg:y2="69.58cm">
          <text:p/>
        </draw:line>
        <draw:line draw:style-name="gr7" draw:text-style-name="P8" draw:layer="layout" svg:x1="37.195cm" svg:y1="69.326cm" svg:x2="37.195cm" svg:y2="69.58cm">
          <text:p/>
        </draw:line>
        <draw:frame draw:style-name="gr59" draw:text-style-name="P9" draw:layer="layout" svg:width="5.751cm" svg:height="0.962cm" svg:x="31.571cm" svg:y="70.396cm">
          <draw:text-box>
            <text:p>Reset the zero cell</text:p>
          </draw:text-box>
        </draw:frame>
        <draw:line draw:style-name="gr6" draw:text-style-name="P4" draw:layer="layout" svg:x1="30.169cm" svg:y1="62.595cm" svg:x2="33.342cm" svg:y2="62.595cm">
          <text:p/>
        </draw:line>
        <draw:line draw:style-name="gr7" draw:text-style-name="P8" draw:layer="layout" svg:x1="34.782cm" svg:y1="65.262cm" svg:x2="34.782cm" svg:y2="66.278cm">
          <text:p/>
        </draw:line>
        <draw:frame draw:style-name="gr60" draw:text-style-name="P9" draw:layer="layout" svg:width="1.912cm" svg:height="0.962cm" svg:x="33.845cm" svg:y="66.024cm">
          <draw:text-box>
            <text:p>rst_n</text:p>
          </draw:text-box>
        </draw:frame>
        <draw:custom-shape draw:style-name="gr51" draw:text-style-name="P10" draw:layer="layout" svg:width="2.54cm" svg:height="2.54cm" draw:transform="rotate (1.5707963267949) translate (33.344cm 47.355cm)">
          <text:p/>
          <draw:enhanced-geometry svg:viewBox="0 0 21600 21600" draw:glue-points="?f6 10800 10800 21600 ?f5 10800 10800 0" draw:text-areas="?f3 ?f3 ?f4 ?f4" draw:type="trapezoid" draw:modifiers="2386.1453686696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2" draw:text-style-name="P8" draw:layer="layout" svg:x1="32.115cm" svg:y1="46.72cm" svg:x2="33.385cm" svg:y2="46.72cm">
          <text:p/>
        </draw:line>
        <draw:line draw:style-name="gr53" draw:text-style-name="P8" draw:layer="layout" svg:x1="34.782cm" svg:y1="48.117cm" svg:x2="34.782cm" svg:y2="47.228cm">
          <text:p/>
        </draw:line>
        <draw:frame draw:style-name="gr54" draw:text-style-name="P9" draw:layer="layout" svg:width="1.311cm" svg:height="0.962cm" svg:x="34.868cm" svg:y="47.028cm">
          <draw:text-box>
            <text:p>sel</text:p>
          </draw:text-box>
        </draw:frame>
        <draw:frame draw:style-name="gr61" draw:text-style-name="P9" draw:layer="layout" svg:width="2.327cm" svg:height="0.962cm" svg:x="33.217cm" svg:y="46.266cm">
          <draw:text-box>
            <text:p>sel=0</text:p>
          </draw:text-box>
        </draw:frame>
        <draw:frame draw:style-name="gr55" draw:text-style-name="P9" draw:layer="layout" svg:width="2.034cm" svg:height="0.962cm" svg:x="33.215cm" svg:y="44.942cm">
          <draw:text-box>
            <text:p>sel=1</text:p>
          </draw:text-box>
        </draw:frame>
        <draw:custom-shape draw:style-name="gr56" draw:text-style-name="P14" draw:layer="layout" svg:width="1.27cm" svg:height="1.27cm" svg:x="30.972cm" svg:y="46.085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30.169cm" svg:y1="45.45cm" svg:x2="33.385cm" svg:y2="45.45cm">
          <text:p/>
        </draw:line>
        <draw:line draw:style-name="gr7" draw:text-style-name="P8" draw:layer="layout" svg:x1="34.782cm" svg:y1="48.117cm" svg:x2="34.782cm" svg:y2="49.133cm">
          <text:p/>
        </draw:line>
        <draw:frame draw:style-name="gr60" draw:text-style-name="P9" draw:layer="layout" svg:width="1.912cm" svg:height="0.962cm" svg:x="33.845cm" svg:y="48.879cm">
          <draw:text-box>
            <text:p>rst_n</text:p>
          </draw:text-box>
        </draw:frame>
        <draw:line draw:style-name="gr44" draw:text-style-name="P8" draw:layer="layout" svg:x1="23.86cm" svg:y1="59.801cm" svg:x2="33.385cm" svg:y2="59.801cm">
          <text:p/>
        </draw:line>
        <draw:line draw:style-name="gr5" draw:text-style-name="P4" draw:layer="layout" svg:x1="41.005cm" svg:y1="61.452cm" svg:x2="44.053cm" svg:y2="61.452cm">
          <text:p text:style-name="P7">we</text:p>
        </draw:line>
        <draw:custom-shape draw:style-name="gr62" draw:text-style-name="P7" draw:layer="layout" svg:width="1.524cm" svg:height="2.032cm" svg:x="39.608cm" svg:y="60.6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1" draw:layer="layout" svg:width="0.328cm" svg:height="0.328cm" svg:x="37.629cm" svg:y="61.0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4" draw:layer="layout" svg:x1="37.83cm" svg:y1="61.198cm" svg:x2="39.608cm" svg:y2="61.198cm">
          <text:p/>
        </draw:line>
        <draw:frame draw:style-name="gr63" draw:text-style-name="P27" draw:layer="layout" svg:width="2.056cm" svg:height="0.645cm" svg:x="39.457cm" svg:y="60.817cm">
          <draw:text-box>
            <text:p><text:span text:style-name="T2">(addr!=0</text:span></text:p>
          </draw:text-box>
        </draw:frame>
        <draw:line draw:style-name="gr53" draw:text-style-name="P28" draw:layer="layout" svg:x1="38.084cm" svg:y1="61.706cm" svg:x2="39.608cm" svg:y2="61.706cm">
          <text:p/>
        </draw:line>
        <draw:frame draw:style-name="gr64" draw:text-style-name="P29" draw:layer="layout" svg:width="1.285cm" svg:height="0.645cm" svg:x="37.942cm" svg:y="61.188cm">
          <draw:text-box>
            <text:p><text:span text:style-name="T3">rst_n</text:span></text:p>
          </draw:text-box>
        </draw:frame>
        <draw:line draw:style-name="gr65" draw:text-style-name="P28" draw:layer="layout" svg:x1="38.084cm" svg:y1="62.214cm" svg:x2="39.608cm" svg:y2="62.214cm">
          <text:p/>
        </draw:line>
        <draw:frame draw:style-name="gr66" draw:text-style-name="P9" draw:layer="layout" svg:width="1.323cm" svg:height="0.645cm" svg:x="37.904cm" svg:y="61.696cm">
          <draw:text-box>
            <text:p text:style-name="P17"><text:span text:style-name="T3">clk_n</text:span></text:p>
          </draw:text-box>
        </draw:frame>
        <draw:frame draw:style-name="gr67" draw:text-style-name="P30" draw:layer="layout" svg:width="1.615cm" svg:height="1.039cm" svg:x="39.481cm" svg:y="61.302cm">
          <draw:text-box>
            <text:p><text:span text:style-name="T3">&amp; clk) |</text:span></text:p>
            <text:p><text:span text:style-name="T3">!rst_n</text:span></text:p>
          </draw:text-box>
        </draw:frame>
        <draw:line draw:style-name="gr7" draw:text-style-name="P8" draw:layer="layout" svg:x1="41.386cm" svg:y1="61.452cm" svg:x2="41.386cm" svg:y2="67.167cm">
          <text:p/>
        </draw:line>
        <draw:custom-shape draw:style-name="gr15" draw:text-style-name="P7" draw:layer="layout" svg:width="0.254cm" svg:height="0.254cm" svg:x="41.259cm" svg:y="61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8" draw:layer="layout" svg:x1="41.386cm" svg:y1="67.229cm" svg:x2="75.295cm" svg:y2="67.232cm">
          <text:p/>
        </draw:line>
        <draw:line draw:style-name="gr5" draw:text-style-name="P4" draw:layer="layout" svg:x1="52.414cm" svg:y1="61.289cm" svg:x2="55.462cm" svg:y2="61.289cm">
          <text:p text:style-name="P7">we</text:p>
        </draw:line>
        <draw:line draw:style-name="gr7" draw:text-style-name="P8" draw:layer="layout" svg:x1="52.414cm" svg:y1="61.289cm" svg:x2="52.414cm" svg:y2="67.004cm">
          <text:p/>
        </draw:line>
        <draw:custom-shape draw:style-name="gr15" draw:text-style-name="P7" draw:layer="layout" svg:width="0.254cm" svg:height="0.254cm" svg:x="52.291cm" svg:y="67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63.882cm" svg:y1="61.366cm" svg:x2="66.93cm" svg:y2="61.366cm">
          <text:p text:style-name="P7">we</text:p>
        </draw:line>
        <draw:line draw:style-name="gr7" draw:text-style-name="P8" draw:layer="layout" svg:x1="63.882cm" svg:y1="61.366cm" svg:x2="63.882cm" svg:y2="67.208cm">
          <text:p/>
        </draw:line>
        <draw:custom-shape draw:style-name="gr15" draw:text-style-name="P7" draw:layer="layout" svg:width="0.254cm" svg:height="0.254cm" svg:x="63.755cm" svg:y="67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75.295cm" svg:y1="61.198cm" svg:x2="78.343cm" svg:y2="61.198cm">
          <text:p text:style-name="P7">we</text:p>
        </draw:line>
        <draw:line draw:style-name="gr7" draw:text-style-name="P8" draw:layer="layout" svg:x1="75.295cm" svg:y1="61.198cm" svg:x2="75.295cm" svg:y2="67.229cm">
          <text:p/>
        </draw:line>
        <draw:frame draw:style-name="gr33" draw:text-style-name="P9" draw:layer="layout" svg:width="3.279cm" svg:height="0.962cm" svg:x="23.629cm" svg:y="41.948cm">
          <draw:text-box>
            <text:p>wb_addr2</text:p>
          </draw:text-box>
        </draw:frame>
        <draw:custom-shape draw:style-name="gr57" draw:text-style-name="P22" draw:layer="layout" svg:width="2.54cm" svg:height="2.54cm" draw:transform="rotate (1.5707963267949) translate (33.344cm 44.561cm)">
          <text:p/>
          <draw:enhanced-geometry svg:viewBox="0 0 21600 21600" draw:glue-points="?f6 10800 10800 21600 ?f5 10800 10800 0" draw:text-areas="?f3 ?f3 ?f4 ?f4" draw:type="trapezoid" draw:modifiers="2386.1453686696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4" draw:text-style-name="P8" draw:layer="layout" svg:x1="31.353cm" svg:y1="43.926cm" svg:x2="33.385cm" svg:y2="43.926cm">
          <text:p/>
        </draw:line>
        <draw:line draw:style-name="gr53" draw:text-style-name="P8" draw:layer="layout" svg:x1="34.614cm" svg:y1="44.815cm" svg:x2="34.614cm" svg:y2="44.434cm">
          <text:p/>
        </draw:line>
        <draw:frame draw:style-name="gr55" draw:text-style-name="P9" draw:layer="layout" svg:width="2.034cm" svg:height="0.962cm" svg:x="33.215cm" svg:y="42.148cm">
          <draw:text-box>
            <text:p>sel=1</text:p>
          </draw:text-box>
        </draw:frame>
        <draw:frame draw:style-name="gr55" draw:text-style-name="P9" draw:layer="layout" svg:width="2.034cm" svg:height="0.962cm" svg:x="33.217cm" svg:y="43.418cm">
          <draw:text-box>
            <text:p>sel=0</text:p>
          </draw:text-box>
        </draw:frame>
        <draw:custom-shape draw:style-name="gr58" draw:text-style-name="P26" draw:layer="layout" svg:width="1.27cm" svg:height="1.27cm" svg:x="30.972cm" svg:y="43.291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8" draw:layer="layout" svg:x1="23.86cm" svg:y1="42.783cm" svg:x2="33.385cm" svg:y2="42.783cm">
          <text:p/>
        </draw:line>
        <draw:custom-shape draw:style-name="gr62" draw:text-style-name="P7" draw:layer="layout" svg:width="1.524cm" svg:height="2.032cm" svg:x="39.608cm" svg:y="43.41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1" draw:layer="layout" svg:width="0.328cm" svg:height="0.328cm" svg:x="37.629cm" svg:y="43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4" draw:layer="layout" svg:x1="37.83cm" svg:y1="43.926cm" svg:x2="39.608cm" svg:y2="43.926cm">
          <text:p/>
        </draw:line>
        <draw:frame draw:style-name="gr63" draw:text-style-name="P27" draw:layer="layout" svg:width="2.056cm" svg:height="0.645cm" svg:x="39.457cm" svg:y="43.545cm">
          <draw:text-box>
            <text:p><text:span text:style-name="T2">(addr!=0</text:span></text:p>
          </draw:text-box>
        </draw:frame>
        <draw:line draw:style-name="gr53" draw:text-style-name="P28" draw:layer="layout" svg:x1="38.084cm" svg:y1="44.434cm" svg:x2="39.608cm" svg:y2="44.434cm">
          <text:p/>
        </draw:line>
        <draw:frame draw:style-name="gr64" draw:text-style-name="P29" draw:layer="layout" svg:width="1.285cm" svg:height="0.645cm" svg:x="37.942cm" svg:y="43.916cm">
          <draw:text-box>
            <text:p><text:span text:style-name="T3">rst_n</text:span></text:p>
          </draw:text-box>
        </draw:frame>
        <draw:line draw:style-name="gr65" draw:text-style-name="P28" draw:layer="layout" svg:x1="38.084cm" svg:y1="44.942cm" svg:x2="39.608cm" svg:y2="44.942cm">
          <text:p/>
        </draw:line>
        <draw:frame draw:style-name="gr66" draw:text-style-name="P9" draw:layer="layout" svg:width="1.323cm" svg:height="0.645cm" svg:x="37.904cm" svg:y="44.424cm">
          <draw:text-box>
            <text:p text:style-name="P17"><text:span text:style-name="T3">clk_n</text:span></text:p>
          </draw:text-box>
        </draw:frame>
        <draw:frame draw:style-name="gr67" draw:text-style-name="P30" draw:layer="layout" svg:width="1.615cm" svg:height="1.039cm" svg:x="39.517cm" svg:y="44.053cm">
          <draw:text-box>
            <text:p><text:span text:style-name="T3">&amp; clk) |</text:span></text:p>
            <text:p><text:span text:style-name="T3">!rst_n</text:span></text:p>
          </draw:text-box>
        </draw:frame>
        <draw:line draw:style-name="gr7" draw:text-style-name="P8" draw:layer="layout" svg:x1="41.386cm" svg:y1="44.18cm" svg:x2="41.386cm" svg:y2="49.895cm">
          <text:p/>
        </draw:line>
        <draw:custom-shape draw:style-name="gr15" draw:text-style-name="P7" draw:layer="layout" svg:width="0.254cm" svg:height="0.254cm" svg:x="41.259cm" svg:y="4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41.005cm" svg:y1="44.18cm" svg:x2="44.053cm" svg:y2="44.18cm">
          <text:p text:style-name="P5">we</text:p>
        </draw:line>
        <draw:line draw:style-name="gr7" draw:text-style-name="P8" draw:layer="layout" svg:x1="41.386cm" svg:y1="49.892cm" svg:x2="86.725cm" svg:y2="49.895cm">
          <text:p/>
        </draw:line>
        <draw:line draw:style-name="gr5" draw:text-style-name="P4" draw:layer="layout" svg:x1="52.435cm" svg:y1="44.18cm" svg:x2="55.483cm" svg:y2="44.18cm">
          <text:p text:style-name="P5">we</text:p>
        </draw:line>
        <draw:line draw:style-name="gr7" draw:text-style-name="P8" draw:layer="layout" svg:x1="52.435cm" svg:y1="44.18cm" svg:x2="52.435cm" svg:y2="49.895cm">
          <text:p/>
        </draw:line>
        <draw:custom-shape draw:style-name="gr15" draw:text-style-name="P7" draw:layer="layout" svg:width="0.254cm" svg:height="0.254cm" svg:x="52.308cm" svg:y="49.7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63.865cm" svg:y1="44.053cm" svg:x2="66.913cm" svg:y2="44.053cm">
          <text:p text:style-name="P5">we</text:p>
        </draw:line>
        <draw:line draw:style-name="gr7" draw:text-style-name="P8" draw:layer="layout" svg:x1="63.865cm" svg:y1="44.053cm" svg:x2="63.865cm" svg:y2="49.768cm">
          <text:p/>
        </draw:line>
        <draw:custom-shape draw:style-name="gr15" draw:text-style-name="P7" draw:layer="layout" svg:width="0.254cm" svg:height="0.254cm" svg:x="63.738cm" svg:y="49.7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86.742cm" svg:y1="44.02cm" svg:x2="89.79cm" svg:y2="44.02cm">
          <text:p text:style-name="P7">we</text:p>
        </draw:line>
        <draw:line draw:style-name="gr7" draw:text-style-name="P8" draw:layer="layout" svg:x1="86.742cm" svg:y1="44.02cm" svg:x2="86.742cm" svg:y2="49.862cm">
          <text:p/>
        </draw:line>
        <draw:custom-shape draw:style-name="gr51" draw:text-style-name="P10" draw:layer="layout" svg:width="2.54cm" svg:height="2.54cm" draw:transform="rotate (1.5707963267949) translate (33.385cm 29.883cm)">
          <text:p/>
          <draw:enhanced-geometry svg:viewBox="0 0 21600 21600" draw:glue-points="?f6 10800 10800 21600 ?f5 10800 10800 0" draw:text-areas="?f3 ?f3 ?f4 ?f4" draw:type="trapezoid" draw:modifiers="2386.1453686696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2" draw:text-style-name="P8" draw:layer="layout" svg:x1="32.156cm" svg:y1="29.248cm" svg:x2="33.426cm" svg:y2="29.248cm">
          <text:p/>
        </draw:line>
        <draw:line draw:style-name="gr53" draw:text-style-name="P8" draw:layer="layout" svg:x1="34.823cm" svg:y1="30.645cm" svg:x2="34.823cm" svg:y2="29.756cm">
          <text:p/>
        </draw:line>
        <draw:frame draw:style-name="gr54" draw:text-style-name="P9" draw:layer="layout" svg:width="1.311cm" svg:height="0.962cm" svg:x="34.909cm" svg:y="29.556cm">
          <draw:text-box>
            <text:p>sel</text:p>
          </draw:text-box>
        </draw:frame>
        <draw:frame draw:style-name="gr55" draw:text-style-name="P9" draw:layer="layout" svg:width="2.034cm" svg:height="0.962cm" svg:x="33.258cm" svg:y="28.794cm">
          <draw:text-box>
            <text:p>sel=0</text:p>
          </draw:text-box>
        </draw:frame>
        <draw:frame draw:style-name="gr55" draw:text-style-name="P9" draw:layer="layout" svg:width="2.034cm" svg:height="0.962cm" svg:x="33.256cm" svg:y="27.47cm">
          <draw:text-box>
            <text:p>sel=1</text:p>
          </draw:text-box>
        </draw:frame>
        <draw:custom-shape draw:style-name="gr56" draw:text-style-name="P14" draw:layer="layout" svg:width="1.27cm" svg:height="1.27cm" svg:x="31.013cm" svg:y="28.613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30.21cm" svg:y1="27.978cm" svg:x2="33.426cm" svg:y2="27.978cm">
          <text:p/>
        </draw:line>
        <draw:line draw:style-name="gr7" draw:text-style-name="P8" draw:layer="layout" svg:x1="34.823cm" svg:y1="30.645cm" svg:x2="34.823cm" svg:y2="31.661cm">
          <text:p/>
        </draw:line>
        <draw:frame draw:style-name="gr60" draw:text-style-name="P9" draw:layer="layout" svg:width="1.912cm" svg:height="0.962cm" svg:x="33.886cm" svg:y="31.407cm">
          <draw:text-box>
            <text:p>rst_n</text:p>
          </draw:text-box>
        </draw:frame>
        <draw:custom-shape draw:style-name="gr57" draw:text-style-name="P22" draw:layer="layout" svg:width="2.54cm" svg:height="2.54cm" draw:transform="rotate (1.5707963267949) translate (33.385cm 27.089cm)">
          <text:p/>
          <draw:enhanced-geometry svg:viewBox="0 0 21600 21600" draw:glue-points="?f6 10800 10800 21600 ?f5 10800 10800 0" draw:text-areas="?f3 ?f3 ?f4 ?f4" draw:type="trapezoid" draw:modifiers="2386.1453686696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4" draw:text-style-name="P8" draw:layer="layout" svg:x1="31.394cm" svg:y1="26.454cm" svg:x2="33.426cm" svg:y2="26.454cm">
          <text:p/>
        </draw:line>
        <draw:line draw:style-name="gr53" draw:text-style-name="P8" draw:layer="layout" svg:x1="34.655cm" svg:y1="27.343cm" svg:x2="34.655cm" svg:y2="26.962cm">
          <text:p/>
        </draw:line>
        <draw:frame draw:style-name="gr55" draw:text-style-name="P9" draw:layer="layout" svg:width="2.034cm" svg:height="0.962cm" svg:x="33.256cm" svg:y="24.676cm">
          <draw:text-box>
            <text:p>sel=1</text:p>
          </draw:text-box>
        </draw:frame>
        <draw:frame draw:style-name="gr55" draw:text-style-name="P9" draw:layer="layout" svg:width="2.034cm" svg:height="0.962cm" svg:x="33.258cm" svg:y="25.946cm">
          <draw:text-box>
            <text:p>sel=0</text:p>
          </draw:text-box>
        </draw:frame>
        <draw:custom-shape draw:style-name="gr58" draw:text-style-name="P26" draw:layer="layout" svg:width="1.27cm" svg:height="1.27cm" svg:x="31.013cm" svg:y="25.819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9" draw:layer="layout" svg:width="3.279cm" svg:height="0.962cm" svg:x="23.629cm" svg:y="24.295cm">
          <draw:text-box>
            <text:p>wb_addr1</text:p>
          </draw:text-box>
        </draw:frame>
        <draw:line draw:style-name="gr44" draw:text-style-name="P8" draw:layer="layout" svg:x1="23.86cm" svg:y1="25.13cm" svg:x2="33.385cm" svg:y2="25.13cm">
          <text:p/>
        </draw:line>
        <draw:custom-shape draw:style-name="gr62" draw:text-style-name="P7" draw:layer="layout" svg:width="1.524cm" svg:height="2.032cm" svg:x="39.481cm" svg:y="26.27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1" draw:layer="layout" svg:width="0.328cm" svg:height="0.328cm" svg:x="37.502cm" svg:y="26.6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4" draw:layer="layout" svg:x1="37.703cm" svg:y1="26.781cm" svg:x2="39.481cm" svg:y2="26.781cm">
          <text:p/>
        </draw:line>
        <draw:frame draw:style-name="gr63" draw:text-style-name="P27" draw:layer="layout" svg:width="2.056cm" svg:height="0.645cm" svg:x="39.33cm" svg:y="26.4cm">
          <draw:text-box>
            <text:p><text:span text:style-name="T2">(addr!=0</text:span></text:p>
          </draw:text-box>
        </draw:frame>
        <draw:line draw:style-name="gr53" draw:text-style-name="P28" draw:layer="layout" svg:x1="37.957cm" svg:y1="27.289cm" svg:x2="39.481cm" svg:y2="27.289cm">
          <text:p/>
        </draw:line>
        <draw:frame draw:style-name="gr64" draw:text-style-name="P29" draw:layer="layout" svg:width="1.285cm" svg:height="0.645cm" svg:x="37.815cm" svg:y="26.771cm">
          <draw:text-box>
            <text:p><text:span text:style-name="T3">rst_n</text:span></text:p>
          </draw:text-box>
        </draw:frame>
        <draw:line draw:style-name="gr65" draw:text-style-name="P28" draw:layer="layout" svg:x1="37.957cm" svg:y1="27.797cm" svg:x2="39.481cm" svg:y2="27.797cm">
          <text:p/>
        </draw:line>
        <draw:frame draw:style-name="gr66" draw:text-style-name="P9" draw:layer="layout" svg:width="1.323cm" svg:height="0.645cm" svg:x="37.777cm" svg:y="27.279cm">
          <draw:text-box>
            <text:p text:style-name="P17"><text:span text:style-name="T3">clk_n</text:span></text:p>
          </draw:text-box>
        </draw:frame>
        <draw:frame draw:style-name="gr67" draw:text-style-name="P30" draw:layer="layout" svg:width="1.615cm" svg:height="1.039cm" svg:x="39.354cm" svg:y="26.781cm">
          <draw:text-box>
            <text:p><text:span text:style-name="T3">&amp; clk) |</text:span></text:p>
            <text:p><text:span text:style-name="T3">!rst_n</text:span></text:p>
          </draw:text-box>
        </draw:frame>
        <draw:line draw:style-name="gr7" draw:text-style-name="P8" draw:layer="layout" svg:x1="41.227cm" svg:y1="26.963cm" svg:x2="41.227cm" svg:y2="32.876cm">
          <text:p/>
        </draw:line>
        <draw:line draw:style-name="gr5" draw:text-style-name="P4" draw:layer="layout" svg:x1="41.005cm" svg:y1="26.908cm" svg:x2="44.053cm" svg:y2="26.908cm">
          <text:p text:style-name="P5">we</text:p>
        </draw:line>
        <draw:custom-shape draw:style-name="gr15" draw:text-style-name="P7" draw:layer="layout" svg:width="0.254cm" svg:height="0.254cm" svg:x="41.132cm" svg:y="26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8" draw:layer="layout" svg:x1="41.227cm" svg:y1="32.876cm" svg:x2="86.598cm" svg:y2="32.877cm">
          <text:p/>
        </draw:line>
        <draw:line draw:style-name="gr5" draw:text-style-name="P4" draw:layer="layout" svg:x1="63.738cm" svg:y1="10.398cm" svg:x2="66.786cm" svg:y2="10.398cm">
          <text:p text:style-name="P5">we</text:p>
        </draw:line>
        <draw:line draw:style-name="gr7" draw:text-style-name="P8" draw:layer="layout" svg:x1="52.562cm" svg:y1="26.908cm" svg:x2="52.562cm" svg:y2="32.948cm">
          <text:p/>
        </draw:line>
        <draw:custom-shape draw:style-name="gr15" draw:text-style-name="P7" draw:layer="layout" svg:width="0.254cm" svg:height="0.254cm" svg:x="52.435cm" svg:y="3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75.376cm" svg:y1="27.109cm" svg:x2="78.424cm" svg:y2="27.109cm">
          <text:p text:style-name="P5">we</text:p>
        </draw:line>
        <draw:line draw:style-name="gr7" draw:text-style-name="P8" draw:layer="layout" svg:x1="75.376cm" svg:y1="27.109cm" svg:x2="75.376cm" svg:y2="33.022cm">
          <text:p/>
        </draw:line>
        <draw:line draw:style-name="gr5" draw:text-style-name="P4" draw:layer="layout" svg:x1="86.569cm" svg:y1="27.076cm" svg:x2="89.617cm" svg:y2="27.076cm">
          <text:p text:style-name="P5">we</text:p>
        </draw:line>
        <draw:line draw:style-name="gr7" draw:text-style-name="P8" draw:layer="layout" svg:x1="86.569cm" svg:y1="27.076cm" svg:x2="86.569cm" svg:y2="32.918cm">
          <text:p/>
        </draw:line>
        <draw:line draw:style-name="gr18" draw:text-style-name="P8" draw:layer="layout" svg:x1="35.925cm" svg:y1="12.09cm" svg:x2="37.051cm" svg:y2="12.049cm">
          <text:p/>
        </draw:line>
        <draw:custom-shape draw:style-name="gr19" draw:text-style-name="P10" draw:layer="layout" svg:width="0.328cm" svg:height="0.328cm" svg:x="36.85cm" svg:y="11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0" draw:layer="layout" svg:width="2.54cm" svg:height="2.54cm" draw:transform="rotate (1.5707963267949) translate (33.385cm 13.5cm)">
          <text:p/>
          <draw:enhanced-geometry svg:viewBox="0 0 21600 21600" draw:glue-points="?f6 10800 10800 21600 ?f5 10800 10800 0" draw:text-areas="?f3 ?f3 ?f4 ?f4" draw:type="trapezoid" draw:modifiers="2386.1453686696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2" draw:text-style-name="P8" draw:layer="layout" svg:x1="32.156cm" svg:y1="12.865cm" svg:x2="33.426cm" svg:y2="12.865cm">
          <text:p/>
        </draw:line>
        <draw:line draw:style-name="gr53" draw:text-style-name="P8" draw:layer="layout" svg:x1="34.823cm" svg:y1="14.262cm" svg:x2="34.823cm" svg:y2="13.373cm">
          <text:p/>
        </draw:line>
        <draw:frame draw:style-name="gr54" draw:text-style-name="P9" draw:layer="layout" svg:width="1.311cm" svg:height="0.962cm" svg:x="34.909cm" svg:y="13.173cm">
          <draw:text-box>
            <text:p>sel</text:p>
          </draw:text-box>
        </draw:frame>
        <draw:frame draw:style-name="gr55" draw:text-style-name="P9" draw:layer="layout" svg:width="2.034cm" svg:height="0.962cm" svg:x="33.258cm" svg:y="12.411cm">
          <draw:text-box>
            <text:p>sel=0</text:p>
          </draw:text-box>
        </draw:frame>
        <draw:frame draw:style-name="gr55" draw:text-style-name="P9" draw:layer="layout" svg:width="2.034cm" svg:height="0.962cm" svg:x="33.256cm" svg:y="11.087cm">
          <draw:text-box>
            <text:p>sel=1</text:p>
          </draw:text-box>
        </draw:frame>
        <draw:custom-shape draw:style-name="gr56" draw:text-style-name="P14" draw:layer="layout" svg:width="1.27cm" svg:height="1.27cm" svg:x="31.013cm" svg:y="12.23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30.21cm" svg:y1="11.595cm" svg:x2="33.426cm" svg:y2="11.595cm">
          <text:p/>
        </draw:line>
        <draw:line draw:style-name="gr7" draw:text-style-name="P8" draw:layer="layout" svg:x1="34.823cm" svg:y1="14.262cm" svg:x2="34.823cm" svg:y2="15.278cm">
          <text:p/>
        </draw:line>
        <draw:frame draw:style-name="gr60" draw:text-style-name="P9" draw:layer="layout" svg:width="1.912cm" svg:height="0.962cm" svg:x="33.886cm" svg:y="15.024cm">
          <draw:text-box>
            <text:p>rst_n</text:p>
          </draw:text-box>
        </draw:frame>
        <draw:custom-shape draw:style-name="gr57" draw:text-style-name="P22" draw:layer="layout" svg:width="2.54cm" svg:height="2.54cm" draw:transform="rotate (1.5707963267949) translate (33.385cm 10.706cm)">
          <text:p/>
          <draw:enhanced-geometry svg:viewBox="0 0 21600 21600" draw:glue-points="?f6 10800 10800 21600 ?f5 10800 10800 0" draw:text-areas="?f3 ?f3 ?f4 ?f4" draw:type="trapezoid" draw:modifiers="2386.1453686696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4" draw:text-style-name="P8" draw:layer="layout" svg:x1="31.394cm" svg:y1="10.071cm" svg:x2="33.426cm" svg:y2="10.071cm">
          <text:p/>
        </draw:line>
        <draw:line draw:style-name="gr53" draw:text-style-name="P8" draw:layer="layout" svg:x1="34.655cm" svg:y1="10.96cm" svg:x2="34.655cm" svg:y2="10.579cm">
          <text:p/>
        </draw:line>
        <draw:frame draw:style-name="gr55" draw:text-style-name="P9" draw:layer="layout" svg:width="2.034cm" svg:height="0.962cm" svg:x="33.256cm" svg:y="8.293cm">
          <draw:text-box>
            <text:p>sel=1</text:p>
          </draw:text-box>
        </draw:frame>
        <draw:frame draw:style-name="gr55" draw:text-style-name="P9" draw:layer="layout" svg:width="2.034cm" svg:height="0.962cm" svg:x="33.258cm" svg:y="9.563cm">
          <draw:text-box>
            <text:p>sel=0</text:p>
          </draw:text-box>
        </draw:frame>
        <draw:custom-shape draw:style-name="gr58" draw:text-style-name="P26" draw:layer="layout" svg:width="1.27cm" svg:height="1.27cm" svg:x="31.013cm" svg:y="9.436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8" draw:layer="layout" svg:x1="23.86cm" svg:y1="8.747cm" svg:x2="33.385cm" svg:y2="8.747cm">
          <text:p/>
        </draw:line>
        <draw:custom-shape draw:style-name="gr68" draw:text-style-name="P7" draw:layer="layout" svg:width="1.524cm" svg:height="1.905cm" svg:x="39.481cm" svg:y="9.76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1" draw:layer="layout" svg:width="0.328cm" svg:height="0.328cm" svg:x="37.502cm" svg:y="10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4" draw:layer="layout" svg:x1="37.703cm" svg:y1="10.271cm" svg:x2="39.481cm" svg:y2="10.271cm">
          <text:p/>
        </draw:line>
        <draw:frame draw:style-name="gr63" draw:text-style-name="P27" draw:layer="layout" svg:width="2.056cm" svg:height="0.645cm" svg:x="39.33cm" svg:y="9.89cm">
          <draw:text-box>
            <text:p><text:span text:style-name="T2">(addr!=0</text:span></text:p>
          </draw:text-box>
        </draw:frame>
        <draw:line draw:style-name="gr53" draw:text-style-name="P28" draw:layer="layout" svg:x1="37.957cm" svg:y1="10.779cm" svg:x2="39.481cm" svg:y2="10.779cm">
          <text:p/>
        </draw:line>
        <draw:frame draw:style-name="gr64" draw:text-style-name="P29" draw:layer="layout" svg:width="1.285cm" svg:height="0.645cm" svg:x="37.815cm" svg:y="10.261cm">
          <draw:text-box>
            <text:p><text:span text:style-name="T3">rst_n</text:span></text:p>
          </draw:text-box>
        </draw:frame>
        <draw:line draw:style-name="gr65" draw:text-style-name="P28" draw:layer="layout" svg:x1="37.957cm" svg:y1="11.287cm" svg:x2="39.481cm" svg:y2="11.287cm">
          <text:p/>
        </draw:line>
        <draw:frame draw:style-name="gr66" draw:text-style-name="P9" draw:layer="layout" svg:width="1.323cm" svg:height="0.645cm" svg:x="37.777cm" svg:y="10.769cm">
          <draw:text-box>
            <text:p text:style-name="P17"><text:span text:style-name="T3">clk_n</text:span></text:p>
          </draw:text-box>
        </draw:frame>
        <draw:frame draw:style-name="gr67" draw:text-style-name="P30" draw:layer="layout" svg:width="1.615cm" svg:height="1.039cm" svg:x="39.354cm" svg:y="10.398cm">
          <draw:text-box>
            <text:p><text:span text:style-name="T3">&amp; clk) |</text:span></text:p>
            <text:p><text:span text:style-name="T3">!rst_n</text:span></text:p>
          </draw:text-box>
        </draw:frame>
        <draw:custom-shape draw:style-name="gr15" draw:text-style-name="P7" draw:layer="layout" svg:width="0.254cm" svg:height="0.254cm" svg:x="41.132cm" svg:y="10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41.005cm" svg:y1="10.398cm" svg:x2="44.053cm" svg:y2="10.398cm">
          <text:p text:style-name="P5">we</text:p>
        </draw:line>
        <draw:line draw:style-name="gr7" draw:text-style-name="P8" draw:layer="layout" svg:x1="41.259cm" svg:y1="10.271cm" svg:x2="41.259cm" svg:y2="16.113cm">
          <text:p/>
        </draw:line>
        <draw:line draw:style-name="gr7" draw:text-style-name="P8" draw:layer="layout" svg:x1="41.259cm" svg:y1="16.113cm" svg:x2="86.725cm" svg:y2="16.113cm">
          <text:p/>
        </draw:line>
        <draw:line draw:style-name="gr5" draw:text-style-name="P4" draw:layer="layout" svg:x1="52.562cm" svg:y1="26.934cm" svg:x2="55.61cm" svg:y2="26.934cm">
          <text:p text:style-name="P5">we</text:p>
        </draw:line>
        <draw:line draw:style-name="gr7" draw:text-style-name="P8" draw:layer="layout" svg:x1="63.738cm" svg:y1="10.398cm" svg:x2="63.738cm" svg:y2="16.24cm">
          <text:p/>
        </draw:line>
        <draw:custom-shape draw:style-name="gr15" draw:text-style-name="P7" draw:layer="layout" svg:width="0.254cm" svg:height="0.254cm" svg:x="63.611cm" svg:y="15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75.295cm" svg:y1="10.398cm" svg:x2="78.343cm" svg:y2="10.398cm">
          <text:p text:style-name="P5">we</text:p>
        </draw:line>
        <draw:line draw:style-name="gr7" draw:text-style-name="P8" draw:layer="layout" svg:x1="75.295cm" svg:y1="10.398cm" svg:x2="75.295cm" svg:y2="16.24cm">
          <text:p/>
        </draw:line>
        <draw:custom-shape draw:style-name="gr15" draw:text-style-name="P7" draw:layer="layout" svg:width="0.254cm" svg:height="0.254cm" svg:x="75.168cm" svg:y="15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86.725cm" svg:y1="10.525cm" svg:x2="89.773cm" svg:y2="10.525cm">
          <text:p text:style-name="P5">we</text:p>
        </draw:line>
        <draw:line draw:style-name="gr7" draw:text-style-name="P8" draw:layer="layout" svg:x1="86.725cm" svg:y1="10.525cm" svg:x2="86.725cm" svg:y2="16.113cm">
          <text:p/>
        </draw:line>
        <draw:custom-shape draw:style-name="gr15" draw:text-style-name="P7" draw:layer="layout" svg:width="0.254cm" svg:height="0.254cm" svg:x="75.295cm" svg:y="3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8" draw:layer="layout" svg:x1="60.602cm" svg:y1="3.921cm" svg:x2="60.602cm" svg:y2="3.54cm">
          <text:p/>
        </draw:line>
        <draw:line draw:style-name="gr7" draw:text-style-name="P8" draw:layer="layout" svg:x1="70.762cm" svg:y1="3.54cm" svg:x2="60.602cm" svg:y2="3.54cm">
          <text:p/>
        </draw:line>
        <draw:line draw:style-name="gr7" draw:text-style-name="P8" draw:layer="layout" svg:x1="70.762cm" svg:y1="3.921cm" svg:x2="70.762cm" svg:y2="3.54cm">
          <text:p/>
        </draw:line>
        <draw:frame draw:style-name="gr69" draw:text-style-name="P9" draw:layer="layout" svg:width="0.889cm" svg:height="1.016cm" svg:x="65.047cm" svg:y="2.358cm">
          <draw:text-box>
            <text:p>B</text:p>
          </draw:text-box>
        </draw:frame>
        <draw:line draw:style-name="gr7" draw:text-style-name="P8" draw:layer="layout" svg:x1="72.032cm" svg:y1="3.921cm" svg:x2="72.032cm" svg:y2="3.54cm">
          <text:p/>
        </draw:line>
        <draw:line draw:style-name="gr7" draw:text-style-name="P8" draw:layer="layout" svg:x1="82.192cm" svg:y1="3.54cm" svg:x2="72.032cm" svg:y2="3.54cm">
          <text:p/>
        </draw:line>
        <draw:line draw:style-name="gr7" draw:text-style-name="P8" draw:layer="layout" svg:x1="82.192cm" svg:y1="3.921cm" svg:x2="82.192cm" svg:y2="3.54cm">
          <text:p/>
        </draw:line>
        <draw:frame draw:style-name="gr69" draw:text-style-name="P9" draw:layer="layout" svg:width="0.889cm" svg:height="1.016cm" svg:x="76.477cm" svg:y="2.358cm">
          <draw:text-box>
            <text:p>C</text:p>
          </draw:text-box>
        </draw:frame>
        <draw:line draw:style-name="gr7" draw:text-style-name="P8" draw:layer="layout" svg:x1="83.462cm" svg:y1="3.921cm" svg:x2="83.462cm" svg:y2="3.54cm">
          <text:p/>
        </draw:line>
        <draw:line draw:style-name="gr7" draw:text-style-name="P8" draw:layer="layout" svg:x1="93.622cm" svg:y1="3.54cm" svg:x2="83.462cm" svg:y2="3.54cm">
          <text:p/>
        </draw:line>
        <draw:line draw:style-name="gr7" draw:text-style-name="P8" draw:layer="layout" svg:x1="93.622cm" svg:y1="3.921cm" svg:x2="93.622cm" svg:y2="3.54cm">
          <text:p/>
        </draw:line>
        <draw:frame draw:style-name="gr69" draw:text-style-name="P9" draw:layer="layout" svg:width="0.889cm" svg:height="1.016cm" svg:x="87.907cm" svg:y="2.358cm">
          <draw:text-box>
            <text:p>D</text:p>
          </draw:text-box>
        </draw:frame>
        <draw:line draw:style-name="gr7" draw:text-style-name="P8" draw:layer="layout" svg:x1="48.117cm" svg:y1="20.431cm" svg:x2="48.117cm" svg:y2="20.05cm">
          <text:p/>
        </draw:line>
        <draw:line draw:style-name="gr7" draw:text-style-name="P8" draw:layer="layout" svg:x1="70.85cm" svg:y1="20.05cm" svg:x2="48.117cm" svg:y2="20.05cm">
          <text:p/>
        </draw:line>
        <draw:line draw:style-name="gr7" draw:text-style-name="P8" draw:layer="layout" svg:x1="70.85cm" svg:y1="20.431cm" svg:x2="70.85cm" svg:y2="20.05cm">
          <text:p/>
        </draw:line>
        <draw:frame draw:style-name="gr70" draw:text-style-name="P9" draw:layer="layout" svg:width="1.524cm" svg:height="1.143cm" svg:x="58.277cm" svg:y="18.653cm">
          <draw:text-box>
            <text:p>B</text:p>
          </draw:text-box>
        </draw:frame>
        <draw:line draw:style-name="gr7" draw:text-style-name="P8" draw:layer="layout" svg:x1="36.56cm" svg:y1="20.431cm" svg:x2="36.56cm" svg:y2="20.05cm">
          <text:p/>
        </draw:line>
        <draw:line draw:style-name="gr7" draw:text-style-name="P8" draw:layer="layout" svg:x1="46.72cm" svg:y1="20.05cm" svg:x2="36.56cm" svg:y2="20.05cm">
          <text:p/>
        </draw:line>
        <draw:line draw:style-name="gr7" draw:text-style-name="P8" draw:layer="layout" svg:x1="46.72cm" svg:y1="20.431cm" svg:x2="46.72cm" svg:y2="20.05cm">
          <text:p/>
        </draw:line>
        <draw:frame draw:style-name="gr69" draw:text-style-name="P9" draw:layer="layout" svg:width="0.889cm" svg:height="1.016cm" svg:x="41.005cm" svg:y="18.907cm">
          <draw:text-box>
            <text:p>A</text:p>
          </draw:text-box>
        </draw:frame>
        <draw:line draw:style-name="gr7" draw:text-style-name="P8" draw:layer="layout" svg:x1="72.12cm" svg:y1="20.431cm" svg:x2="72.12cm" svg:y2="20.05cm">
          <text:p/>
        </draw:line>
        <draw:line draw:style-name="gr7" draw:text-style-name="P8" draw:layer="layout" svg:x1="82.28cm" svg:y1="20.05cm" svg:x2="72.12cm" svg:y2="20.05cm">
          <text:p/>
        </draw:line>
        <draw:line draw:style-name="gr7" draw:text-style-name="P8" draw:layer="layout" svg:x1="82.28cm" svg:y1="20.431cm" svg:x2="82.28cm" svg:y2="20.05cm">
          <text:p/>
        </draw:line>
        <draw:frame draw:style-name="gr69" draw:text-style-name="P9" draw:layer="layout" svg:width="0.889cm" svg:height="1.016cm" svg:x="76.819cm" svg:y="19.161cm">
          <draw:text-box>
            <text:p>C</text:p>
          </draw:text-box>
        </draw:frame>
        <draw:line draw:style-name="gr7" draw:text-style-name="P8" draw:layer="layout" svg:x1="83.55cm" svg:y1="20.431cm" svg:x2="83.55cm" svg:y2="20.05cm">
          <text:p/>
        </draw:line>
        <draw:line draw:style-name="gr7" draw:text-style-name="P8" draw:layer="layout" svg:x1="93.71cm" svg:y1="20.05cm" svg:x2="83.55cm" svg:y2="20.05cm">
          <text:p/>
        </draw:line>
        <draw:line draw:style-name="gr7" draw:text-style-name="P8" draw:layer="layout" svg:x1="93.71cm" svg:y1="20.431cm" svg:x2="93.71cm" svg:y2="20.05cm">
          <text:p/>
        </draw:line>
        <draw:frame draw:style-name="gr69" draw:text-style-name="P9" draw:layer="layout" svg:width="0.889cm" svg:height="1.016cm" svg:x="88.249cm" svg:y="19.161cm">
          <draw:text-box>
            <text:p>D</text:p>
          </draw:text-box>
        </draw:frame>
        <draw:line draw:style-name="gr7" draw:text-style-name="P8" draw:layer="layout" svg:x1="36.56cm" svg:y1="37.576cm" svg:x2="36.56cm" svg:y2="37.195cm">
          <text:p/>
        </draw:line>
        <draw:line draw:style-name="gr7" draw:text-style-name="P8" draw:layer="layout" svg:x1="46.72cm" svg:y1="37.195cm" svg:x2="36.56cm" svg:y2="37.195cm">
          <text:p/>
        </draw:line>
        <draw:line draw:style-name="gr7" draw:text-style-name="P8" draw:layer="layout" svg:x1="46.72cm" svg:y1="37.576cm" svg:x2="46.72cm" svg:y2="37.195cm">
          <text:p/>
        </draw:line>
        <draw:frame draw:style-name="gr69" draw:text-style-name="P9" draw:layer="layout" svg:width="0.889cm" svg:height="1.016cm" svg:x="41.005cm" svg:y="36.052cm">
          <draw:text-box>
            <text:p>A</text:p>
          </draw:text-box>
        </draw:frame>
        <draw:line draw:style-name="gr7" draw:text-style-name="P8" draw:layer="layout" svg:x1="83.55cm" svg:y1="37.576cm" svg:x2="83.55cm" svg:y2="37.195cm">
          <text:p/>
        </draw:line>
        <draw:line draw:style-name="gr7" draw:text-style-name="P8" draw:layer="layout" svg:x1="93.71cm" svg:y1="37.195cm" svg:x2="83.55cm" svg:y2="37.195cm">
          <text:p/>
        </draw:line>
        <draw:line draw:style-name="gr7" draw:text-style-name="P8" draw:layer="layout" svg:x1="93.71cm" svg:y1="37.576cm" svg:x2="93.71cm" svg:y2="37.195cm">
          <text:p/>
        </draw:line>
        <draw:frame draw:style-name="gr69" draw:text-style-name="P9" draw:layer="layout" svg:width="0.889cm" svg:height="1.016cm" svg:x="88.249cm" svg:y="36.306cm">
          <draw:text-box>
            <text:p>D</text:p>
          </draw:text-box>
        </draw:frame>
        <draw:line draw:style-name="gr7" draw:text-style-name="P8" draw:layer="layout" svg:x1="48.117cm" svg:y1="37.595cm" svg:x2="48.117cm" svg:y2="37.214cm">
          <text:p/>
        </draw:line>
        <draw:line draw:style-name="gr7" draw:text-style-name="P8" draw:layer="layout" svg:x1="58.277cm" svg:y1="37.214cm" svg:x2="48.117cm" svg:y2="37.214cm">
          <text:p/>
        </draw:line>
        <draw:line draw:style-name="gr7" draw:text-style-name="P8" draw:layer="layout" svg:x1="58.277cm" svg:y1="37.595cm" svg:x2="58.277cm" svg:y2="37.214cm">
          <text:p/>
        </draw:line>
        <draw:frame draw:style-name="gr69" draw:text-style-name="P9" draw:layer="layout" svg:width="0.889cm" svg:height="1.016cm" svg:x="52.562cm" svg:y="36.071cm">
          <draw:text-box>
            <text:p>B</text:p>
          </draw:text-box>
        </draw:frame>
        <draw:line draw:style-name="gr7" draw:text-style-name="P8" draw:layer="layout" svg:x1="59.42cm" svg:y1="37.576cm" svg:x2="59.42cm" svg:y2="37.195cm">
          <text:p/>
        </draw:line>
        <draw:line draw:style-name="gr7" draw:text-style-name="P8" draw:layer="layout" svg:x1="82.153cm" svg:y1="37.195cm" svg:x2="59.42cm" svg:y2="37.195cm">
          <text:p/>
        </draw:line>
        <draw:line draw:style-name="gr7" draw:text-style-name="P8" draw:layer="layout" svg:x1="82.153cm" svg:y1="37.576cm" svg:x2="82.153cm" svg:y2="37.195cm">
          <text:p/>
        </draw:line>
        <draw:frame draw:style-name="gr70" draw:text-style-name="P9" draw:layer="layout" svg:width="1.524cm" svg:height="1.143cm" svg:x="69.58cm" svg:y="35.798cm">
          <draw:text-box>
            <text:p>C</text:p>
          </draw:text-box>
        </draw:frame>
        <draw:line draw:style-name="gr7" draw:text-style-name="P8" draw:layer="layout" svg:x1="36.56cm" svg:y1="54.721cm" svg:x2="36.56cm" svg:y2="54.34cm">
          <text:p/>
        </draw:line>
        <draw:line draw:style-name="gr7" draw:text-style-name="P8" draw:layer="layout" svg:x1="46.72cm" svg:y1="54.34cm" svg:x2="36.56cm" svg:y2="54.34cm">
          <text:p/>
        </draw:line>
        <draw:line draw:style-name="gr7" draw:text-style-name="P8" draw:layer="layout" svg:x1="46.72cm" svg:y1="54.721cm" svg:x2="46.72cm" svg:y2="54.34cm">
          <text:p/>
        </draw:line>
        <draw:frame draw:style-name="gr69" draw:text-style-name="P9" draw:layer="layout" svg:width="0.889cm" svg:height="1.016cm" svg:x="41.005cm" svg:y="53.197cm">
          <draw:text-box>
            <text:p>A</text:p>
          </draw:text-box>
        </draw:frame>
        <draw:line draw:style-name="gr7" draw:text-style-name="P8" draw:layer="layout" svg:x1="59.42cm" svg:y1="54.721cm" svg:x2="59.42cm" svg:y2="54.34cm">
          <text:p/>
        </draw:line>
        <draw:line draw:style-name="gr7" draw:text-style-name="P8" draw:layer="layout" svg:x1="69.58cm" svg:y1="54.34cm" svg:x2="59.42cm" svg:y2="54.34cm">
          <text:p/>
        </draw:line>
        <draw:line draw:style-name="gr7" draw:text-style-name="P8" draw:layer="layout" svg:x1="69.58cm" svg:y1="54.721cm" svg:x2="69.58cm" svg:y2="54.34cm">
          <text:p/>
        </draw:line>
        <draw:line draw:style-name="gr7" draw:text-style-name="P8" draw:layer="layout" svg:x1="48.117cm" svg:y1="54.74cm" svg:x2="48.117cm" svg:y2="54.359cm">
          <text:p/>
        </draw:line>
        <draw:line draw:style-name="gr7" draw:text-style-name="P8" draw:layer="layout" svg:x1="58.277cm" svg:y1="54.359cm" svg:x2="48.117cm" svg:y2="54.359cm">
          <text:p/>
        </draw:line>
        <draw:line draw:style-name="gr7" draw:text-style-name="P8" draw:layer="layout" svg:x1="58.277cm" svg:y1="54.74cm" svg:x2="58.277cm" svg:y2="54.359cm">
          <text:p/>
        </draw:line>
        <draw:frame draw:style-name="gr69" draw:text-style-name="P9" draw:layer="layout" svg:width="0.889cm" svg:height="1.016cm" svg:x="52.562cm" svg:y="53.216cm">
          <draw:text-box>
            <text:p>B</text:p>
          </draw:text-box>
        </draw:frame>
        <draw:line draw:style-name="gr7" draw:text-style-name="P8" draw:layer="layout" svg:x1="70.85cm" svg:y1="54.721cm" svg:x2="70.85cm" svg:y2="54.34cm">
          <text:p/>
        </draw:line>
        <draw:line draw:style-name="gr7" draw:text-style-name="P8" draw:layer="layout" svg:x1="93.583cm" svg:y1="54.34cm" svg:x2="70.85cm" svg:y2="54.34cm">
          <text:p/>
        </draw:line>
        <draw:line draw:style-name="gr7" draw:text-style-name="P8" draw:layer="layout" svg:x1="93.583cm" svg:y1="54.721cm" svg:x2="93.583cm" svg:y2="54.34cm">
          <text:p/>
        </draw:line>
        <draw:frame draw:style-name="gr70" draw:text-style-name="P9" draw:layer="layout" svg:width="1.524cm" svg:height="1.143cm" svg:x="64.627cm" svg:y="53.07cm">
          <draw:text-box>
            <text:p>C</text:p>
          </draw:text-box>
        </draw:frame>
        <draw:frame draw:style-name="gr70" draw:text-style-name="P9" draw:layer="layout" svg:width="1.524cm" svg:height="1.143cm" svg:x="82.788cm" svg:y="53.07cm">
          <draw:text-box>
            <text:p>D</text:p>
          </draw:text-box>
        </draw:frame>
        <draw:line draw:style-name="gr5" draw:text-style-name="P4" draw:layer="layout" svg:x1="23.86cm" svg:y1="72.12cm" svg:x2="26.4cm" svg:y2="72.12cm">
          <text:p text:style-name="P7">rst_n</text:p>
        </draw:line>
        <draw:line draw:style-name="gr44" draw:text-style-name="P8" draw:layer="layout" svg:x1="23.86cm" svg:y1="22.59cm" svg:x2="29.956cm" svg:y2="22.59cm">
          <text:p/>
        </draw:line>
        <draw:frame draw:style-name="gr42" draw:text-style-name="P9" draw:layer="layout" svg:width="3.525cm" svg:height="0.962cm" svg:x="23.733cm" svg:y="21.755cm">
          <draw:text-box>
            <text:p>op1_addr1</text:p>
          </draw:text-box>
        </draw:frame>
        <draw:line draw:style-name="gr44" draw:text-style-name="P8" draw:layer="layout" svg:x1="23.86cm" svg:y1="23.86cm" svg:x2="29.956cm" svg:y2="23.86cm">
          <text:p/>
        </draw:line>
        <draw:frame draw:style-name="gr42" draw:text-style-name="P9" draw:layer="layout" svg:width="3.525cm" svg:height="0.962cm" svg:x="23.733cm" svg:y="23.025cm">
          <draw:text-box>
            <text:p>op2_addr1</text:p>
          </draw:text-box>
        </draw:frame>
        <draw:line draw:style-name="gr44" draw:text-style-name="P8" draw:layer="layout" svg:x1="23.86cm" svg:y1="40.443cm" svg:x2="29.956cm" svg:y2="40.443cm">
          <text:p/>
        </draw:line>
        <draw:frame draw:style-name="gr42" draw:text-style-name="P9" draw:layer="layout" svg:width="3.525cm" svg:height="0.962cm" svg:x="23.733cm" svg:y="39.608cm">
          <draw:text-box>
            <text:p>op1_addr2</text:p>
          </draw:text-box>
        </draw:frame>
        <draw:line draw:style-name="gr44" draw:text-style-name="P8" draw:layer="layout" svg:x1="23.86cm" svg:y1="41.713cm" svg:x2="29.956cm" svg:y2="41.713cm">
          <text:p/>
        </draw:line>
        <draw:frame draw:style-name="gr42" draw:text-style-name="P9" draw:layer="layout" svg:width="3.525cm" svg:height="0.962cm" svg:x="23.733cm" svg:y="40.878cm">
          <draw:text-box>
            <text:p>op2_addr2</text:p>
          </draw:text-box>
        </draw:frame>
        <draw:line draw:style-name="gr44" draw:text-style-name="P8" draw:layer="layout" svg:x1="23.86cm" svg:y1="57.007cm" svg:x2="29.956cm" svg:y2="57.007cm">
          <text:p/>
        </draw:line>
        <draw:frame draw:style-name="gr42" draw:text-style-name="P9" draw:layer="layout" svg:width="3.525cm" svg:height="0.962cm" svg:x="23.733cm" svg:y="56.172cm">
          <draw:text-box>
            <text:p>op1_addr3</text:p>
          </draw:text-box>
        </draw:frame>
        <draw:line draw:style-name="gr44" draw:text-style-name="P8" draw:layer="layout" svg:x1="23.86cm" svg:y1="58.277cm" svg:x2="29.956cm" svg:y2="58.277cm">
          <text:p/>
        </draw:line>
        <draw:frame draw:style-name="gr42" draw:text-style-name="P9" draw:layer="layout" svg:width="3.525cm" svg:height="0.962cm" svg:x="23.733cm" svg:y="57.442cm">
          <draw:text-box>
            <text:p>op2_addr3</text:p>
          </draw:text-box>
        </draw:frame>
      </draw:page>
      <draw:page draw:name="page2" draw:style-name="dp1" draw:master-page-name="Default">
        <draw:custom-shape draw:style-name="gr71" draw:text-style-name="P1" draw:layer="layout" svg:width="2.54cm" svg:height="5.207cm" svg:x="21.268cm" svg:y="7.35cm">
          <text:p text:style-name="P1">2-port</text:p>
          <text:p text:style-name="P1">ram</text:p>
          <draw:enhanced-geometry svg:viewBox="0 0 21600 21600" draw:type="rectangle" draw:enhanced-path="M 0 0 L 21600 0 21600 21600 0 21600 0 0 Z N"/>
        </draw:custom-shape>
        <draw:line draw:style-name="gr2" draw:text-style-name="P32" draw:layer="layout" svg:x1="17.458cm" svg:y1="7.985cm" svg:x2="21.268cm" svg:y2="7.985cm">
          <text:p text:style-name="P31"><text:span text:style-name="T1">addr1</text:span></text:p>
        </draw:line>
        <draw:line draw:style-name="gr5" draw:text-style-name="P4" draw:layer="layout" svg:x1="3.488cm" svg:y1="10.906cm" svg:x2="21.268cm" svg:y2="10.906cm">
          <text:p text:style-name="P2"><text:span text:style-name="T1">clk1</text:span></text:p>
        </draw:line>
        <draw:line draw:style-name="gr72" draw:text-style-name="P33" draw:layer="layout" svg:x1="16.188cm" svg:y1="8.747cm" svg:x2="21.268cm" svg:y2="8.747cm">
          <text:p text:style-name="P2"><text:span text:style-name="T1">addr2</text:span></text:p>
        </draw:line>
        <draw:line draw:style-name="gr5" draw:text-style-name="P4" draw:layer="layout" svg:x1="3.615cm" svg:y1="10.017cm" svg:x2="21.268cm" svg:y2="10.017cm">
          <text:p text:style-name="P5">we</text:p>
        </draw:line>
        <draw:line draw:style-name="gr5" draw:text-style-name="P4" draw:layer="layout" svg:x1="3.488cm" svg:y1="11.795cm" svg:x2="21.268cm" svg:y2="11.795cm">
          <text:p text:style-name="P5">clk2</text:p>
        </draw:line>
        <draw:line draw:style-name="gr12" draw:text-style-name="P4" draw:layer="layout" svg:x1="23.808cm" svg:y1="8.112cm" svg:x2="27.618cm" svg:y2="8.112cm">
          <text:p text:style-name="P7">data1</text:p>
        </draw:line>
        <draw:line draw:style-name="gr4" draw:text-style-name="P4" draw:layer="layout" svg:x1="23.808cm" svg:y1="9.382cm" svg:x2="27.618cm" svg:y2="9.382cm">
          <text:p text:style-name="P7">data2</text:p>
        </draw:line>
        <draw:line draw:style-name="gr4" draw:text-style-name="P4" draw:layer="layout" svg:x1="3.488cm" svg:y1="9.382cm" svg:x2="21.268cm" svg:y2="9.382cm">
          <text:p text:style-name="P5">w_data</text:p>
        </draw:line>
        <draw:line draw:style-name="gr14" draw:text-style-name="P4" draw:layer="layout" svg:x1="32.751cm" svg:y1="24.495cm" svg:x2="39.101cm" svg:y2="24.495cm">
          <text:p text:style-name="P7">1-bit control line</text:p>
        </draw:line>
        <draw:line draw:style-name="gr48" draw:text-style-name="P4" draw:layer="layout" svg:x1="32.751cm" svg:y1="25.765cm" svg:x2="39.101cm" svg:y2="25.765cm">
          <text:p text:style-name="P7">5-bit address line</text:p>
        </draw:line>
        <draw:line draw:style-name="gr49" draw:text-style-name="P4" draw:layer="layout" svg:x1="32.751cm" svg:y1="27.035cm" svg:x2="39.101cm" svg:y2="27.035cm">
          <text:p text:style-name="P7">32/64-bit data line</text:p>
        </draw:line>
        <draw:custom-shape draw:style-name="gr50" draw:text-style-name="P25" draw:layer="layout" svg:width="8.89cm" svg:height="5.08cm" svg:x="31.481cm" svg:y="22.59cm">
          <text:p text:style-name="P1">Legend</text:p>
          <draw:enhanced-geometry svg:viewBox="0 0 21600 21600" draw:type="rectangle" draw:enhanced-path="M 0 0 L 21600 0 21600 21600 0 21600 0 0 Z N"/>
        </draw:custom-shape>
        <draw:custom-shape draw:style-name="gr57" draw:text-style-name="P22" draw:layer="layout" svg:width="2.54cm" svg:height="2.54cm" draw:transform="rotate (1.5707963267949) translate (8.695cm 7.477cm)">
          <text:p/>
          <draw:enhanced-geometry svg:viewBox="0 0 21600 21600" draw:glue-points="?f6 10800 10800 21600 ?f5 10800 10800 0" draw:text-areas="?f3 ?f3 ?f4 ?f4" draw:type="trapezoid" draw:modifiers="2386.1453686696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73" draw:text-style-name="P8" draw:layer="layout" svg:x1="11.235cm" svg:y1="6.207cm" svg:x2="16.188cm" svg:y2="6.207cm">
          <text:p/>
        </draw:line>
        <draw:line draw:style-name="gr31" draw:text-style-name="P4" draw:layer="layout" svg:x1="3.615cm" svg:y1="6.842cm" svg:x2="8.695cm" svg:y2="6.842cm">
          <text:p text:style-name="P12">a4</text:p>
        </draw:line>
        <draw:line draw:style-name="gr31" draw:text-style-name="P4" draw:layer="layout" svg:x1="3.615cm" svg:y1="5.572cm" svg:x2="8.695cm" svg:y2="5.572cm">
          <text:p text:style-name="P12">a3</text:p>
        </draw:line>
        <draw:frame draw:style-name="gr55" draw:text-style-name="P9" draw:layer="layout" svg:width="2.034cm" svg:height="0.962cm" svg:x="8.568cm" svg:y="6.261cm">
          <draw:text-box>
            <text:p>sel=1</text:p>
          </draw:text-box>
        </draw:frame>
        <draw:frame draw:style-name="gr55" draw:text-style-name="P9" draw:layer="layout" svg:width="2.034cm" svg:height="0.962cm" svg:x="8.566cm" svg:y="5.064cm">
          <draw:text-box>
            <text:p>sel=0</text:p>
          </draw:text-box>
        </draw:frame>
        <draw:line draw:style-name="gr53" draw:text-style-name="P4" draw:layer="layout" svg:x1="9.965cm" svg:y1="8.366cm" svg:x2="9.965cm" svg:y2="7.35cm">
          <text:p/>
        </draw:line>
        <draw:line draw:style-name="gr34" draw:text-style-name="P8" draw:layer="layout" svg:x1="16.188cm" svg:y1="6.207cm" svg:x2="16.188cm" svg:y2="8.747cm">
          <text:p/>
        </draw:line>
        <draw:frame draw:style-name="gr59" draw:text-style-name="P9" draw:layer="layout" svg:width="5.751cm" svg:height="0.962cm" svg:x="21.031cm" svg:y="2.524cm">
          <draw:text-box>
            <text:p>4-port memory cell</text:p>
          </draw:text-box>
        </draw:frame>
        <draw:custom-shape draw:style-name="gr74" draw:text-style-name="P34" draw:layer="layout" svg:width="6.604cm" svg:height="2.032cm" svg:x="20.559cm" svg:y="1.889cm">
          <text:p/>
          <draw:enhanced-geometry svg:viewBox="0 0 21600 21600" draw:type="rectangle" draw:enhanced-path="M 0 0 L 21600 0 21600 21600 0 21600 0 0 Z N"/>
        </draw:custom-shape>
        <draw:frame draw:style-name="gr75" draw:text-style-name="P9" draw:layer="layout" svg:width="1.979cm" svg:height="0.962cm" svg:x="3.287cm" svg:y="10.96cm">
          <draw:text-box>
            <text:p>clk_n</text:p>
          </draw:text-box>
        </draw:frame>
        <draw:frame draw:style-name="gr76" draw:text-style-name="P9" draw:layer="layout" svg:width="1.277cm" svg:height="0.962cm" svg:x="3.354cm" svg:y="10.198cm">
          <draw:text-box>
            <text:p>clk</text:p>
          </draw:text-box>
        </draw:frame>
        <draw:custom-shape draw:style-name="gr57" draw:text-style-name="P22" draw:layer="layout" svg:width="2.54cm" svg:height="2.54cm" draw:transform="rotate (1.5707963267949) translate (8.695cm 3.848cm)">
          <text:p/>
          <draw:enhanced-geometry svg:viewBox="0 0 21600 21600" draw:glue-points="?f6 10800 10800 21600 ?f5 10800 10800 0" draw:text-areas="?f3 ?f3 ?f4 ?f4" draw:type="trapezoid" draw:modifiers="2386.1453686696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73" draw:text-style-name="P8" draw:layer="layout" svg:x1="11.235cm" svg:y1="2.578cm" svg:x2="17.458cm" svg:y2="2.578cm">
          <text:p/>
        </draw:line>
        <draw:line draw:style-name="gr31" draw:text-style-name="P4" draw:layer="layout" svg:x1="3.615cm" svg:y1="3.213cm" svg:x2="8.695cm" svg:y2="3.213cm">
          <text:p text:style-name="P12">a2</text:p>
        </draw:line>
        <draw:line draw:style-name="gr31" draw:text-style-name="P4" draw:layer="layout" svg:x1="3.615cm" svg:y1="1.943cm" svg:x2="8.695cm" svg:y2="1.943cm">
          <text:p text:style-name="P12">a1</text:p>
        </draw:line>
        <draw:frame draw:style-name="gr55" draw:text-style-name="P9" draw:layer="layout" svg:width="2.034cm" svg:height="0.962cm" svg:x="8.568cm" svg:y="2.632cm">
          <draw:text-box>
            <text:p>sel=1</text:p>
          </draw:text-box>
        </draw:frame>
        <draw:frame draw:style-name="gr55" draw:text-style-name="P9" draw:layer="layout" svg:width="2.034cm" svg:height="0.962cm" svg:x="8.566cm" svg:y="1.435cm">
          <draw:text-box>
            <text:p>sel=0</text:p>
          </draw:text-box>
        </draw:frame>
        <draw:line draw:style-name="gr53" draw:text-style-name="P4" draw:layer="layout" svg:x1="9.965cm" svg:y1="4.737cm" svg:x2="9.965cm" svg:y2="3.721cm">
          <text:p/>
        </draw:line>
        <draw:frame draw:style-name="gr54" draw:text-style-name="P9" draw:layer="layout" svg:width="1.311cm" svg:height="0.962cm" svg:x="3.287cm" svg:y="9.255cm">
          <draw:text-box>
            <text:p>we</text:p>
          </draw:text-box>
        </draw:frame>
        <draw:frame draw:style-name="gr77" draw:text-style-name="P9" draw:layer="layout" svg:width="2.542cm" svg:height="0.962cm" svg:x="3.354cm" svg:y="8.493cm">
          <draw:text-box>
            <text:p>w_data</text:p>
          </draw:text-box>
        </draw:frame>
        <draw:frame draw:style-name="gr76" draw:text-style-name="P9" draw:layer="layout" svg:width="1.277cm" svg:height="0.962cm" svg:x="9.838cm" svg:y="7.604cm">
          <draw:text-box>
            <text:p>clk</text:p>
          </draw:text-box>
        </draw:frame>
        <draw:frame draw:style-name="gr76" draw:text-style-name="P9" draw:layer="layout" svg:width="1.277cm" svg:height="0.962cm" svg:x="9.838cm" svg:y="3.975cm">
          <draw:text-box>
            <text:p>clk</text:p>
          </draw:text-box>
        </draw:frame>
        <draw:line draw:style-name="gr34" draw:text-style-name="P8" draw:layer="layout" svg:x1="17.458cm" svg:y1="2.524cm" svg:x2="17.458cm" svg:y2="7.985cm">
          <text:p/>
        </draw:line>
        <draw:line draw:style-name="gr7" draw:text-style-name="P8" draw:layer="layout" svg:x1="32.878cm" svg:y1="15.224cm" svg:x2="35.418cm" svg:y2="15.224cm">
          <text:p/>
        </draw:line>
        <draw:line draw:style-name="gr7" draw:text-style-name="P8" draw:layer="layout" svg:x1="35.418cm" svg:y1="15.224cm" svg:x2="35.545cm" svg:y2="16.494cm">
          <text:p/>
        </draw:line>
        <draw:line draw:style-name="gr7" draw:text-style-name="P8" draw:layer="layout" svg:x1="35.545cm" svg:y1="16.494cm" svg:x2="37.831cm" svg:y2="16.494cm">
          <text:p/>
        </draw:line>
        <draw:line draw:style-name="gr78" draw:text-style-name="P8" draw:layer="layout" svg:x1="37.831cm" svg:y1="16.494cm" svg:x2="37.958cm" svg:y2="15.224cm">
          <text:p/>
        </draw:line>
        <draw:line draw:style-name="gr7" draw:text-style-name="P8" draw:layer="layout" svg:x1="37.958cm" svg:y1="15.224cm" svg:x2="40.498cm" svg:y2="15.224cm">
          <text:p/>
        </draw:line>
        <draw:line draw:style-name="gr7" draw:text-style-name="P8" draw:layer="layout" svg:x1="32.878cm" svg:y1="19.034cm" svg:x2="35.418cm" svg:y2="19.034cm">
          <text:p/>
        </draw:line>
        <draw:line draw:style-name="gr78" draw:text-style-name="P8" draw:layer="layout" svg:x1="35.418cm" svg:y1="19.034cm" svg:x2="35.545cm" svg:y2="17.764cm">
          <text:p/>
        </draw:line>
        <draw:line draw:style-name="gr7" draw:text-style-name="P8" draw:layer="layout" svg:x1="35.545cm" svg:y1="17.764cm" svg:x2="37.831cm" svg:y2="17.764cm">
          <text:p/>
        </draw:line>
        <draw:line draw:style-name="gr7" draw:text-style-name="P8" draw:layer="layout" svg:x1="37.831cm" svg:y1="17.764cm" svg:x2="37.958cm" svg:y2="19.034cm">
          <text:p/>
        </draw:line>
        <draw:line draw:style-name="gr7" draw:text-style-name="P8" draw:layer="layout" svg:x1="37.958cm" svg:y1="19.034cm" svg:x2="40.498cm" svg:y2="19.034cm">
          <text:p/>
        </draw:line>
        <draw:frame draw:style-name="gr76" draw:text-style-name="P9" draw:layer="layout" svg:width="1.277cm" svg:height="0.962cm" svg:x="31.608cm" svg:y="15.405cm">
          <draw:text-box>
            <text:p>clk</text:p>
          </draw:text-box>
        </draw:frame>
        <draw:frame draw:style-name="gr79" draw:text-style-name="P9" draw:layer="layout" svg:width="2.674cm" svg:height="1.089cm" svg:x="31.601cm" svg:y="17.818cm">
          <draw:text-box>
            <text:p>clk_n</text:p>
          </draw:text-box>
        </draw:frame>
        <draw:line draw:style-name="gr80" draw:text-style-name="P8" draw:layer="layout" svg:x1="35.545cm" svg:y1="14.081cm" svg:x2="35.418cm" svg:y2="20.431cm">
          <text:p/>
        </draw:line>
        <draw:line draw:style-name="gr80" draw:text-style-name="P8" draw:layer="layout" svg:x1="37.958cm" svg:y1="13.827cm" svg:x2="37.831cm" svg:y2="20.177cm">
          <text:p/>
        </draw:line>
        <draw:frame draw:style-name="gr81" draw:text-style-name="P9" draw:layer="layout" svg:width="1.84cm" svg:height="0.962cm" svg:x="34.529cm" svg:y="20.231cm">
          <draw:text-box>
            <text:p>write</text:p>
          </draw:text-box>
        </draw:frame>
        <draw:frame draw:style-name="gr82" draw:text-style-name="P9" draw:layer="layout" svg:width="1.768cm" svg:height="0.962cm" svg:x="37.079cm" svg:y="20.177cm">
          <draw:text-box>
            <text:p>read</text:p>
          </draw:text-box>
        </draw:frame>
        <draw:custom-shape draw:style-name="gr71" draw:text-style-name="P1" draw:layer="layout" svg:width="2.54cm" svg:height="5.207cm" svg:x="21.321cm" svg:y="21.193cm">
          <text:p text:style-name="P1">2-port</text:p>
          <text:p text:style-name="P1">ram</text:p>
          <draw:enhanced-geometry svg:viewBox="0 0 21600 21600" draw:type="rectangle" draw:enhanced-path="M 0 0 L 21600 0 21600 21600 0 21600 0 0 Z N"/>
        </draw:custom-shape>
        <draw:line draw:style-name="gr2" draw:text-style-name="P32" draw:layer="layout" svg:x1="17.511cm" svg:y1="21.828cm" svg:x2="21.321cm" svg:y2="21.828cm">
          <text:p text:style-name="P31"><text:span text:style-name="T1">addr1</text:span></text:p>
        </draw:line>
        <draw:line draw:style-name="gr5" draw:text-style-name="P4" draw:layer="layout" svg:x1="3.541cm" svg:y1="24.749cm" svg:x2="21.321cm" svg:y2="24.749cm">
          <text:p text:style-name="P2"><text:span text:style-name="T1">clk1</text:span></text:p>
        </draw:line>
        <draw:line draw:style-name="gr83" draw:text-style-name="P33" draw:layer="layout" svg:x1="16.241cm" svg:y1="22.59cm" svg:x2="21.321cm" svg:y2="22.59cm">
          <text:p text:style-name="P2"><text:span text:style-name="T1">addr2</text:span></text:p>
        </draw:line>
        <draw:line draw:style-name="gr5" draw:text-style-name="P4" draw:layer="layout" svg:x1="3.668cm" svg:y1="23.86cm" svg:x2="21.321cm" svg:y2="23.86cm">
          <text:p text:style-name="P5">we</text:p>
        </draw:line>
        <draw:line draw:style-name="gr5" draw:text-style-name="P4" draw:layer="layout" svg:x1="3.541cm" svg:y1="25.638cm" svg:x2="21.321cm" svg:y2="25.638cm">
          <text:p text:style-name="P5">clk2</text:p>
        </draw:line>
        <draw:line draw:style-name="gr12" draw:text-style-name="P4" draw:layer="layout" svg:x1="23.861cm" svg:y1="21.955cm" svg:x2="27.671cm" svg:y2="21.955cm">
          <text:p text:style-name="P7">data1</text:p>
        </draw:line>
        <draw:line draw:style-name="gr4" draw:text-style-name="P4" draw:layer="layout" svg:x1="23.861cm" svg:y1="23.225cm" svg:x2="27.671cm" svg:y2="23.225cm">
          <text:p text:style-name="P7">data2</text:p>
        </draw:line>
        <draw:line draw:style-name="gr4" draw:text-style-name="P4" draw:layer="layout" svg:x1="3.541cm" svg:y1="23.225cm" svg:x2="21.321cm" svg:y2="23.225cm">
          <text:p text:style-name="P5">w_data</text:p>
        </draw:line>
        <draw:custom-shape draw:style-name="gr57" draw:text-style-name="P22" draw:layer="layout" svg:width="2.54cm" svg:height="2.54cm" draw:transform="rotate (1.5707963267949) translate (8.748cm 21.32cm)">
          <text:p/>
          <draw:enhanced-geometry svg:viewBox="0 0 21600 21600" draw:glue-points="?f6 10800 10800 21600 ?f5 10800 10800 0" draw:text-areas="?f3 ?f3 ?f4 ?f4" draw:type="trapezoid" draw:modifiers="2386.1453686696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73" draw:text-style-name="P8" draw:layer="layout" svg:x1="11.288cm" svg:y1="20.05cm" svg:x2="16.241cm" svg:y2="20.05cm">
          <text:p/>
        </draw:line>
        <draw:line draw:style-name="gr31" draw:text-style-name="P4" draw:layer="layout" svg:x1="3.668cm" svg:y1="20.685cm" svg:x2="8.748cm" svg:y2="20.685cm">
          <text:p text:style-name="P12">a4</text:p>
        </draw:line>
        <draw:line draw:style-name="gr31" draw:text-style-name="P4" draw:layer="layout" svg:x1="3.668cm" svg:y1="19.415cm" svg:x2="8.748cm" svg:y2="19.415cm">
          <text:p text:style-name="P12">a3</text:p>
        </draw:line>
        <draw:frame draw:style-name="gr55" draw:text-style-name="P9" draw:layer="layout" svg:width="2.034cm" svg:height="0.962cm" svg:x="8.621cm" svg:y="20.104cm">
          <draw:text-box>
            <text:p>sel=1</text:p>
          </draw:text-box>
        </draw:frame>
        <draw:frame draw:style-name="gr55" draw:text-style-name="P9" draw:layer="layout" svg:width="2.034cm" svg:height="0.962cm" svg:x="8.619cm" svg:y="18.907cm">
          <draw:text-box>
            <text:p>sel=0</text:p>
          </draw:text-box>
        </draw:frame>
        <draw:line draw:style-name="gr53" draw:text-style-name="P4" draw:layer="layout" svg:x1="10.018cm" svg:y1="22.209cm" svg:x2="10.018cm" svg:y2="21.193cm">
          <text:p/>
        </draw:line>
        <draw:line draw:style-name="gr34" draw:text-style-name="P8" draw:layer="layout" svg:x1="16.241cm" svg:y1="20.05cm" svg:x2="16.241cm" svg:y2="22.59cm">
          <text:p/>
        </draw:line>
        <draw:frame draw:style-name="gr75" draw:text-style-name="P9" draw:layer="layout" svg:width="1.979cm" svg:height="0.962cm" svg:x="3.34cm" svg:y="24.803cm">
          <draw:text-box>
            <text:p>clk_n</text:p>
          </draw:text-box>
        </draw:frame>
        <draw:frame draw:style-name="gr76" draw:text-style-name="P9" draw:layer="layout" svg:width="1.277cm" svg:height="0.962cm" svg:x="3.407cm" svg:y="24.041cm">
          <draw:text-box>
            <text:p>clk</text:p>
          </draw:text-box>
        </draw:frame>
        <draw:line draw:style-name="gr73" draw:text-style-name="P8" draw:layer="layout" svg:x1="3.721cm" svg:y1="18.113cm" svg:x2="17.564cm" svg:y2="18.113cm">
          <text:p/>
        </draw:line>
        <draw:frame draw:style-name="gr54" draw:text-style-name="P9" draw:layer="layout" svg:width="1.311cm" svg:height="0.962cm" svg:x="3.34cm" svg:y="23.098cm">
          <draw:text-box>
            <text:p>we</text:p>
          </draw:text-box>
        </draw:frame>
        <draw:frame draw:style-name="gr77" draw:text-style-name="P9" draw:layer="layout" svg:width="2.542cm" svg:height="0.962cm" svg:x="3.407cm" svg:y="22.336cm">
          <draw:text-box>
            <text:p>w_data</text:p>
          </draw:text-box>
        </draw:frame>
        <draw:frame draw:style-name="gr76" draw:text-style-name="P9" draw:layer="layout" svg:width="1.277cm" svg:height="0.962cm" svg:x="9.891cm" svg:y="21.447cm">
          <draw:text-box>
            <text:p>clk</text:p>
          </draw:text-box>
        </draw:frame>
        <draw:line draw:style-name="gr34" draw:text-style-name="P8" draw:layer="layout" svg:x1="17.564cm" svg:y1="18.145cm" svg:x2="17.536cm" svg:y2="21.829cm">
          <text:p/>
        </draw:line>
        <draw:frame draw:style-name="gr43" draw:text-style-name="P9" draw:layer="layout" svg:width="1.205cm" svg:height="0.962cm" svg:x="3.913cm" svg:y="17.31cm">
          <draw:text-box>
            <text:p>a1</text:p>
          </draw:text-box>
        </draw:frame>
        <draw:frame draw:style-name="gr59" draw:text-style-name="P9" draw:layer="layout" svg:width="5.751cm" svg:height="0.962cm" svg:x="21.031cm" svg:y="16.113cm">
          <draw:text-box>
            <text:p>3-port memory cell</text:p>
          </draw:text-box>
        </draw:frame>
        <draw:custom-shape draw:style-name="gr74" draw:text-style-name="P34" draw:layer="layout" svg:width="6.604cm" svg:height="2.032cm" svg:x="20.559cm" svg:y="15.47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8.897cm" fo:page-height="84.0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18:28:31.864040299</meta:creation-date>
    <dc:date>2021-04-04T16:41:43.619568855</dc:date>
    <meta:editing-duration>P2DT5H38M2S</meta:editing-duration>
    <meta:editing-cycles>64</meta:editing-cycles>
    <meta:generator>LibreOffice/6.4.6.2$Linux_X86_64 LibreOffice_project/40$Build-2</meta:generator>
    <meta:document-statistic meta:object-count="807"/>
  </office:meta>
</office:document-meta>
</file>